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84000000CB5B5D5D44.png" manifest:media-type="image/png"/>
  <manifest:file-entry manifest:full-path="Pictures/1000000000000138000000CE2DDFFDC8.png" manifest:media-type="image/png"/>
  <manifest:file-entry manifest:full-path="Pictures/10000201000000D8000000B7DF690FF5.png" manifest:media-type="image/png"/>
  <manifest:file-entry manifest:full-path="Pictures/1000020100000096000000639C07FD4A.png" manifest:media-type="image/png"/>
  <manifest:file-entry manifest:full-path="Pictures/1000020100000251000000A2296C0647.png" manifest:media-type="image/png"/>
  <manifest:file-entry manifest:full-path="Pictures/1000000000000372000003267D50EEF1.jpg" manifest:media-type="image/jpeg"/>
  <manifest:file-entry manifest:full-path="Pictures/10000201000002CD0000036E76073950.png" manifest:media-type="image/png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3/Pictures/100000000000029C000002B449EFBB49.png" manifest:media-type="image/png"/>
  <manifest:file-entry manifest:full-path="Object 3/Pictures/100000000000029C000002B4B2D4A695.png" manifest:media-type="image/png"/>
  <manifest:file-entry manifest:full-path="Object 3/Pictures/100000000000007E00000074CC645652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center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objectwithoutfill">
      <style:graphic-properties svg:stroke-width="0.05cm" svg:stroke-color="#000000" draw:marker-end="Arrow" draw:marker-end-width="0.35cm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svg:stroke-color="#00ff00" draw:fill="solid" draw:fill-color="#00ff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1cm" svg:stroke-color="#9966cc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dash" draw:stroke-dash="Fine_20_Dashed" svg:stroke-width="0.1cm" svg:stroke-color="#9966cc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fill="solid" draw:fill-color="#ff6309" draw:textarea-horizontal-align="justify" draw:textarea-vertical-align="middle" draw:auto-grow-height="false" fo:min-height="0cm" fo:min-width="0cm" fo:wrap-option="no-wrap"/>
    </style:style>
    <style:style style:name="gr15" style:family="graphic" style:parent-style-name="standard">
      <style:graphic-properties draw:ole-draw-aspect="1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fill="solid" draw:fill-color="#ffff00" draw:textarea-horizontal-align="justify" draw:textarea-vertical-align="middle" draw:auto-grow-height="false" draw:shadow="visib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standard">
      <style:graphic-properties draw:stroke="none" draw:fill="none" fo:min-height="0.594cm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pr1" style:family="presentation" style:parent-style-name="Заглавие1-title">
      <style:graphic-properties draw:stroke="none" draw:fill="none" draw:fill-color="#ffffff" draw:textarea-horizontal-align="center" draw:textarea-vertical-align="middle" draw:auto-grow-height="true" draw:auto-grow-width="false" fo:min-height="4.347cm" fo:min-width="0cm" fo:padding-top="0.127cm" fo:padding-bottom="0.127cm" fo:padding-left="0.254cm" fo:padding-right="0.254cm" fo:wrap-option="wrap"/>
    </style:style>
    <style:style style:name="pr2" style:family="presentation" style:parent-style-name="Заглавие1-subtitle">
      <style:graphic-properties draw:stroke="none" draw:fill="solid" draw:fill-color="#ffffff" draw:opacity="100%" draw:textarea-horizontal-align="center" draw:textarea-vertical-align="top" draw:auto-grow-height="true" draw:auto-grow-width="false" fo:min-height="2.027cm" fo:min-width="0cm" fo:padding-top="0.127cm" fo:padding-bottom="0.127cm" fo:padding-left="0.254cm" fo:padding-right="0.254cm" fo:wrap-option="wrap"/>
    </style:style>
    <style:style style:name="pr3" style:family="presentation" style:parent-style-name="Заглавие1-notes">
      <style:graphic-properties draw:stroke="none" draw:fill="none" draw:fill-color="#ffffff" draw:textarea-horizontal-align="justify" draw:textarea-vertical-align="top" draw:auto-grow-height="true" draw:auto-grow-width="false" fo:min-height="11.431cm" fo:min-width="0cm" fo:padding-top="0cm" fo:padding-bottom="0cm" fo:padding-left="0cm" fo:padding-right="0cm" fo:wrap-option="wrap"/>
    </style:style>
    <style:style style:name="pr4" style:family="presentation" style:parent-style-name="Заглавие2-outline1">
      <style:graphic-properties draw:stroke="none" draw:fill="solid" draw:fill-color="#ffffff" draw:opacity="100%" draw:textarea-horizontal-align="justify" draw:textarea-vertical-align="top" draw:auto-grow-height="true" draw:auto-grow-width="false" fo:min-height="6.348cm" fo:min-width="0cm" fo:padding-top="0.127cm" fo:padding-bottom="0.127cm" fo:padding-left="0.254cm" fo:padding-right="0.254cm" fo:wrap-option="wrap"/>
    </style:style>
    <style:style style:name="pr5" style:family="presentation" style:parent-style-name="Заглавие2-notes">
      <style:graphic-properties draw:stroke="none" draw:fill="none" draw:fill-color="#ffffff" draw:textarea-horizontal-align="justify" draw:textarea-vertical-align="top" draw:auto-grow-height="true" draw:auto-grow-width="false" fo:min-height="11.431cm" fo:min-width="0cm" fo:padding-top="0cm" fo:padding-bottom="0cm" fo:padding-left="0cm" fo:padding-right="0cm" fo:wrap-option="wrap"/>
    </style:style>
    <style:style style:name="pr6" style:family="presentation" style:parent-style-name="Заглавие2-title">
      <style:graphic-properties draw:stroke="none" draw:fill="none" draw:fill-color="#ffffff" draw:textarea-horizontal-align="center" draw:textarea-vertical-align="middle" draw:auto-grow-height="true" draw:auto-grow-width="false" fo:min-height="2.379cm" fo:min-width="0cm" fo:padding-top="0.127cm" fo:padding-bottom="0.127cm" fo:padding-left="0.254cm" fo:padding-right="0.254cm" fo:wrap-option="wrap"/>
    </style:style>
    <style:style style:name="pr7" style:family="presentation" style:parent-style-name="Заглавие2-title" style:list-style-name="L1">
      <style:graphic-properties draw:stroke="none" draw:fill="none" draw:fill-color="#ffffff" draw:textarea-horizontal-align="center" draw:textarea-vertical-align="middle" draw:auto-grow-height="true" draw:auto-grow-width="false" fo:min-height="1.715cm" fo:min-width="0cm" fo:padding-top="0.127cm" fo:padding-bottom="0.127cm" fo:padding-left="0.254cm" fo:padding-right="0.254cm" fo:wrap-option="wrap"/>
    </style:style>
    <style:style style:name="pr8" style:family="presentation" style:parent-style-name="Заглавие2-outline1">
      <style:graphic-properties draw:stroke="none" draw:fill="solid" draw:fill-color="#ffffff" draw:opacity="100%" draw:textarea-horizontal-align="justify" draw:textarea-vertical-align="top" draw:auto-grow-height="true" draw:auto-grow-width="false" fo:min-height="10.171cm" fo:min-width="0cm" fo:padding-top="0.127cm" fo:padding-bottom="0.127cm" fo:padding-left="0.254cm" fo:padding-right="0.254cm" fo:wrap-option="wrap"/>
    </style:style>
    <style:style style:name="pr9" style:family="presentation" style:parent-style-name="Заглавие2-outline1">
      <style:graphic-properties draw:stroke="none" draw:fill="solid" draw:fill-color="#ffffff" draw:opacity="100%" draw:textarea-horizontal-align="justify" draw:textarea-vertical-align="top" draw:auto-grow-height="true" draw:auto-grow-width="false" fo:min-height="10.361cm" fo:min-width="0cm" fo:padding-top="0.127cm" fo:padding-bottom="0.127cm" fo:padding-left="0.254cm" fo:padding-right="0.254cm" fo:wrap-option="wrap"/>
    </style:style>
    <style:style style:name="pr10" style:family="presentation" style:parent-style-name="Заглавие2-outline1">
      <style:graphic-properties draw:stroke="none" draw:fill="solid" draw:fill-color="#ffffff" draw:opacity="100%" draw:textarea-horizontal-align="justify" draw:textarea-vertical-align="top" draw:auto-grow-height="true" draw:auto-grow-width="false" fo:min-height="8.597cm" fo:min-width="0cm" fo:padding-top="0.127cm" fo:padding-bottom="0.127cm" fo:padding-left="0.254cm" fo:padding-right="0.254cm" fo:wrap-option="wrap"/>
    </style:style>
    <style:style style:name="pr11" style:family="presentation" style:parent-style-name="Заглавие2-outline1" style:list-style-name="L5">
      <style:graphic-properties draw:stroke="none" draw:fill="solid" draw:fill-color="#ffffff" draw:opacity="100%" draw:textarea-horizontal-align="justify" draw:textarea-vertical-align="top" draw:auto-grow-height="true" draw:auto-grow-width="false" fo:min-height="10.361cm" fo:min-width="0cm" fo:padding-top="0.127cm" fo:padding-bottom="0.127cm" fo:padding-left="0.254cm" fo:padding-right="0.254cm" fo:wrap-option="wrap"/>
    </style:style>
    <style:style style:name="pr12" style:family="presentation" style:parent-style-name="Заглавие2-outline1" style:list-style-name="L5">
      <style:graphic-properties draw:stroke="none" draw:fill="solid" draw:fill-color="#ffffff" draw:opacity="100%" draw:textarea-horizontal-align="justify" draw:textarea-vertical-align="top" draw:auto-grow-height="true" draw:auto-grow-width="false" fo:min-height="6.326cm" fo:min-width="0cm" fo:padding-top="0.127cm" fo:padding-bottom="0.127cm" fo:padding-left="0.254cm" fo:padding-right="0.254cm" fo:wrap-option="wrap"/>
    </style:style>
    <style:style style:name="pr13" style:family="presentation" style:parent-style-name="Заглавие2-outline1" style:list-style-name="L5">
      <style:graphic-properties draw:stroke="none" draw:fill="solid" draw:fill-color="#ffffff" draw:opacity="100%" draw:textarea-horizontal-align="justify" draw:textarea-vertical-align="top" draw:auto-grow-height="true" draw:auto-grow-width="false" fo:min-height="10.361cm" fo:min-width="0cm" fo:padding-top="0.127cm" fo:padding-bottom="0.127cm" fo:padding-left="0.254cm" fo:padding-right="0.254cm" fo:wrap-option="wrap"/>
    </style:style>
    <style:style style:name="pr14" style:family="presentation" style:parent-style-name="Заглавие2-title" style:list-style-name="L1">
      <style:graphic-properties draw:stroke="none" draw:fill="none" draw:fill-color="#ffffff" draw:textarea-horizontal-align="center" draw:textarea-vertical-align="middle" draw:auto-grow-height="true" draw:auto-grow-width="false" fo:min-height="0.937cm" fo:min-width="0cm" fo:padding-top="0.127cm" fo:padding-bottom="0.127cm" fo:padding-left="0.254cm" fo:padding-right="0.254cm" fo:wrap-option="wrap"/>
    </style:style>
    <style:style style:name="pr15" style:family="presentation" style:parent-style-name="Заглавие2-outline1" style:list-style-name="L5">
      <style:graphic-properties draw:stroke="none" draw:fill="solid" draw:fill-color="#ffffff" draw:opacity="100%" draw:textarea-horizontal-align="justify" draw:textarea-vertical-align="top" draw:auto-grow-height="true" draw:auto-grow-width="false" fo:min-height="7.77cm" fo:min-width="0cm" fo:padding-top="0.127cm" fo:padding-bottom="0.127cm" fo:padding-left="0.254cm" fo:padding-right="0.254cm" fo:wrap-option="wrap"/>
    </style:style>
    <style:style style:name="pr16" style:family="presentation" style:parent-style-name="Заглавие2-outline1" style:list-style-name="L5">
      <style:graphic-properties draw:stroke="none" draw:fill="solid" draw:fill-color="#ffffff" draw:opacity="100%" draw:textarea-horizontal-align="justify" draw:textarea-vertical-align="top" draw:auto-grow-height="true" draw:auto-grow-width="false" fo:min-height="10.361cm" fo:min-width="0cm" fo:padding-top="0.127cm" fo:padding-bottom="0.127cm" fo:padding-left="0.254cm" fo:padding-right="0.254cm" fo:wrap-option="wrap"/>
    </style:style>
    <style:style style:name="pr17" style:family="presentation" style:parent-style-name="Заглавие2-outline1" style:list-style-name="L5">
      <style:graphic-properties draw:stroke="none" draw:fill="solid" draw:fill-color="#ffffff" draw:opacity="100%" draw:textarea-horizontal-align="justify" draw:textarea-vertical-align="top" draw:auto-grow-height="true" draw:auto-grow-width="false" fo:min-height="10.361cm" fo:min-width="0cm" fo:padding-top="0.127cm" fo:padding-bottom="0.127cm" fo:padding-left="0.254cm" fo:padding-right="0.254cm" fo:wrap-option="wrap"/>
    </style:style>
    <style:style style:name="pr18" style:family="presentation" style:parent-style-name="Заглавие2-outline1" style:list-style-name="L5">
      <style:graphic-properties draw:stroke="none" draw:fill="solid" draw:fill-color="#ffffff" draw:opacity="100%" draw:textarea-horizontal-align="justify" draw:textarea-vertical-align="top" draw:auto-grow-height="true" draw:auto-grow-width="false" fo:min-height="10.361cm" fo:min-width="0cm" fo:padding-top="0.127cm" fo:padding-bottom="0.127cm" fo:padding-left="0.254cm" fo:padding-right="0.254cm" fo:wrap-option="wrap"/>
    </style:style>
    <style:style style:name="pr19" style:family="presentation" style:parent-style-name="Заглавие2-outline1" style:list-style-name="L5">
      <style:graphic-properties draw:stroke="none" draw:fill="solid" draw:fill-color="#ffffff" draw:opacity="100%" draw:textarea-horizontal-align="justify" draw:textarea-vertical-align="top" draw:auto-grow-height="true" draw:auto-grow-width="false" fo:min-height="10.361cm" fo:min-width="0cm" fo:padding-top="0.127cm" fo:padding-bottom="0.127cm" fo:padding-left="0.254cm" fo:padding-right="0.254cm" fo:wrap-option="wrap"/>
    </style:style>
    <style:style style:name="pr20" style:family="presentation" style:parent-style-name="Заглавие2-outline1" style:list-style-name="L5">
      <style:graphic-properties draw:stroke="none" draw:fill="solid" draw:fill-color="#ffffff" draw:opacity="100%" draw:textarea-horizontal-align="justify" draw:textarea-vertical-align="top" draw:auto-grow-height="true" draw:auto-grow-width="false" fo:min-height="10.361cm" fo:min-width="0cm" fo:padding-top="0.127cm" fo:padding-bottom="0.127cm" fo:padding-left="0.254cm" fo:padding-right="0.254cm" fo:wrap-option="wrap"/>
    </style:style>
    <style:style style:name="pr21" style:family="presentation" style:parent-style-name="Заглавие2-outline1" style:list-style-name="L5">
      <style:graphic-properties draw:stroke="none" draw:fill="solid" draw:fill-color="#ffffff" draw:opacity="100%" draw:textarea-horizontal-align="justify" draw:textarea-vertical-align="top" draw:auto-grow-height="true" draw:auto-grow-width="false" fo:min-height="10.361cm" fo:min-width="0cm" fo:padding-top="0.127cm" fo:padding-bottom="0.127cm" fo:padding-left="0.254cm" fo:padding-right="0.254cm" fo:wrap-option="wrap"/>
    </style:style>
    <style:style style:name="pr22" style:family="presentation" style:parent-style-name="Заглавие2-outline1" style:list-style-name="L5">
      <style:graphic-properties draw:stroke="none" draw:fill="solid" draw:fill-color="#ffffff" draw:opacity="100%" draw:textarea-horizontal-align="justify" draw:textarea-vertical-align="top" draw:auto-grow-height="true" draw:auto-grow-width="false" fo:min-height="10.361cm" fo:min-width="0cm" fo:padding-top="0.127cm" fo:padding-bottom="0.127cm" fo:padding-left="0.254cm" fo:padding-right="0.254cm" fo:wrap-option="wrap"/>
    </style:style>
    <style:style style:name="pr23" style:family="presentation" style:parent-style-name="Заглавие2-outline1" style:list-style-name="L5">
      <style:graphic-properties draw:stroke="none" draw:fill="solid" draw:fill-color="#ffffff" draw:opacity="100%" draw:textarea-horizontal-align="justify" draw:textarea-vertical-align="top" draw:auto-grow-height="true" draw:auto-grow-width="false" fo:min-height="8.316cm" fo:min-width="0cm" fo:padding-top="0.127cm" fo:padding-bottom="0.127cm" fo:padding-left="0.254cm" fo:padding-right="0.254cm" fo:wrap-option="wrap"/>
    </style:style>
    <style:style style:name="pr24" style:family="presentation" style:parent-style-name="Заглавие2-outline1">
      <style:graphic-properties draw:stroke="none" draw:fill="solid" draw:fill-color="#ffffff" draw:opacity="100%" draw:textarea-horizontal-align="justify" draw:textarea-vertical-align="top" draw:auto-grow-height="true" draw:auto-grow-width="false" fo:min-height="9.062cm" fo:min-width="0cm" fo:padding-top="0.127cm" fo:padding-bottom="0.127cm" fo:padding-left="0.254cm" fo:padding-right="0.254cm" fo:wrap-option="wrap"/>
    </style:style>
    <style:style style:name="pr25" style:family="presentation" style:parent-style-name="Заглавие2-outline1">
      <style:graphic-properties draw:stroke="none" draw:fill="solid" draw:fill-color="#ffffff" draw:opacity="100%" draw:textarea-horizontal-align="justify" draw:textarea-vertical-align="top" draw:auto-grow-height="true" draw:auto-grow-width="false" fo:min-height="6.122cm" fo:min-width="0cm" fo:padding-top="0.127cm" fo:padding-bottom="0.127cm" fo:padding-left="0.254cm" fo:padding-right="0.254cm" fo:wrap-option="wrap"/>
    </style:style>
    <style:style style:name="pr26" style:family="presentation" style:parent-style-name="Заглавие2-outline1">
      <style:graphic-properties draw:stroke="none" draw:fill="none" draw:fill-color="#ffffff" draw:textarea-horizontal-align="justify" draw:textarea-vertical-align="top" draw:auto-grow-height="true" draw:auto-grow-width="false" fo:min-height="0.951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line-height="100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indent="0cm" style:line-break="strict"/>
    </style:style>
    <style:style style:name="P4" style:family="paragraph">
      <style:paragraph-properties fo:margin-left="0cm" fo:margin-right="0cm" fo:margin-top="0.105cm" fo:margin-bottom="0cm" fo:line-height="100%" fo:text-indent="0cm" style:line-break="strict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cm" fo:margin-bottom="0.41cm" fo:line-height="90%" fo:text-indent="0cm" style:line-break="strict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text-indent="0cm" style:line-break="strict"/>
    </style:style>
    <style:style style:name="P12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13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15" style:family="paragraph">
      <style:text-properties fo:font-family="'DejaVu Sans'" style:font-family-generic="swiss" style:font-pitch="variable" fo:font-size="14pt" style:font-size-asian="14pt" style:font-size-complex="14pt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family="'DejaVu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fo:margin-left="0cm" fo:margin-right="0cm" fo:text-indent="0cm" style:line-break="strict" style:writing-mode="lr-tb" style:font-independent-line-spacing="true"/>
    </style:style>
    <style:style style:name="P19" style:family="paragraph">
      <style:paragraph-properties style:writing-mode="lr-tb" style:font-independent-line-spacing="true"/>
      <style:text-properties fo:font-family="'DejaVu Sans'" style:font-family-generic="swiss" style:font-pitch="variable" fo:font-size="26pt" style:font-size-asian="26pt" style:font-size-complex="26pt"/>
    </style:style>
    <style:style style:name="P20" style:family="paragraph">
      <style:paragraph-properties style:writing-mode="lr-tb" style:font-independent-line-spacing="true"/>
      <style:text-properties fo:font-family="'DejaVu Sans'" style:font-family-generic="swiss" style:font-pitch="variable" fo:font-size="22pt" style:font-size-asian="22pt" style:font-size-complex="22pt"/>
    </style:style>
    <style:style style:name="P21" style:family="paragraph">
      <style:paragraph-properties style:writing-mode="lr-tb" style:font-independent-line-spacing="true"/>
      <style:text-properties fo:font-family="'DejaVu Sans'" style:font-family-generic="swiss" style:font-pitch="variable" fo:font-size="18pt" style:font-size-asian="18pt" style:font-size-complex="18pt"/>
    </style:style>
    <style:style style:name="P22" style:family="paragraph">
      <style:paragraph-properties style:writing-mode="lr-tb" style:font-independent-line-spacing="true"/>
      <style:text-properties fo:font-family="'DejaVu Sans'" style:font-family-generic="swiss" style:font-pitch="variable" fo:font-size="24pt" style:font-size-asian="24pt" style:font-size-complex="24pt"/>
    </style:style>
    <style:style style:name="P23" style:family="paragraph">
      <style:paragraph-properties style:writing-mode="lr-tb" style:font-independent-line-spacing="true"/>
      <style:text-properties fo:font-family="'DejaVu Sans'" style:font-family-generic="swiss" style:font-pitch="variable" fo:font-size="20pt" style:font-size-asian="20pt" style:font-size-complex="20pt"/>
    </style:style>
    <style:style style:name="P24" style:family="paragraph">
      <style:paragraph-properties style:writing-mode="lr-tb" style:font-independent-line-spacing="true"/>
      <style:text-properties fo:font-size="34pt" style:font-size-asian="34pt" style:font-size-complex="34pt"/>
    </style:style>
    <style:style style:name="P25" style:family="paragraph">
      <style:paragraph-properties style:writing-mode="lr-tb" style:font-independent-line-spacing="true"/>
      <style:text-properties fo:font-family="'DejaVu Sans'" style:font-family-generic="swiss" style:font-pitch="variable" fo:font-size="32pt" style:font-size-asian="32pt" style:font-size-complex="32pt"/>
    </style:style>
    <style:style style:name="P26" style:family="paragraph">
      <style:text-properties fo:font-size="30pt" style:font-size-asian="30pt" style:font-size-complex="30pt"/>
    </style:style>
    <style:style style:name="P27" style:family="paragraph">
      <style:paragraph-properties style:writing-mode="lr-tb" style:font-independent-line-spacing="true"/>
      <style:text-properties fo:font-family="'DejaVu Sans'" style:font-family-generic="swiss" style:font-pitch="variable" fo:font-size="30pt" style:font-size-asian="30pt" style:font-size-complex="30pt"/>
    </style:style>
    <style:style style:name="P28" style:family="paragraph">
      <style:paragraph-properties style:writing-mode="lr-tb" style:font-independent-line-spacing="true"/>
      <style:text-properties fo:font-family="'DejaVu Sans'" style:font-family-generic="swiss" style:font-pitch="variable" fo:font-size="36pt" style:font-size-asian="36pt" style:font-size-complex="36pt"/>
    </style:style>
    <style:style style:name="P29" style:family="paragraph">
      <style:paragraph-properties fo:margin-left="0cm" fo:margin-right="0cm" fo:text-indent="0cm" style:line-break="strict" style:writing-mode="lr-tb" style:font-independent-line-spacing="true"/>
      <style:text-properties fo:font-size="34pt" style:font-size-asian="34pt" style:font-size-complex="34pt"/>
    </style:style>
    <style:style style:name="P30" style:family="paragraph">
      <style:text-properties fo:font-size="28pt" style:font-size-asian="28pt" style:font-size-complex="28pt"/>
    </style:style>
    <style:style style:name="P31" style:family="paragraph">
      <style:paragraph-properties style:writing-mode="lr-tb" style:font-independent-line-spacing="true"/>
      <style:text-properties fo:font-family="'DejaVu Sans'" style:font-family-generic="swiss" style:font-pitch="variable" fo:font-size="28pt" style:font-size-asian="28pt" style:font-size-complex="28pt"/>
    </style:style>
    <style:style style:name="P32" style:family="paragraph">
      <style:paragraph-properties fo:margin-left="0cm" fo:margin-right="0cm" fo:line-height="100%" fo:text-indent="0cm"/>
      <style:text-properties fo:font-size="18pt"/>
    </style:style>
    <style:style style:name="P33" style:family="paragraph">
      <style:paragraph-properties fo:margin-left="0cm" fo:margin-right="0cm" fo:line-height="100%" fo:text-align="center" fo:text-indent="0cm"/>
      <style:text-properties fo:font-size="18pt"/>
    </style:style>
    <style:style style:name="P34" style:family="paragraph">
      <style:paragraph-properties fo:margin-left="0cm" fo:margin-right="0cm" fo:text-indent="0cm"/>
      <style:text-properties fo:font-size="18pt"/>
    </style:style>
    <style:style style:name="P35" style:family="paragraph">
      <style:paragraph-properties fo:text-align="center"/>
      <style:text-properties fo:font-family="'DejaVu Sans'" style:font-family-generic="swiss" style:font-pitch="variable"/>
    </style:style>
    <style:style style:name="P36" style:family="paragraph">
      <style:text-properties fo:font-size="11pt" style:font-size-asian="11pt" style:font-size-complex="11pt"/>
    </style:style>
    <style:style style:name="P37" style:family="paragraph">
      <style:paragraph-properties style:writing-mode="lr-tb" style:font-independent-line-spacing="true"/>
      <style:text-properties fo:font-size="30pt" style:font-size-asian="30pt" style:font-size-complex="30pt"/>
    </style:style>
    <style:style style:name="P38" style:family="paragraph">
      <style:paragraph-properties style:writing-mode="lr-tb" style:font-independent-line-spacing="true"/>
      <style:text-properties fo:font-family="'DejaVu Sans'" style:font-family-generic="swiss" style:font-pitch="variable"/>
    </style:style>
    <style:style style:name="P39" style:family="paragraph">
      <style:paragraph-properties fo:margin-left="1.199cm" fo:margin-right="0cm" fo:margin-top="0.07cm" fo:margin-bottom="0cm" fo:line-height="100%" fo:text-indent="-0.9cm" style:line-break="strict"/>
    </style:style>
    <style:style style:name="T1" style:family="text">
      <style:text-properties fo:font-family="'DejaVu Sans'" style:font-family-generic="swiss" style:font-pitch="variable" fo:font-size="32pt" fo:language="ru" fo:country="RU" style:font-family-asian="'DejaVu Sans'" style:font-family-generic-asian="swiss" style:font-pitch-asian="variable" style:font-size-asian="32pt" style:font-family-complex="'DejaVu Sans'" style:font-family-generic-complex="swiss" style:font-pitch-complex="variable" style:font-size-complex="32pt"/>
    </style:style>
    <style:style style:name="T2" style:family="text">
      <style:text-properties fo:font-family="'DejaVu Sans'" style:font-family-generic="swiss" style:font-pitch="variable" fo:font-size="26pt" fo:language="ru" fo:country="RU" style:font-family-asian="'DejaVu Sans'" style:font-family-generic-asian="swiss" style:font-pitch-asian="variable" style:font-size-asian="26pt" style:font-family-complex="'DejaVu Sans'" style:font-family-generic-complex="swiss" style:font-pitch-complex="variable" style:font-size-complex="26pt"/>
    </style:style>
    <style:style style:name="T3" style:family="text">
      <style:text-properties fo:font-family="NewStandardOld" style:font-pitch="variable" fo:font-size="26pt" fo:language="ru" fo:country="RU" style:font-family-asian="'Microsoft YaHei'" style:font-family-generic-asian="swiss" style:font-pitch-asian="variable" style:font-size-asian="26pt" style:font-family-complex="'Microsoft YaHei'" style:font-family-generic-complex="swiss" style:font-pitch-complex="variable" style:font-size-complex="26pt"/>
    </style:style>
    <style:style style:name="T4" style:family="text">
      <style:text-properties fo:font-family="'Courier New'" style:font-family-generic="modern" style:font-pitch="fixed" fo:font-size="14pt" fo:language="en" fo:country="US" fo:font-weight="bold" style:font-family-asian="'Microsoft YaHei'" style:font-family-generic-asian="swiss" style:font-pitch-asian="variable" style:font-size-asian="14pt" style:font-weight-asian="bold" style:font-family-complex="'Microsoft YaHei'" style:font-family-generic-complex="swiss" style:font-pitch-complex="variable" style:font-size-complex="14pt" style:font-weight-complex="bold"/>
    </style:style>
    <style:style style:name="T5" style:family="text">
      <style:text-properties fo:color="#0000ff" fo:font-family="'Courier New'" style:font-family-generic="modern" style:font-pitch="fixed" fo:font-size="14pt" fo:language="en" fo:country="US" fo:font-weight="bold" style:font-family-asian="'Microsoft YaHei'" style:font-family-generic-asian="swiss" style:font-pitch-asian="variable" style:font-size-asian="14pt" style:font-weight-asian="bold" style:font-family-complex="'Microsoft YaHei'" style:font-family-generic-complex="swiss" style:font-pitch-complex="variable" style:font-size-complex="14pt" style:font-weight-complex="bold"/>
    </style:style>
    <style:style style:name="T6" style:family="text">
      <style:text-properties fo:color="#000000" fo:font-family="Arial" style:font-pitch="variable" fo:font-size="12pt" fo:language="ru" fo:country="RU" style:font-family-asian="'Microsoft YaHei'" style:font-family-generic-asian="swiss" style:font-pitch-asian="variable" style:font-size-asian="12pt" style:font-family-complex="'Microsoft YaHei'" style:font-family-generic-complex="swiss" style:font-pitch-complex="variable" style:font-size-complex="12pt"/>
    </style:style>
    <style:style style:name="T7" style:family="text">
      <style:text-properties fo:color="#000000" fo:font-size="12pt" fo:language="ru" fo:country="RU" style:font-family-asian="'Arial Unicode MS'" style:font-family-generic-asian="swiss" style:font-pitch-asian="variable" style:font-size-asian="12pt" style:font-family-complex="'Arial Unicode MS'" style:font-family-generic-complex="swiss" style:font-pitch-complex="variable" style:font-size-complex="12pt"/>
    </style:style>
    <style:style style:name="T8" style:family="text">
      <style:text-properties fo:color="#000000" fo:font-family="Arial" style:font-pitch="variable" fo:font-size="12pt" fo:language="ru" fo:country="RU" style:font-family-asian="'WenQuanYi Zen Hei'" style:font-pitch-asian="variable" style:font-size-asian="12pt" style:font-family-complex="'WenQuanYi Zen Hei'" style:font-pitch-complex="variable" style:font-size-complex="12pt"/>
    </style:style>
    <style:style style:name="T9" style:family="text">
      <style:text-properties fo:color="#000000" fo:font-size="14pt" fo:language="ru" fo:country="RU" style:font-family-asian="'WenQuanYi Zen Hei'" style:font-pitch-asian="variable" style:font-size-asian="14pt" style:font-family-complex="'WenQuanYi Zen Hei'" style:font-pitch-complex="variable" style:font-size-complex="14pt"/>
    </style:style>
    <style:style style:name="T10" style:family="text">
      <style:text-properties fo:font-family="'DejaVu Sans'" style:font-family-generic="swiss" style:font-pitch="variable" fo:font-size="30pt" fo:language="en" fo:country="US" style:font-family-asian="'DejaVu Sans'" style:font-family-generic-asian="swiss" style:font-pitch-asian="variable" style:font-size-asian="30pt" style:font-family-complex="'DejaVu Sans'" style:font-family-generic-complex="swiss" style:font-pitch-complex="variable" style:font-size-complex="30pt"/>
    </style:style>
    <style:style style:name="T11" style:family="text">
      <style:text-properties fo:color="#cccccc" fo:font-family="'DejaVu Sans'" style:font-family-generic="swiss" style:font-pitch="variable" fo:font-size="30pt" fo:language="ru" fo:country="RU" style:font-family-asian="'DejaVu Sans'" style:font-family-generic-asian="swiss" style:font-pitch-asian="variable" style:font-size-asian="30pt" style:font-family-complex="'DejaVu Sans'" style:font-family-generic-complex="swiss" style:font-pitch-complex="variable" style:font-size-complex="30pt"/>
    </style:style>
    <style:style style:name="T12" style:family="text">
      <style:text-properties fo:font-family="'DejaVu Sans'" style:font-family-generic="swiss" style:font-pitch="variable" fo:font-size="30pt" fo:language="ru" fo:country="RU" style:font-family-asian="'DejaVu Sans'" style:font-family-generic-asian="swiss" style:font-pitch-asian="variable" style:font-size-asian="30pt" style:font-family-complex="'DejaVu Sans'" style:font-family-generic-complex="swiss" style:font-pitch-complex="variable" style:font-size-complex="30pt"/>
    </style:style>
    <style:style style:name="T13" style:family="text">
      <style:text-properties style:use-window-font-color="true" fo:font-family="'DejaVu Sans'" style:font-family-generic="swiss" style:font-pitch="variable" fo:font-size="28pt" fo:language="ru" fo:country="RU" style:font-family-asian="'DejaVu Sans'" style:font-family-generic-asian="swiss" style:font-pitch-asian="variable" style:font-size-asian="28pt" style:font-family-complex="'DejaVu Sans'" style:font-family-generic-complex="swiss" style:font-pitch-complex="variable" style:font-size-complex="28pt"/>
    </style:style>
    <style:style style:name="T14" style:family="text">
      <style:text-properties style:use-window-font-color="true" fo:font-family="'DejaVu Sans'" style:font-family-generic="swiss" style:font-pitch="variable" fo:font-size="28pt" fo:language="ru" fo:country="RU" style:font-size-asian="28pt" style:font-size-complex="28pt"/>
    </style:style>
    <style:style style:name="T15" style:family="text">
      <style:text-properties fo:language="ru" fo:country="RU"/>
    </style:style>
    <style:style style:name="T16" style:family="text">
      <style:text-properties fo:font-family="'DejaVu Sans'" style:font-family-generic="swiss" style:font-pitch="variable" fo:font-size="14pt" style:font-size-asian="14pt" style:font-size-complex="14pt"/>
    </style:style>
    <style:style style:name="T17" style:family="text">
      <style:text-properties fo:font-family="'DejaVu Sans'" style:font-family-generic="swiss" style:font-pitch="variable" fo:font-size="14pt" fo:language="ru" fo:country="RU" fo:font-weight="bold" style:font-size-asian="14pt" style:font-weight-asian="bold" style:font-size-complex="14pt" style:font-weight-complex="bold"/>
    </style:style>
    <style:style style:name="T18" style:family="text">
      <style:text-properties fo:font-family="'DejaVu Sans'" style:font-family-generic="swiss" style:font-pitch="variable" fo:font-size="26pt" fo:language="ru" fo:country="RU" style:font-size-asian="26pt" style:font-size-complex="26pt"/>
    </style:style>
    <style:style style:name="T19" style:family="text">
      <style:text-properties fo:font-size="40pt" fo:language="ru" fo:country="RU" style:font-size-asian="40pt" style:font-size-complex="40pt"/>
    </style:style>
    <style:style style:name="T20" style:family="text">
      <style:text-properties fo:font-family="'DejaVu Sans'" style:font-family-generic="swiss" style:font-pitch="variable" fo:font-size="22pt" fo:language="ru" fo:country="RU" style:font-size-asian="22pt" style:font-size-complex="22pt"/>
    </style:style>
    <style:style style:name="T21" style:family="text">
      <style:text-properties fo:color="#00ff00" fo:font-family="'DejaVu Sans'" style:font-family-generic="swiss" style:font-pitch="variable" fo:font-size="26pt" fo:language="ru" fo:country="RU" fo:font-weight="bold" style:font-size-asian="26pt" style:font-weight-asian="bold" style:font-size-complex="26pt" style:font-weight-complex="bold"/>
    </style:style>
    <style:style style:name="T22" style:family="text">
      <style:text-properties fo:color="#ff0000" fo:font-family="'DejaVu Sans'" style:font-family-generic="swiss" style:font-pitch="variable" fo:font-size="26pt" fo:language="ru" fo:country="RU" fo:font-weight="bold" style:font-size-asian="26pt" style:font-weight-asian="bold" style:font-size-complex="26pt" style:font-weight-complex="bold"/>
    </style:style>
    <style:style style:name="T23" style:family="text">
      <style:text-properties fo:font-family="'DejaVu Sans'" style:font-family-generic="swiss" style:font-pitch="variable" fo:font-size="18pt" fo:language="ru" fo:country="RU" style:font-size-asian="18pt" style:font-size-complex="18pt"/>
    </style:style>
    <style:style style:name="T24" style:family="text">
      <style:text-properties fo:font-family="'DejaVu Sans'" style:font-family-generic="swiss" style:font-pitch="variable" fo:font-size="24pt" fo:language="ru" fo:country="RU" style:font-size-asian="24pt" style:font-size-complex="24pt"/>
    </style:style>
    <style:style style:name="T25" style:family="text">
      <style:text-properties fo:font-family="'DejaVu Sans'" style:font-family-generic="swiss" style:font-pitch="variable" fo:font-size="20pt" fo:language="ru" fo:country="RU" style:font-size-asian="20pt" style:font-size-complex="20pt"/>
    </style:style>
    <style:style style:name="T26" style:family="text">
      <style:text-properties fo:font-family="'DejaVu Sans'" style:font-family-generic="swiss" style:font-pitch="variable" fo:font-size="24pt" fo:language="ru" fo:country="RU" style:text-underline-style="solid" style:text-underline-width="auto" style:text-underline-color="font-color" style:font-size-asian="24pt" style:font-size-complex="24pt"/>
    </style:style>
    <style:style style:name="T27" style:family="text">
      <style:text-properties fo:font-family="'Courier New'" style:font-family-generic="modern" style:font-pitch="fixed" fo:font-size="16pt" fo:language="ru" fo:country="RU" fo:font-weight="bold" style:font-size-asian="16pt" style:font-weight-asian="bold" style:font-size-complex="16pt" style:font-weight-complex="bold"/>
    </style:style>
    <style:style style:name="T28" style:family="text">
      <style:text-properties fo:font-size="34pt" fo:language="ru" fo:country="RU" style:font-size-asian="34pt" style:font-size-complex="34pt"/>
    </style:style>
    <style:style style:name="T29" style:family="text">
      <style:text-properties fo:font-family="'DejaVu Sans'" style:font-family-generic="swiss" style:font-pitch="variable" fo:font-size="32pt" fo:language="ru" fo:country="RU" style:font-size-asian="32pt" style:font-size-complex="32pt"/>
    </style:style>
    <style:style style:name="T30" style:family="text">
      <style:text-properties fo:font-family="'DejaVu Sans'" style:font-family-generic="swiss" style:font-pitch="variable" fo:font-size="30pt" fo:language="ru" fo:country="RU" style:font-size-asian="30pt" style:font-size-complex="30pt"/>
    </style:style>
    <style:style style:name="T31" style:family="text">
      <style:text-properties fo:font-family="'DejaVu Sans'" style:font-family-generic="swiss" style:font-pitch="variable" fo:font-size="28pt" fo:language="ru" fo:country="RU" style:font-size-asian="28pt" style:font-size-complex="28pt"/>
    </style:style>
    <style:style style:name="T32" style:family="text">
      <style:text-properties fo:font-size="30pt" fo:language="en" fo:country="US" style:font-size-asian="30pt" style:font-size-complex="30pt"/>
    </style:style>
    <style:style style:name="T33" style:family="text">
      <style:text-properties fo:font-size="30pt" fo:language="ru" fo:country="RU" style:font-size-asian="30pt" style:font-size-complex="30pt"/>
    </style:style>
    <style:style style:name="T34" style:family="text">
      <style:text-properties fo:font-family="'DejaVu Sans'" style:font-family-generic="swiss" style:font-pitch="variable" fo:font-size="30pt" fo:language="ru" fo:country="RU" fo:font-weight="bold" style:font-size-asian="30pt" style:font-weight-asian="bold" style:font-size-complex="30pt" style:font-weight-complex="bold"/>
    </style:style>
    <style:style style:name="T35" style:family="text">
      <style:text-properties fo:font-family="'DejaVu Sans'" style:font-family-generic="swiss" style:font-pitch="variable"/>
    </style:style>
    <style:style style:name="T36" style:family="text">
      <style:text-properties fo:font-family="'DejaVu Sans'" style:font-family-generic="swiss" style:font-pitch="variable" fo:font-style="italic" style:font-style-asian="italic" style:font-style-complex="italic"/>
    </style:style>
    <style:style style:name="T37" style:family="text">
      <style:text-properties fo:font-family="'DejaVu Sans'" style:font-family-generic="swiss" style:font-pitch="variable" fo:language="ru" fo:country="RU"/>
    </style:style>
    <style:style style:name="T38" style:family="text">
      <style:text-properties fo:font-family="'DejaVu Sans'" style:font-family-generic="swiss" style:font-pitch="variable" fo:font-size="14pt" fo:language="ru" fo:country="RU" style:font-size-asian="14pt" style:font-size-complex="14pt"/>
    </style:style>
    <style:style style:name="T39" style:family="text">
      <style:text-properties fo:font-family="'DejaVu Sans'" style:font-family-generic="swiss" style:font-pitch="variable" fo:font-size="11pt" fo:language="ru" fo:country="RU" style:font-size-asian="11pt" style:font-size-complex="11pt"/>
    </style:style>
    <style:style style:name="T40" style:family="text">
      <style:text-properties fo:font-family="'DejaVu Sans'" style:font-family-generic="swiss" style:font-pitch="variable" fo:font-size="11pt" style:font-size-asian="11pt" style:font-size-complex="11pt"/>
    </style:style>
    <style:style style:name="T41" style:family="text">
      <style:text-properties fo:font-family="'DejaVu Sans'" style:font-family-generic="swiss" style:font-pitch="variable" fo:font-size="36pt" fo:language="ru" fo:country="RU" style:font-size-asian="36pt" style:font-size-complex="36pt"/>
    </style:style>
    <style:style style:name="T42" style:family="text">
      <style:text-properties fo:font-size="34pt" fo:language="en" fo:country="US" style:font-size-asian="34pt" style:font-size-complex="34pt"/>
    </style:style>
    <style:style style:name="T43" style:family="text">
      <style:text-properties fo:font-family="'DejaVu Sans'" style:font-style-name="Book" style:font-family-generic="swiss" fo:font-size="30pt" fo:language="ru" fo:country="RU" style:font-family-asian="'DejaVu Sans'" style:font-style-name-asian="Book" style:font-family-generic-asian="swiss" style:font-size-asian="30pt" style:font-family-complex="'DejaVu Sans'" style:font-style-name-complex="Book" style:font-family-generic-complex="swiss" style:font-size-complex="30pt"/>
    </style:style>
    <style:style style:name="T44" style:family="text">
      <style:text-properties fo:font-family="'DejaVu Sans'" style:font-family-generic="swiss" style:font-pitch="variable" fo:font-size="30pt" fo:language="ru" fo:country="RU" style:font-family-asian="'DejaVu Sans'" style:font-style-name-asian="Book" style:font-family-generic-asian="swiss" style:font-size-asian="30pt" style:font-family-complex="'DejaVu Sans'" style:font-style-name-complex="Book" style:font-family-generic-complex="swiss" style:font-size-complex="30pt"/>
    </style:style>
    <style:style style:name="T45" style:family="text">
      <style:text-properties fo:font-family="'Courier New'" style:font-family-generic="modern" style:font-pitch="fixed" fo:font-size="25pt" style:text-underline-style="solid" style:text-underline-width="auto" style:text-underline-color="font-color" fo:font-weight="bold" style:font-size-asian="25pt" style:font-weight-asian="bold" style:font-size-complex="25pt" style:font-weight-complex="bold"/>
    </style:style>
    <style:style style:name="T46" style:family="text">
      <style:text-properties fo:font-family="'Courier New'" style:font-family-generic="modern" style:font-pitch="fixed" fo:font-size="25pt" fo:font-weight="bold" style:font-size-asian="25pt" style:font-weight-asian="bold" style:font-size-complex="25pt" style:font-weight-complex="bold"/>
    </style:style>
    <style:style style:name="T47" style:family="text">
      <style:text-properties fo:font-family="'DejaVu Sans'" style:font-family-generic="swiss" style:font-pitch="variable" fo:font-size="30pt" style:font-size-asian="30pt" style:font-size-complex="30pt"/>
    </style:style>
    <style:style style:name="T48" style:family="text">
      <style:text-properties fo:font-family="'DejaVu Sans'" style:font-family-generic="swiss" style:font-pitch="variable" fo:font-size="30pt" style:text-underline-style="solid" style:text-underline-width="auto" style:text-underline-color="font-color" style:font-size-asian="30pt" style:font-size-complex="30pt"/>
    </style:style>
    <style:style style:name="T49" style:family="text">
      <style:text-properties fo:font-family="'Courier New'" style:font-family-generic="modern" style:font-pitch="fixed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0" style:family="text">
      <style:text-properties fo:font-family="'DejaVu Sans'" style:font-family-generic="swiss" style:font-pitch="variable" fo:font-size="30pt" style:text-underline-style="none" fo:font-weight="normal" style:font-size-asian="30pt" style:font-weight-asian="normal" style:font-size-complex="30pt" style:font-weight-complex="normal"/>
    </style:style>
    <style:style style:name="T51" style:family="text">
      <style:text-properties fo:font-family="'DejaVu Sans'" style:font-family-generic="swiss" style:font-pitch="variable" fo:language="ru" fo:country="RU" fo:font-weight="bold" style:font-weight-asian="bold" style:font-weight-complex="bold"/>
    </style:style>
    <style:style style:name="T52" style:family="text">
      <style:text-properties fo:color="#000000" fo:font-family="'DejaVu Sans'" style:font-family-generic="swiss" style:font-pitch="variable" fo:language="ru" fo:country="RU" style:font-family-asian="'DejaVu Sans'" style:font-family-generic-asian="swiss" style:font-pitch-asian="variable" style:font-family-complex="'DejaVu Sans'" style:font-family-generic-complex="swiss" style:font-pitch-complex="variable"/>
    </style:style>
    <style:style style:name="T53" style:family="text">
      <style:text-properties fo:color="#0000ff" fo:font-family="'Courier New'" style:font-family-generic="modern" style:font-pitch="fixed" fo:font-size="20pt" fo:language="en" fo:country="US" style:text-underline-style="solid" style:text-underline-width="auto" style:text-underline-color="font-color" fo:font-weight="bold" style:font-family-asian="'Microsoft YaHei'" style:font-family-generic-asian="swiss" style:font-pitch-asian="variable" style:font-size-asian="20pt" style:font-weight-asian="bold" style:font-family-complex="'Microsoft YaHei'" style:font-family-generic-complex="swiss" style:font-pitch-complex="variable" style:font-size-complex="20pt" style:font-weight-complex="bold"/>
    </style:style>
    <style:style style:name="T54" style:family="text">
      <style:text-properties fo:font-family="'DejaVu Sans'" style:font-family-generic="swiss" style:font-pitch="variable" fo:font-size="9pt" fo:language="ru" fo:country="RU" style:font-family-asian="'DejaVu Sans'" style:font-family-generic-asian="swiss" style:font-pitch-asian="variable" style:font-size-asian="9pt" style:font-family-complex="'DejaVu Sans'" style:font-family-generic-complex="swiss" style:font-pitch-complex="variable" style:font-size-complex="9pt"/>
    </style:style>
    <text:list-style style:name="L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1.499cm" text:min-label-width="0.899cm"/>
        <style:text-properties fo:font-family="StarSymbol" style:font-pitch="variable" fo:color="#000000" fo:font-size="45%"/>
      </text:list-level-style-bullet>
      <text:list-level-style-bullet text:level="3" text:bullet-char="–">
        <style:list-level-properties text:space-before="2.8cm" text:min-label-width="0.798cm"/>
        <style:text-properties fo:font-family="StarSymbol" style:font-pitch="variable" fo:color="#000000" fo:font-size="75%"/>
      </text:list-level-style-bullet>
      <text:list-level-style-bullet text:level="4" text:bullet-char="●">
        <style:list-level-properties text:space-before="4.198cm" text:min-label-width="0.599cm"/>
        <style:text-properties fo:font-family="StarSymbol" style:font-pitch="variable" fo:color="#000000" fo:font-size="45%"/>
      </text:list-level-style-bullet>
      <text:list-level-style-bullet text:level="5" text:bullet-char="–">
        <style:list-level-properties text:space-before="5.397cm" text:min-label-width="0.6cm"/>
        <style:text-properties fo:font-family="StarSymbol" style:font-pitch="variable" fo:color="#000000" fo:font-size="75%"/>
      </text:list-level-style-bullet>
      <text:list-level-style-bullet text:level="6" text:bullet-char="–">
        <style:list-level-properties text:space-before="5.397cm" text:min-label-width="0.6cm"/>
        <style:text-properties fo:font-family="StarSymbol" style:font-pitch="variable" fo:color="#000000" fo:font-size="75%"/>
      </text:list-level-style-bullet>
      <text:list-level-style-bullet text:level="7" text:bullet-char="–">
        <style:list-level-properties text:space-before="5.397cm" text:min-label-width="0.6cm"/>
        <style:text-properties fo:font-family="StarSymbol" style:font-pitch="variable" fo:color="#000000" fo:font-size="75%"/>
      </text:list-level-style-bullet>
      <text:list-level-style-bullet text:level="8" text:bullet-char="–">
        <style:list-level-properties text:space-before="5.397cm" text:min-label-width="0.6cm"/>
        <style:text-properties fo:font-family="StarSymbol" style:font-pitch="variable" fo:color="#000000" fo:font-size="75%"/>
      </text:list-level-style-bullet>
      <text:list-level-style-bullet text:level="9" text:bullet-char="–">
        <style:list-level-properties text:space-before="5.397cm" text:min-label-width="0.6cm"/>
        <style:text-properties fo:font-family="StarSymbol" style:font-pitch="variable" fo:color="#000000" fo:font-size="75%"/>
      </text:list-level-style-bullet>
      <text:list-level-style-bullet text:level="10" text:bullet-char="–">
        <style:list-level-properties text:space-before="5.397cm" text:min-label-width="0.6cm"/>
        <style:text-properties fo:font-family="StarSymbol" style:font-pitch="variable" fo:color="#000000" fo:font-size="7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99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499cm" text:min-label-width="0.89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79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198cm" text:min-label-width="0.599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Параллельная симуляция " draw:style-name="dp1" draw:master-page-name="Заглавие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601cm" svg:x="1.905cm" svg:y="4.299cm" presentation:class="title" presentation:user-transformed="true">
          <draw:text-box>
            <text:list text:style-name="L1">
              <text:list-header>
                <text:p text:style-name="P1"><text:span text:style-name="T1">Параллельная симуляция</text:span><text:span text:style-name="T1"><text:line-break/></text:span><text:span text:style-name="T2">часть 2</text:span></text:p>
              </text:list-header>
            </text:list>
          </draw:text-box>
        </draw:frame>
        <draw:frame presentation:style-name="pr2" draw:text-style-name="P2" draw:layer="layout" svg:width="11.218cm" svg:height="2.281cm" svg:x="13.754cm" svg:y="11.236cm">
          <draw:text-box>
            <text:list text:style-name="L1">
              <text:list-header>
                <text:p text:style-name="P3"><text:span text:style-name="T3">Григорий Речистов</text:span></text:p>
                <text:p text:style-name="P4"><text:span text:style-name="T4"><text:s/></text:span><text:span text:style-name="T5"><text:a xlink:href="mailto:grigory.rechistov@phystech.edu">grigory.rechistov@phystech.edu</text:a></text:span></text:p>
              </text:list-header>
            </text:list>
          </draw:text-box>
        </draw:frame>
        <draw:custom-shape draw:name="Footer Placeholder 3" draw:style-name="gr1" draw:text-style-name="P2" draw:layer="layout" svg:width="23.918cm" svg:height="0.842cm" svg:x="0.847cm" svg:y="2.981cm">
          <text:list text:style-name="L2">
            <text:list-header>
              <text:p text:style-name="P5"><text:span text:style-name="T6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Date Placeholder 2" draw:style-name="gr2" draw:text-style-name="P2" draw:layer="layout" svg:width="8.255cm" svg:height="1.27cm" svg:x="10.791cm" svg:y="0cm">
            <text:list text:style-name="L2">
              <text:list-header>
                <text:p text:style-name="P6"><text:span text:style-name="T7"><text:date style:data-style-name="D3" text:date-value="2012-11-12">12.11.1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5.31cm" svg:height="9.525cm" svg:x="1.87cm" svg:y="1.905cm" draw:page-number="1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owerPoint Presentation" draw:style-name="dp1" draw:master-page-name="Заглавие2" presentation:use-date-time-name="dtd1">
        <office:forms form:automatic-focus="false" form:apply-design-mode="false"/>
        <draw:custom-shape draw:name="Date Placeholder 2" draw:style-name="gr2" draw:text-style-name="P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2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2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9.462cm" svg:x="1.142cm" svg:y="3.004cm" presentation:class="outline" presentation:user-transformed="true">
          <draw:text-box>
            <text:list text:style-name="L3">
              <text:list-item>
                <text:p text:style-name="P9"><text:span text:style-name="T10">Parallel Discrete event simulation</text:span></text:p>
              </text:list-item>
              <text:list-item>
                <text:p text:style-name="P9"><text:span text:style-name="T11">Консервативные модели</text:span></text:p>
              </text:list-item>
              <text:list-item>
                <text:p text:style-name="P9"><text:span text:style-name="T12">Оптимистические модели</text:span></text:p>
              </text:list-item>
              <text:list-item>
                <text:p text:style-name="P10"><text:span text:style-name="T13">Детерминированность симуляции</text:span></text:p>
              </text:list-item>
              <text:list-item>
                <text:p text:style-name="P10"><text:span text:style-name="T14">Что ещё можно распараллелить?</text:span></text:p>
              </text:list-item>
              <text:list-item>
                <text:p text:style-name="P10"><text:span text:style-name="T14">The state of the art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2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Заглавие2" presentation:use-date-time-name="dtd1">
        <office:forms form:automatic-focus="false" form:apply-design-mode="false"/>
        <draw:frame presentation:style-name="pr6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5">PDES?</text:span></text:p>
              </text:list-header>
            </text:list>
          </draw:text-box>
        </draw:frame>
        <draw:custom-shape draw:name="Date Placeholder 2" draw:style-name="gr2" draw:text-style-name="P1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3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4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layer="layout" svg:x1="1.4cm" svg:y1="11.825cm" svg:x2="24.2cm" svg:y2="11.825cm">
          <text:p/>
        </draw:line>
        <draw:frame draw:style-name="gr6" draw:text-style-name="P15" draw:layer="layout" svg:width="5.416cm" svg:height="0.893cm" svg:x="18.867cm" svg:y="12.132cm">
          <draw:text-box>
            <text:p><text:span text:style-name="T16">Физическое время</text:span></text:p>
          </draw:text-box>
        </draw:frame>
        <draw:line draw:style-name="gr5" draw:layer="layout" svg:x1="1.4cm" svg:y1="11.825cm" svg:x2="1.331cm" svg:y2="1.984cm">
          <text:p/>
        </draw:line>
        <draw:frame draw:style-name="gr6" draw:text-style-name="P15" draw:layer="layout" svg:width="5.988cm" svg:height="0.893cm" svg:x="1.816cm" svg:y="1.833cm">
          <draw:text-box>
            <text:p><text:span text:style-name="T16">Прогресс симуляции</text:span></text:p>
          </draw:text-box>
        </draw:frame>
        <draw:path draw:style-name="gr7" draw:layer="layout" svg:width="19.833cm" svg:height="4.265cm" draw:transform="skewX (-4.40280003643691E-017) rotate (0.328296432300133) translate (0.114564758976401cm 7.66799581636117cm)" svg:viewBox="0 0 19834 4266" svg:d="m0 4266c3014-955 5364 871 7142-2274s8531-473 12692-1992">
          <text:p/>
        </draw:path>
        <draw:path draw:style-name="gr7" draw:layer="layout" svg:width="23.673cm" svg:height="3.055cm" draw:transform="rotate (0.328296432300133) translate (0.874218384483444cm 9.89818770502547cm)" svg:viewBox="0 0 23674 3056" svg:d="m0 1910c3014-955 900-1657 3815-1903s9886 5773 19859 1528">
          <text:p/>
        </draw:path>
        <draw:frame draw:style-name="gr6" draw:text-style-name="P15" draw:layer="layout" svg:width="2.584cm" svg:height="0.893cm" svg:x="8.246cm" svg:y="3.273cm">
          <draw:text-box>
            <text:p><text:span text:style-name="T16">Поток 1</text:span></text:p>
          </draw:text-box>
        </draw:frame>
        <draw:frame draw:style-name="gr6" draw:text-style-name="P15" draw:layer="layout" svg:width="2.584cm" svg:height="0.893cm" svg:x="19.894cm" svg:y="6.531cm">
          <draw:text-box>
            <text:p><text:span text:style-name="T16">Поток 2</text:span></text:p>
          </draw:text-box>
        </draw:frame>
        <draw:line draw:style-name="gr8" draw:layer="layout" svg:x1="5.727cm" svg:y1="8.373cm" svg:x2="0.804cm" svg:y2="8.373cm">
          <text:p/>
        </draw:line>
        <draw:custom-shape draw:style-name="gr9" draw:text-style-name="P16" xml:id="id2" draw:id="id2" draw:layer="layout" svg:width="0.603cm" svg:height="0.602cm" svg:x="4.018cm" svg:y="8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xml:id="id1" draw:id="id1" draw:layer="layout" svg:width="0.603cm" svg:height="0.602cm" svg:x="2.815cm" svg:y="10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xml:id="id3" draw:id="id3" draw:layer="layout" svg:width="0.603cm" svg:height="0.602cm" svg:x="19.091cm" svg:y="6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4" draw:id="id4" draw:layer="layout" svg:width="0.603cm" svg:height="0.602cm" svg:x="8.944cm" svg:y="4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layer="layout" draw:type="curve" svg:x1="3.117cm" svg:y1="10.585cm" svg:x2="4.32cm" svg:y2="9.109cm" draw:start-shape="id1" draw:start-glue-point="4" draw:end-shape="id2" draw:end-glue-point="8" svg:d="m3117 10585c0-1105 1203-368 1203-1476">
          <text:p/>
        </draw:connector>
        <draw:connector draw:style-name="gr13" draw:layer="layout" draw:type="curve" svg:x1="19.091cm" svg:y1="6.734cm" svg:x2="9.246cm" svg:y2="5.459cm" draw:start-shape="id3" draw:start-glue-point="6" draw:end-shape="id4" draw:end-glue-point="8" svg:d="m19091 6734c-6564 0-9845-425-9845-1275">
          <text:p/>
        </draw:connector>
        <draw:custom-shape draw:style-name="gr14" draw:text-style-name="P17" draw:layer="layout" svg:width="6.756cm" svg:height="0.971cm" svg:x="12.564cm" svg:y="4.785cm">
          <text:p text:style-name="P16"><text:span text:style-name="T17">Причина и следствие</text:span></text:p>
          <draw:enhanced-geometry svg:viewBox="0 0 21600 21600" draw:text-areas="800 800 20800 20800" draw:type="round-rectangular-callout" draw:modifiers="-748.024271126239 33488.88888888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5.31cm" svg:height="9.525cm" svg:x="1.87cm" svg:y="1.905cm" draw:page-number="3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Заглавие2" presentation:use-date-time-name="dtd1">
        <office:forms form:automatic-focus="false" form:apply-design-mode="false"/>
        <draw:frame presentation:style-name="pr7" draw:text-style-name="P18" draw:layer="layout" svg:width="22.86cm" svg:height="2.117cm" svg:x="1.27cm" svg:y="0.557cm" presentation:class="title" presentation:user-transformed="true">
          <draw:text-box>
            <text:p>Предпосылки</text:p>
          </draw:text-box>
        </draw:frame>
        <draw:custom-shape draw:name="Date Placeholder 2" draw:style-name="gr2" draw:text-style-name="P1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3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4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9" draw:layer="layout" svg:width="22.86cm" svg:height="10.425cm" svg:x="1.318cm" svg:y="2.998cm" presentation:class="outline" presentation:user-transformed="true">
          <draw:text-box>
            <text:list text:style-name="L3">
              <text:list-item>
                <text:p><text:span text:style-name="T18">У нас нет гарантий, что потоки симулятора будут исполняться синхронно</text:span></text:p>
              </text:list-item>
              <text:list-item>
                <text:p><text:span text:style-name="T18">Однако можно предположить, что большую часть времени они будут <text:s/>выровнены, и порядок событий будет корректным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4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Заглавие2" presentation:use-date-time-name="dtd1">
        <office:forms form:automatic-focus="false" form:apply-design-mode="false"/>
        <draw:frame presentation:style-name="pr6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9">Оптимистичные схемы 1</text:span></text:p>
              </text:list-header>
            </text:list>
          </draw:text-box>
        </draw:frame>
        <draw:custom-shape draw:name="Date Placeholder 2" draw:style-name="gr2" draw:text-style-name="P1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3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4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20" draw:layer="layout" svg:width="23.23cm" svg:height="10.615cm" svg:x="1.27cm" svg:y="3.687cm" presentation:class="outline" presentation:user-transformed="true">
          <draw:text-box>
            <text:list text:style-name="L3">
              <text:list-item>
                <text:p><text:span text:style-name="T20">Даём параллельной программе работать самой по себе</text:span></text:p>
              </text:list-item>
              <text:list-item>
                <text:p><text:span text:style-name="T20">Периодически сохраняем (корректное) состояние всей системы</text:span></text:p>
              </text:list-item>
              <text:list-item>
                <text:p><text:span text:style-name="T20">При обнаружении каузальных ошибок откатываемся до ближайшего сохранённого состояния</text:span></text:p>
              </text:list-item>
              <text:list-item>
                <text:p><text:span text:style-name="T20">Проходим проблемный участок аккуратными методами (напр. консервативно)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5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Заглавие2" presentation:use-date-time-name="dtd1">
        <office:forms form:automatic-focus="false" form:apply-design-mode="false"/>
        <draw:frame presentation:style-name="pr6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9">Оптимистичные схемы 2</text:span></text:p>
              </text:list-header>
            </text:list>
          </draw:text-box>
        </draw:frame>
        <draw:custom-shape draw:name="Date Placeholder 2" draw:style-name="gr2" draw:text-style-name="P1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3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4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layer="layout" svg:width="21.788cm" svg:height="9.985cm" svg:x="2.163cm" svg:y="3.727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 presentation:use-date-time-name="dtd1">
          <draw:page-thumbnail draw:style-name="gr3" draw:layer="layout" svg:width="15.31cm" svg:height="9.525cm" svg:x="1.87cm" svg:y="1.905cm" draw:page-number="6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Заглавие2" presentation:use-date-time-name="dtd1">
        <office:forms form:automatic-focus="false" form:apply-design-mode="false"/>
        <draw:frame presentation:style-name="pr6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9">Оптимистичные схемы 3</text:span></text:p>
              </text:list-header>
            </text:list>
          </draw:text-box>
        </draw:frame>
        <draw:custom-shape draw:name="Date Placeholder 2" draw:style-name="gr2" draw:text-style-name="P1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3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4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9" draw:layer="layout" svg:width="23.23cm" svg:height="9.449cm" svg:x="1.27cm" svg:y="3.687cm" presentation:class="outline" presentation:user-transformed="true">
          <draw:text-box>
            <text:list text:style-name="L3">
              <text:list-header>
                <text:p><text:span text:style-name="T21">+</text:span><text:span text:style-name="T18"> Синхронизируемся только тогда, когда этого не удалось избежать</text:span></text:p>
                <text:p><text:span text:style-name="T22">-</text:span><text:span text:style-name="T18"> Цена создания точек сохранения: время, память</text:span></text:p>
                <text:p><text:span text:style-name="T22">-</text:span><text:span text:style-name="T18"> Цена отката</text:span></text:p>
                <text:p><text:span text:style-name="T22">-</text:span><text:span text:style-name="T18"> Необходимость иметь схему симуляции для “плана Б” в случае отката</text:span></text:p>
              </text:list-header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7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Заглавие2" presentation:use-date-time-name="dtd1">
        <office:forms form:automatic-focus="false" form:apply-design-mode="false"/>
        <draw:frame presentation:style-name="pr6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9">Почему всё та</text:span>к</text:p>
              </text:list-header>
            </text:list>
          </draw:text-box>
        </draw:frame>
        <draw:custom-shape draw:name="Date Placeholder 2" draw:style-name="gr2" draw:text-style-name="P1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3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4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21" draw:layer="layout" svg:width="23.23cm" svg:height="10.615cm" svg:x="1.27cm" svg:y="3.687cm" presentation:class="outline" presentation:user-transformed="true">
          <draw:text-box>
            <text:list text:style-name="L3">
              <text:list-item>
                <text:p text:style-name="P10"><text:span text:style-name="T23">Отсутствует порядок исполнения в привычном нам понимании</text:span></text:p>
                <text:list>
                  <text:list-item>
                    <text:p><text:span text:style-name="T23">Необходимо балансировать гранулярность критических секций, сложность кода и скорость работы</text:span></text:p>
                  </text:list-item>
                </text:list>
              </text:list-item>
              <text:list-item>
                <text:p text:style-name="P10"><text:span text:style-name="T23">Консервативные модели — перестраховка: не все точки синхронизации на самом деле нужны</text:span></text:p>
              </text:list-item>
              <text:list-item>
                <text:p text:style-name="P10"><text:span text:style-name="T23">Оптимистические модели — надеемся на быстрый “частный случай”, в (должно быть) редких исключениях возвращаемся к общей схеме.</text:span></text:p>
                <text:list>
                  <text:list-item>
                    <text:p><text:span text:style-name="T23">Гранулярность критических секций большая, но мы можем иметь более одного потока внутри каждой: транзакции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8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Заглавие2" presentation:use-date-time-name="dtd1">
        <office:forms form:automatic-focus="false" form:apply-design-mode="false"/>
        <draw:frame presentation:style-name="pr6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9">Транзакции (1/3)</text:span></text:p>
              </text:list-header>
            </text:list>
          </draw:text-box>
        </draw:frame>
        <draw:custom-shape draw:name="Date Placeholder 2" draw:style-name="gr2" draw:text-style-name="P1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3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4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22" draw:layer="layout" svg:width="23.23cm" svg:height="10.615cm" svg:x="1.27cm" svg:y="3.687cm" presentation:class="outline" presentation:user-transformed="true">
          <draw:text-box>
            <text:list text:style-name="L3">
              <text:list-item>
                <text:p text:style-name="P10"><text:span text:style-name="T24">Блок кода, эффектов от исполнения которого не видно до его (успешного) окончания</text:span></text:p>
              </text:list-item>
              <text:list-item>
                <text:p text:style-name="P10"><text:span text:style-name="T24">Если по каким-то причинам транзакция прерывается в середине, то её эффектов вообще нет. Как будто она и не начиналась</text:span></text:p>
              </text:list-item>
              <text:list-item>
                <text:p text:style-name="P10"><text:span text:style-name="T24">Несколько транзакций могут исполняться параллельно, но если они конфликтуют по ресурсам, то выживет только одна — остальные будут отменены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9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Заглавие2" presentation:use-date-time-name="dtd1">
        <office:forms form:automatic-focus="false" form:apply-design-mode="false"/>
        <draw:frame presentation:style-name="pr6" draw:text-style-name="P2" draw:layer="layout" svg:width="22.86cm" svg:height="2.633cm" svg:x="1.27cm" svg:y="0.631cm" presentation:class="title" presentation:user-transformed="true">
          <draw:text-box>
            <text:p text:style-name="P11"><text:span text:style-name="T19">Транзакции (2/3)</text:span></text:p>
          </draw:text-box>
        </draw:frame>
        <draw:custom-shape draw:name="Date Placeholder 2" draw:style-name="gr2" draw:text-style-name="P1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3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4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23" draw:layer="layout" svg:width="23.23cm" svg:height="10.615cm" svg:x="1.248cm" svg:y="2.986cm" presentation:class="outline" presentation:user-transformed="true">
          <draw:text-box>
            <text:list text:style-name="L3">
              <text:list-item>
                <text:p text:style-name="P10"><text:span text:style-name="T25">Упрощается параллельное программирование</text:span></text:p>
                <text:list>
                  <text:list-item>
                    <text:p><text:span text:style-name="T25">Не приходится мельчить критические секции — даже большие Tx могут быть исполнены эффективно</text:span></text:p>
                  </text:list-item>
                  <text:list-item>
                    <text:p><text:span text:style-name="T25">Алгоритмы выглядят проще (Tx комбинируемы, в отличие от блокировок)</text:span></text:p>
                  </text:list-item>
                </text:list>
              </text:list-item>
              <text:list-item>
                <text:p><text:span text:style-name="T25">Чисто программная реализация может быть медленной</text:span></text:p>
                <text:list>
                  <text:list-item>
                    <text:p><text:span text:style-name="T25">Точки сохранения, откаты</text:span></text:p>
                  </text:list-item>
                </text:list>
              </text:list-item>
              <text:list-item>
                <text:p><text:span text:style-name="T25">Неклассическая парадигма программирования</text:span></text:p>
                <text:list>
                  <text:list-item>
                    <text:list>
                      <text:list-item>
                        <text:p><text:span text:style-name="T25">Нет общепринятой поддержки в языках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0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Заглавие2" presentation:use-date-time-name="dtd1">
        <office:forms form:automatic-focus="false" form:apply-design-mode="false"/>
        <draw:frame presentation:style-name="pr6" draw:text-style-name="P2" draw:layer="layout" svg:width="22.86cm" svg:height="2.633cm" svg:x="1.27cm" svg:y="0.631cm" presentation:class="title" presentation:user-transformed="true">
          <draw:text-box>
            <text:p text:style-name="P11"><text:span text:style-name="T19">Транзакции (3/3)</text:span></text:p>
          </draw:text-box>
        </draw:frame>
        <draw:custom-shape draw:name="Date Placeholder 2" draw:style-name="gr2" draw:text-style-name="P1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3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4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22" draw:layer="layout" svg:width="23.23cm" svg:height="10.615cm" svg:x="1.27cm" svg:y="3.687cm" presentation:class="outline" presentation:user-transformed="true">
          <draw:text-box>
            <text:list text:style-name="L3">
              <text:list-item>
                <text:p text:style-name="P10"><text:span text:style-name="T24">Существуют программные реализации параллельного программирования с использованием Tx (напр. в Java, С++ Boost, Haskell, .NET)</text:span></text:p>
              </text:list-item>
              <text:list-item>
                <text:p text:style-name="P10"><text:span text:style-name="T24">Аппаратная поддержка встречается реже. Пример: Intel Haswell </text:span><text:span text:style-name="T26"><text:a xlink:href="https://www.google.com/search?q=intel+haswell+tsx">TSX</text:a></text:span><text:span text:style-name="T24">.</text:span></text:p>
                <text:list>
                  <text:list-item>
                    <text:p><text:span text:style-name="T27"><text:a xlink:href="http://www.hwsw.hu/kepek/hirek/2012/09/SF12_ARCS004_100.pdf">http://www.hwsw.hu/kepek/hirek/2012/09/SF12_ARCS004_100.pdf</text:a></text:span><text:span text:style-name="T24">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1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Заглавие2" presentation:use-date-time-name="dtd1">
        <office:forms form:automatic-focus="false" form:apply-design-mode="false"/>
        <draw:frame presentation:style-name="pr6" draw:text-style-name="P24" draw:layer="layout" svg:width="22.86cm" svg:height="2.633cm" svg:x="1.27cm" svg:y="0.031cm" presentation:class="title" presentation:user-transformed="true">
          <draw:text-box>
            <text:list text:style-name="L1">
              <text:list-header>
                <text:p text:style-name="P11"><text:span text:style-name="T28">Детерминированность симуляции</text:span></text:p>
              </text:list-header>
            </text:list>
          </draw:text-box>
        </draw:frame>
        <draw:custom-shape draw:name="Date Placeholder 2" draw:style-name="gr2" draw:text-style-name="P1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3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4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25" draw:layer="layout" svg:width="23.23cm" svg:height="10.729cm" svg:x="1.247cm" svg:y="2.85cm" presentation:class="outline" presentation:user-transformed="true">
          <draw:text-box>
            <text:list text:style-name="L5">
              <text:list-item>
                <text:p><text:span text:style-name="T29">Пересылка сообщений между потоками должна происходить в моменты, определённые заранее</text:span></text:p>
              </text:list-item>
              <text:list-item>
                <text:p><text:span text:style-name="T29">Схема с доменами отвечает этому условию</text:span></text:p>
              </text:list-item>
              <text:list-item>
                <text:p><text:span text:style-name="T29">Существуют ли какие-то ещё схемы?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2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Заглавие2" presentation:use-date-time-name="dtd1">
        <office:forms form:automatic-focus="false" form:apply-design-mode="false"/>
        <draw:frame presentation:style-name="pr6" draw:text-style-name="P24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28">Что можно параллелить в симуляторе</text:span></text:p>
              </text:list-header>
            </text:list>
          </draw:text-box>
        </draw:frame>
        <draw:custom-shape draw:name="Date Placeholder 2" draw:style-name="gr2" draw:text-style-name="P1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3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4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27" draw:layer="layout" svg:width="23.23cm" svg:height="10.936cm" svg:x="1.27cm" svg:y="2.987cm" presentation:class="outline" presentation:user-transformed="true">
          <draw:text-box>
            <text:list text:style-name="L5">
              <text:list-item>
                <text:p text:style-name="P26"><text:span text:style-name="T30">Модели процессоров</text:span></text:p>
                <text:list>
                  <text:list-item>
                    <text:p text:style-name="P26"><text:span text:style-name="T30">Подсистемы модели ЦПУ</text:span></text:p>
                  </text:list-item>
                </text:list>
              </text:list-item>
              <text:list-item>
                <text:p text:style-name="P26"><text:span text:style-name="T30">Модели периферии</text:span></text:p>
              </text:list-item>
            </text:list>
            <text:list text:style-name="L3">
              <text:list-item>
                <text:list>
                  <text:list-item>
                    <text:p text:style-name="P26"><text:span text:style-name="T30">Осмысленно для I/O интенсивных сценариев</text:span></text:p>
                    <text:list>
                      <text:list-item>
                        <text:p><text:span text:style-name="T30">База данных, пишущая на несколько дисков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3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4" draw:style-name="dp3" draw:master-page-name="Заглавие2" presentation:use-date-time-name="dtd1">
        <office:forms form:automatic-focus="false" form:apply-design-mode="false"/>
        <draw:frame presentation:style-name="pr6" draw:text-style-name="P24" draw:layer="layout" svg:width="22.86cm" svg:height="2.633cm" svg:x="1.27cm" svg:y="0.631cm" presentation:class="title" presentation:user-transformed="true">
          <draw:text-box>
            <text:list text:style-name="L1">
              <text:list-item>
                <text:p text:style-name="P11"><text:span text:style-name="T28">Модель процессора</text:span></text:p>
              </text:list-item>
            </text:list>
          </draw:text-box>
        </draw:frame>
        <draw:custom-shape draw:name="Date Placeholder 2" draw:style-name="gr2" draw:text-style-name="P1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3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4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3" draw:text-style-name="P28" draw:layer="layout" svg:width="23.23cm" svg:height="11.087cm" svg:x="1.27cm" svg:y="2.941cm" presentation:class="outline" presentation:user-transformed="true">
          <draw:text-box>
            <text:list text:style-name="L3">
              <text:list-item>
                <text:p><text:span text:style-name="T15">Интерпретатор</text:span></text:p>
                <text:list>
                  <text:list-item>
                    <text:p><text:span text:style-name="T15">Вводим контексты симуляции, не все из них параллельны</text:span></text:p>
                  </text:list-item>
                  <text:list-item>
                    <text:p><text:span text:style-name="T15">Параллелен только внутренний цикл</text:span></text:p>
                  </text:list-item>
                </text:list>
              </text:list-item>
              <text:list-item>
                <text:p><text:span text:style-name="T15">Двоичный транслятор</text:span></text:p>
                <text:list>
                  <text:list-item>
                    <text:p><text:span text:style-name="T15">Отдельный поток транслятора</text:span></text:p>
                  </text:list-item>
                  <text:list-item>
                    <text:p><text:span text:style-name="T15">Отдельный поток симуляции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4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5" draw:style-name="dp1" draw:master-page-name="Заглавие2" presentation:use-date-time-name="dtd1">
        <office:forms form:automatic-focus="false" form:apply-design-mode="false"/>
        <draw:frame presentation:style-name="pr14" draw:text-style-name="P29" draw:layer="layout" svg:width="22.86cm" svg:height="1.693cm" svg:x="1.27cm" svg:y="1.101cm" presentation:class="title" presentation:user-transformed="true">
          <draw:text-box>
            <text:list text:style-name="L1">
              <text:list-header>
                <text:p text:style-name="P11"><text:span text:style-name="T28">Что может облегчить симуляцию?</text:span></text:p>
              </text:list-header>
            </text:list>
          </draw:text-box>
        </draw:frame>
        <draw:custom-shape draw:name="Date Placeholder 2" draw:style-name="gr2" draw:text-style-name="P1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3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4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5" draw:text-style-name="P31" draw:layer="layout" svg:width="23.971cm" svg:height="9.163cm" svg:x="0.529cm" svg:y="3.687cm" presentation:class="outline" presentation:user-transformed="true">
          <draw:text-box>
            <text:list text:style-name="L5">
              <text:list-item>
                <text:p text:style-name="P30"><text:span text:style-name="T31">Особенности моделируемой памяти</text:span></text:p>
                <text:list>
                  <text:list-item>
                    <text:p text:style-name="P30"><text:span text:style-name="T31">Модель когерентности</text:span></text:p>
                  </text:list-item>
                  <text:list-item>
                    <text:p text:style-name="P30"><text:span text:style-name="T31">Совпадение моделей у гостя и хозяина</text:span></text:p>
                  </text:list-item>
                </text:list>
              </text:list-item>
              <text:list-item>
                <text:p text:style-name="P30"><text:span text:style-name="T31">Особенности моделируемой программы</text:span></text:p>
                <text:list>
                  <text:list-item>
                    <text:p text:style-name="P30"><text:span text:style-name="T31">Корректные программы симулировать легче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5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6" draw:style-name="dp1" draw:master-page-name="Заглавие2" presentation:use-date-time-name="dtd1">
        <office:forms form:automatic-focus="false" form:apply-design-mode="false"/>
        <draw:frame presentation:style-name="pr6" draw:text-style-name="P24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28">Модель когерентности памяти (1/3)</text:span></text:p>
              </text:list-header>
            </text:list>
          </draw:text-box>
        </draw:frame>
        <draw:custom-shape draw:name="Date Placeholder 2" draw:style-name="gr2" draw:text-style-name="P1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3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4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27" draw:layer="layout" svg:width="23.23cm" svg:height="10.615cm" svg:x="1.27cm" svg:y="3.687cm" presentation:class="outline" presentation:user-transformed="true">
          <draw:text-box>
            <text:list text:style-name="L5">
              <text:list-item>
                <text:p text:style-name="P26"><text:span text:style-name="T30">Thread#1</text:span></text:p>
                <text:list>
                  <text:list-item>
                    <text:p text:style-name="P26"><text:span text:style-name="T30">Read-Write1-Write2</text:span></text:p>
                  </text:list-item>
                </text:list>
              </text:list-item>
              <text:list-item>
                <text:p><text:span text:style-name="T30">Thread#2</text:span></text:p>
                <text:list>
                  <text:list-item>
                    <text:p><text:span text:style-name="T30">Read</text:span></text:p>
                  </text:list-item>
                  <text:list-item>
                    <text:p><text:span text:style-name="T30">Может ли увидеть результаты Write1?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6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Заглавие2" presentation:use-date-time-name="dtd1">
        <office:forms form:automatic-focus="false" form:apply-design-mode="false"/>
        <draw:frame presentation:style-name="pr6" draw:text-style-name="P24" draw:layer="layout" svg:width="22.86cm" svg:height="2.962cm" svg:x="1.27cm" svg:y="0.466cm" presentation:class="title" presentation:user-transformed="true">
          <draw:text-box>
            <text:list text:style-name="L1">
              <text:list-header>
                <text:p text:style-name="P11"><text:span text:style-name="T28">Модель когерентности памяти (2/3)</text:span><text:span text:style-name="T28"><text:line-break/></text:span><text:span text:style-name="T32">Strict</text:span><text:span text:style-name="T33"> </text:span><text:span text:style-name="T32">consistency</text:span></text:p>
              </text:list-header>
            </text:list>
          </draw:text-box>
        </draw:frame>
        <draw:custom-shape draw:name="Date Placeholder 2" draw:style-name="gr2" draw:text-style-name="P12" draw:layer="layout" svg:width="2.8cm" svg:height="0.838cm" svg:x="0.3cm" svg:y="14.702cm">
          <text:list text:style-name="L2">
            <text:list-header>
              <text:p text:style-name="P32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3" draw:layer="layout" svg:width="19.747cm" svg:height="0.843cm" svg:x="2.897cm" svg:y="14.64cm">
          <text:list text:style-name="L2">
            <text:list-header>
              <text:p text:style-name="P33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4" draw:layer="layout" svg:width="1.434cm" svg:height="0.838cm" svg:x="23.499cm" svg:y="14.702cm">
          <text:list text:style-name="L2">
            <text:list-header>
              <text:p text:style-name="P34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7" draw:text-style-name="P27" draw:layer="layout" svg:width="23.23cm" svg:height="10.615cm" svg:x="1.27cm" svg:y="3.687cm" presentation:class="outline" presentation:user-transformed="true">
          <draw:text-box>
            <text:list text:style-name="L5">
              <text:list-item>
                <text:p text:style-name="P26"><text:span text:style-name="T30">Thread#1</text:span></text:p>
                <text:list>
                  <text:list-item>
                    <text:p text:style-name="P26"><text:span text:style-name="T24">Read-(sync)-Write1-(sync)-Write2-(sync)</text:span></text:p>
                  </text:list-item>
                </text:list>
              </text:list-item>
              <text:list-item>
                <text:p><text:span text:style-name="T30">Thread#2</text:span></text:p>
                <text:list>
                  <text:list-item>
                    <text:p><text:span text:style-name="T30">После каждой операции новое значение видно всем агентам в системе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31cm" svg:height="9.525cm" svg:x="1.87cm" svg:y="1.905cm" draw:page-number="17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8" draw:style-name="dp1" draw:master-page-name="Заглавие2" presentation:use-date-time-name="dtd1">
        <office:forms form:automatic-focus="false" form:apply-design-mode="false"/>
        <draw:frame presentation:style-name="pr6" draw:text-style-name="P24" draw:layer="layout" svg:width="22.86cm" svg:height="3.131cm" svg:x="1.27cm" svg:y="0.382cm" presentation:class="title" presentation:user-transformed="true">
          <draw:text-box>
            <text:list text:style-name="L1">
              <text:list-header>
                <text:p text:style-name="P11"><text:span text:style-name="T28">Модель когерентности памяти (3/3)</text:span><text:span text:style-name="T28"><text:line-break/></text:span><text:span text:style-name="T28">R</text:span><text:span text:style-name="T33">elease consistency</text:span></text:p>
              </text:list-header>
            </text:list>
          </draw:text-box>
        </draw:frame>
        <draw:custom-shape draw:name="Date Placeholder 2" draw:style-name="gr2" draw:text-style-name="P12" draw:layer="layout" svg:width="2.8cm" svg:height="0.838cm" svg:x="0.3cm" svg:y="14.702cm">
          <text:list text:style-name="L2">
            <text:list-header>
              <text:p text:style-name="P32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3" draw:layer="layout" svg:width="19.747cm" svg:height="0.843cm" svg:x="2.897cm" svg:y="14.64cm">
          <text:list text:style-name="L2">
            <text:list-header>
              <text:p text:style-name="P33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4" draw:layer="layout" svg:width="1.434cm" svg:height="0.838cm" svg:x="23.499cm" svg:y="14.702cm">
          <text:list text:style-name="L2">
            <text:list-header>
              <text:p text:style-name="P34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27" draw:layer="layout" svg:width="23.23cm" svg:height="10.615cm" svg:x="1.27cm" svg:y="3.687cm" presentation:class="outline" presentation:user-transformed="true">
          <draw:text-box>
            <text:list text:style-name="L5">
              <text:list-item>
                <text:p text:style-name="P26"><text:span text:style-name="T30">Thread#1</text:span></text:p>
                <text:list>
                  <text:list-item>
                    <text:p text:style-name="P26"><text:span text:style-name="T30">Read-Write1-Write2-Sync</text:span></text:p>
                  </text:list-item>
                </text:list>
              </text:list-item>
              <text:list-item>
                <text:p><text:span text:style-name="T30">Thread#2</text:span></text:p>
                <text:list>
                  <text:list-item>
                    <text:p><text:span text:style-name="T30">Обновление общего значения только после </text:span><text:span text:style-name="T34">явной </text:span><text:span text:style-name="T30">синхронизации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31cm" svg:height="9.525cm" svg:x="1.87cm" svg:y="1.905cm" draw:page-number="18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9" draw:style-name="dp1" draw:master-page-name="Заглавие2" presentation:use-date-time-name="dtd1">
        <office:forms form:automatic-focus="false" form:apply-design-mode="false"/>
        <draw:frame presentation:style-name="pr6" draw:text-style-name="P24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28">Корректность симулируемой программы</text:span></text:p>
              </text:list-header>
            </text:list>
          </draw:text-box>
        </draw:frame>
        <draw:custom-shape draw:name="Date Placeholder 2" draw:style-name="gr2" draw:text-style-name="P1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3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4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35" xml:id="id5" draw:id="id5" draw:layer="layout" svg:width="5.427cm" svg:height="1.945cm" svg:x="2.081cm" svg:y="4.612cm">
          <text:p text:style-name="P16"><text:span text:style-name="T35">Моделируемый </text:span></text:p>
          <text:p text:style-name="P16"><text:span text:style-name="T35">поток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35" xml:id="id7" draw:id="id7" draw:layer="layout" svg:width="5.427cm" svg:height="1.945cm" svg:x="10.053cm" svg:y="4.612cm">
          <text:p text:style-name="P16"><text:span text:style-name="T35">Моделируемый </text:span></text:p>
          <text:p text:style-name="P16"><text:span text:style-name="T35">поток 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35" xml:id="id11" draw:id="id11" draw:layer="layout" svg:width="5.427cm" svg:height="1.945cm" svg:x="18.022cm" svg:y="4.612cm">
          <text:p text:style-name="P16"><text:span text:style-name="T35">Моделируемый </text:span></text:p>
          <text:p text:style-name="P16"><text:span text:style-name="T35">поток </text:span><text:span text:style-name="T36">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35" draw:layer="layout" svg:width="3.077cm" svg:height="1.517cm" svg:x="2.894cm" svg:y="10.422cm">
          <text:p text:style-name="P16"><text:span text:style-name="T37">Ядро</text:span><text:span text:style-name="T35">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35" draw:layer="layout" svg:width="3.077cm" svg:height="1.517cm" svg:x="18.903cm" svg:y="10.422cm">
          <text:p text:style-name="P16"><text:span text:style-name="T37">Ядро</text:span><text:span text:style-name="T35"> </text:span><text:span text:style-name="T36">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35" draw:layer="layout" svg:width="3.077cm" svg:height="1.517cm" svg:x="10.877cm" svg:y="10.422cm">
          <text:p text:style-name="P16"><text:span text:style-name="T37">Ядро</text:span><text:span text:style-name="T35"> 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6" xml:id="id10" draw:id="id10" draw:layer="layout" svg:width="1.357cm" svg:height="0.723cm" svg:x="3.687cm" svg:y="9.6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6" draw:layer="layout" svg:width="1.357cm" svg:height="0.723cm" svg:x="5.043cm" svg:y="9.69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6" xml:id="id6" draw:id="id6" draw:layer="layout" svg:width="1.357cm" svg:height="0.723cm" svg:x="2.33cm" svg:y="9.6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6" xml:id="id9" draw:id="id9" draw:layer="layout" svg:width="1.357cm" svg:height="0.723cm" svg:x="13.082cm" svg:y="9.69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6" xml:id="id8" draw:id="id8" draw:layer="layout" svg:width="1.357cm" svg:height="0.723cm" svg:x="11.725cm" svg:y="9.69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6" draw:layer="layout" svg:width="1.357cm" svg:height="0.723cm" svg:x="10.368cm" svg:y="9.6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6" xml:id="id13" draw:id="id13" draw:layer="layout" svg:width="1.357cm" svg:height="0.723cm" svg:x="19.761cm" svg:y="9.6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6" xml:id="id12" draw:id="id12" draw:layer="layout" svg:width="1.357cm" svg:height="0.723cm" svg:x="18.404cm" svg:y="9.69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6" xml:id="id14" draw:id="id14" draw:layer="layout" svg:width="1.357cm" svg:height="0.723cm" svg:x="21.117cm" svg:y="9.69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layer="layout" svg:x1="4.795cm" svg:y1="6.557cm" svg:x2="3.009cm" svg:y2="9.697cm" draw:start-shape="id5" draw:start-glue-point="6" draw:end-shape="id6" draw:end-glue-point="4" svg:d="m4795 6557v1570h-1786v1570">
          <text:p/>
        </draw:connector>
        <draw:connector draw:style-name="gr20" draw:layer="layout" svg:x1="12.766cm" svg:y1="6.557cm" svg:x2="12.404cm" svg:y2="9.696cm" draw:start-shape="id7" draw:end-shape="id8" draw:end-glue-point="4" svg:d="m12766 6557v1569h-362v1570">
          <text:p/>
        </draw:connector>
        <draw:connector draw:style-name="gr20" draw:layer="layout" svg:x1="12.767cm" svg:y1="6.557cm" svg:x2="13.761cm" svg:y2="9.696cm" draw:start-shape="id7" draw:start-glue-point="6" draw:end-shape="id9" draw:end-glue-point="4" svg:d="m12767 6557v1569h994v1570">
          <text:p/>
        </draw:connector>
        <draw:connector draw:style-name="gr20" draw:layer="layout" svg:x1="4.795cm" svg:y1="6.557cm" svg:x2="4.366cm" svg:y2="9.697cm" draw:start-shape="id5" draw:start-glue-point="6" draw:end-shape="id10" draw:end-glue-point="4" svg:d="m4795 6557v1570h-429v1570">
          <text:p/>
        </draw:connector>
        <draw:connector draw:style-name="gr20" draw:layer="layout" svg:x1="20.736cm" svg:y1="6.557cm" svg:x2="19.082cm" svg:y2="9.698cm" draw:start-shape="id11" draw:start-glue-point="6" draw:end-shape="id12" svg:d="m20736 6557v1570h-1654v1571">
          <text:p/>
        </draw:connector>
        <draw:connector draw:style-name="gr20" draw:layer="layout" svg:x1="20.736cm" svg:y1="6.557cm" svg:x2="20.439cm" svg:y2="9.697cm" draw:start-shape="id11" draw:start-glue-point="6" draw:end-shape="id13" svg:d="m20736 6557v1570h-297v1570">
          <text:p/>
        </draw:connector>
        <draw:connector draw:style-name="gr20" draw:layer="layout" svg:x1="20.736cm" svg:y1="6.557cm" svg:x2="21.796cm" svg:y2="9.696cm" draw:start-shape="id11" draw:start-glue-point="6" draw:end-shape="id14" draw:end-glue-point="4" svg:d="m20736 6557v1569h1060v1570">
          <text:p/>
        </draw:connector>
        <draw:custom-shape draw:style-name="gr21" draw:text-style-name="P16" draw:layer="layout" svg:width="23.699cm" svg:height="0.927cm" svg:x="1.154cm" svg:y="7.417cm">
          <text:p text:style-name="P16"><text:span text:style-name="T35">Cellular Disco: DSM </text:span><text:span text:style-name="T37">систем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6" draw:layer="layout" svg:width="1.357cm" svg:height="0.723cm" svg:x="20.465cm" svg:y="13.67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6" draw:layer="layout" svg:width="1.357cm" svg:height="0.723cm" svg:x="20.465cm" svg:y="12.95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2" draw:text-style-name="P15" draw:layer="layout" svg:width="2.386cm" svg:height="1.435cm" svg:x="21.822cm" svg:y="12.964cm">
          <draw:text-box>
            <text:p><text:span text:style-name="T38">Чт</text:span><text:span text:style-name="T16">ение</text:span></text:p>
            <text:p><text:span text:style-name="T38">Запись</text:span></text:p>
          </draw:text-box>
        </draw:frame>
        <draw:g>
          <draw:custom-shape draw:style-name="gr23" draw:text-style-name="P16" draw:layer="layout" svg:width="1.357cm" svg:height="0.723cm" svg:x="6.332cm" svg:y="13.04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6" draw:layer="layout" svg:width="1.357cm" svg:height="0.723cm" svg:x="4.975cm" svg:y="13.04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3" draw:text-style-name="P16" draw:layer="layout" svg:width="1.357cm" svg:height="0.723cm" svg:x="3.618cm" svg:y="13.04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24" draw:text-style-name="P16" draw:layer="layout" svg:width="6.92cm" svg:height="2.329cm" svg:x="3.37cm" svg:y="12.2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36" draw:layer="layout" svg:width="2.386cm" svg:height="1.181cm" svg:x="7.694cm" svg:y="12.785cm">
          <draw:text-box>
            <text:p><text:span text:style-name="T39">Дельта</text:span><text:span text:style-name="T40"> </text:span><text:span text:style-name="T39">памяти</text:span></text:p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9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0" draw:style-name="dp1" draw:master-page-name="Заглавие2" presentation:use-date-time-name="dtd1">
        <office:forms form:automatic-focus="false" form:apply-design-mode="false"/>
        <draw:frame presentation:style-name="pr6" draw:text-style-name="P24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28">Реализация в современных продуктах</text:span></text:p>
              </text:list-header>
            </text:list>
          </draw:text-box>
        </draw:frame>
        <draw:custom-shape draw:name="Date Placeholder 2" draw:style-name="gr2" draw:text-style-name="P1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3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4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9" draw:text-style-name="P28" draw:layer="layout" svg:width="23.23cm" svg:height="10.615cm" svg:x="1.27cm" svg:y="3.687cm" presentation:class="outline" presentation:user-transformed="true">
          <draw:text-box>
            <text:list text:style-name="L5">
              <text:list-item>
                <text:p><text:span text:style-name="T41">Многие пытались, немногие преуспели</text:span></text:p>
              </text:list-item>
              <text:list-item>
                <text:p><text:span text:style-name="T41">До сих пор нет универсального решения</text:span></text:p>
              </text:list-item>
              <text:list-item>
                <text:p><text:span text:style-name="T41">Частные решения существуют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20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1" draw:style-name="dp1" draw:master-page-name="Заглавие2" presentation:use-date-time-name="dtd1">
        <office:forms form:automatic-focus="false" form:apply-design-mode="false"/>
        <draw:frame presentation:style-name="pr6" draw:text-style-name="P24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28">Simics</text:span></text:p>
              </text:list-header>
            </text:list>
          </draw:text-box>
        </draw:frame>
        <draw:custom-shape draw:name="Date Placeholder 2" draw:style-name="gr2" draw:text-style-name="P1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3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4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28" draw:layer="layout" svg:width="23.23cm" svg:height="10.615cm" svg:x="1.27cm" svg:y="3.687cm" presentation:class="outline" presentation:user-transformed="true">
          <draw:text-box>
            <text:list text:style-name="L3">
              <text:list-item>
                <text:p><text:span text:style-name="T37">Доменная схема синхронизации</text:span></text:p>
                <text:list>
                  <text:list-item>
                    <text:p><text:span text:style-name="T37">Минимальная единица параллельного исполнения — материнская плата</text:span></text:p>
                  </text:list-item>
                </text:list>
              </text:list-item>
              <text:list-item>
                <text:p><text:span text:style-name="T37">Процессоры внутри исполняются последовательно</text:span></text:p>
              </text:list-item>
              <text:list-item>
                <text:p><text:span text:style-name="T37">Детерминистичная система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21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2" draw:style-name="dp1" draw:master-page-name="Заглавие2" presentation:use-date-time-name="dtd1">
        <office:forms form:automatic-focus="false" form:apply-design-mode="false"/>
        <draw:frame presentation:style-name="pr6" draw:text-style-name="P24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28">BigSim</text:span></text:p>
              </text:list-header>
            </text:list>
          </draw:text-box>
        </draw:frame>
        <draw:custom-shape draw:name="Date Placeholder 2" draw:style-name="gr2" draw:text-style-name="P1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3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4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1" draw:text-style-name="P28" draw:layer="layout" svg:width="23.23cm" svg:height="10.615cm" svg:x="1.27cm" svg:y="3.687cm" presentation:class="outline" presentation:user-transformed="true">
          <draw:text-box>
            <text:list text:style-name="L5">
              <text:list-item>
                <text:p><text:span text:style-name="T41">Система поддержки разработки для IBM BlueGene</text:span></text:p>
              </text:list-item>
              <text:list-item>
                <text:p><text:span text:style-name="T41">Программная модель Charm++ (AMPI)</text:span></text:p>
              </text:list-item>
              <text:list-item>
                <text:p><text:span text:style-name="T41">Оптимистическая схема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22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3" draw:style-name="dp1" draw:master-page-name="Заглавие2" presentation:use-date-time-name="dtd1">
        <office:forms form:automatic-focus="false" form:apply-design-mode="false"/>
        <draw:frame presentation:style-name="pr6" draw:text-style-name="P24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28">Graphite</text:span></text:p>
              </text:list-header>
            </text:list>
          </draw:text-box>
        </draw:frame>
        <draw:custom-shape draw:name="Date Placeholder 2" draw:style-name="gr2" draw:text-style-name="P1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3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4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27" draw:layer="layout" svg:width="23.23cm" svg:height="11.13cm" svg:x="1.315cm" svg:y="2.896cm" presentation:class="outline" presentation:user-transformed="true">
          <draw:text-box>
            <text:list text:style-name="L5">
              <text:list-item>
                <text:p><text:span text:style-name="T30">Симулятор уровня приложений IA-32 (Debian Lenny)</text:span></text:p>
              </text:list-item>
              <text:list-item>
                <text:p><text:span text:style-name="T30">Основан на Pin</text:span></text:p>
              </text:list-item>
              <text:list-item>
                <text:p><text:span text:style-name="T30">Консервативная схема с пересылкой меток времени</text:span></text:p>
              </text:list-item>
              <text:list-item>
                <text:p><text:span text:style-name="T30">Distributed shared memory</text:span></text:p>
              </text:list-item>
              <text:list-item>
                <text:p><text:span text:style-name="T30">Недетерминистичный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23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4" draw:style-name="dp1" draw:master-page-name="Заглавие2" presentation:use-date-time-name="dtd1">
        <office:forms form:automatic-focus="false" form:apply-design-mode="false"/>
        <draw:frame presentation:style-name="pr6" draw:text-style-name="P24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42">Same</text:span><text:span text:style-name="T28"> ISA VM</text:span></text:p>
              </text:list-header>
            </text:list>
          </draw:text-box>
        </draw:frame>
        <draw:custom-shape draw:name="Date Placeholder 2" draw:style-name="gr2" draw:text-style-name="P1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3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4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3" draw:text-style-name="P27" draw:layer="layout" svg:width="23.23cm" svg:height="10.632cm" svg:x="1.247cm" svg:y="2.986cm" presentation:class="outline" presentation:user-transformed="true">
          <draw:text-box>
            <text:list text:style-name="L5">
              <text:list-item>
                <text:p><text:span text:style-name="T30">VBox, VMWare, Qemu, Xen … </text:span></text:p>
              </text:list-item>
              <text:list-item>
                <text:p><text:span text:style-name="T30">Способны исполнять параллельно ядра гостевой системы с помощью DEX</text:span></text:p>
              </text:list-item>
              <text:list-item>
                <text:p><text:span text:style-name="T30">Архитектура гостя </text:span><text:span text:style-name="T43">~</text:span><text:span text:style-name="T44"> архитектуре хозяина</text:span></text:p>
              </text:list-item>
              <text:list-item>
                <text:p><text:span text:style-name="T30">Недерминистичны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24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5" draw:style-name="dp1" draw:master-page-name="Заглавие2" presentation:use-date-time-name="dtd1">
        <office:forms form:automatic-focus="false" form:apply-design-mode="false"/>
        <draw:frame presentation:style-name="pr6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9">Рекомендуемая литература (1/2)</text:span></text:p>
              </text:list-header>
            </text:list>
          </draw:text-box>
        </draw:frame>
        <draw:custom-shape draw:name="Date Placeholder 2" draw:style-name="gr2" draw:text-style-name="P1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3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4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2" draw:layer="layout" svg:width="23.23cm" svg:height="10.615cm" svg:x="1.27cm" svg:y="3.687cm" presentation:class="outline" presentation:user-transformed="true">
          <draw:text-box>
            <text:p text:style-name="P10"><text:span text:style-name="T35">Gengbin Zheng, Gunavardhan Kakulapati, Laxmikant V. Kale</text:span></text:p>
            <text:p text:style-name="P10"><text:span text:style-name="T35"></text:span><text:span text:style-name="T35">BigSim: A Parallel Simulator for Performance Prediction of Extremely Large Parallel Machines</text:span></text:p>
            <text:p text:style-name="P10"><text:span text:style-name="T45"><text:a xlink:href="http://www.cs.mcgill.ca/~carl/bigsim.pdf">www.cs.mcgill.ca/~carl/bigsim.pdf</text:a></text:span><text:span text:style-name="T46"> <text:s/></text:span><text:s/></text:p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25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6" draw:style-name="dp1" draw:master-page-name="Заглавие2" presentation:use-date-time-name="dtd1">
        <office:forms form:automatic-focus="false" form:apply-design-mode="false"/>
        <draw:frame presentation:style-name="pr6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9">Рекомендуемая литература (2/2)</text:span></text:p>
              </text:list-header>
            </text:list>
          </draw:text-box>
        </draw:frame>
        <draw:custom-shape draw:name="Date Placeholder 2" draw:style-name="gr2" draw:text-style-name="P1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3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4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37" draw:layer="layout" svg:width="23.889cm" svg:height="9.316cm" svg:x="0.611cm" svg:y="3.687cm" presentation:class="outline" presentation:user-transformed="true">
          <draw:text-box>
            <text:p><text:span text:style-name="T47">Wikipedia: </text:span><text:span text:style-name="T48"><text:a xlink:href="http://en.wikipedia.org/wiki/Software_transactional_memory">Software transactional memory</text:a></text:span></text:p>
            <text:p><text:span text:style-name="T49"/></text:p>
            <text:p><text:span text:style-name="T50">Edouard Bugnion et al. Disco: Running commodity operating systems on scalable multiprocessors</text:span></text:p>
            <text:p><text:span text:style-name="T49"><text:a xlink:href="http://www.cis.upenn.edu/~cis700-6/04f/papers/bugnion-disco.pdf">www.cis.upenn.edu/~cis700-6/04f/papers/bugnion-disco.pdf</text:a></text:span></text:p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26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На следующей лекции:" draw:style-name="dp1" draw:master-page-name="Заглавие2" presentation:use-date-time-name="dtd1">
        <office:forms form:automatic-focus="false" form:apply-design-mode="false"/>
        <draw:frame presentation:style-name="pr6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5">На следующей лекции:</text:span></text:p>
              </text:list-header>
            </text:list>
          </draw:text-box>
        </draw:frame>
        <draw:custom-shape draw:name="Date Placeholder 2" draw:style-name="gr2" draw:text-style-name="P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2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2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5" draw:text-style-name="P38" draw:layer="layout" svg:width="22.86cm" svg:height="6.376cm" svg:x="1.27cm" svg:y="3.687cm" presentation:class="outline" presentation:user-transformed="true">
          <draw:text-box>
            <text:list text:style-name="L3">
              <text:list-item>
                <text:p><text:span text:style-name="T37">Потактовая симуляция </text:span></text:p>
                <text:list>
                  <text:list-item>
                    <text:p><text:span text:style-name="T37">Системы, в которых состояние </text:span><text:span text:style-name="T51">многих</text:span><text:span text:style-name="T37"> агентов меняется </text:span><text:span text:style-name="T51">каждый</text:span><text:span text:style-name="T37"> такт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27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Спасибо за внимание!" draw:style-name="dp1" draw:master-page-name="Заглавие2" presentation:use-date-time-name="dtd1">
        <office:forms form:automatic-focus="false" form:apply-design-mode="false"/>
        <draw:frame presentation:style-name="pr6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5">Спасибо за внимание!</text:span></text:p>
              </text:list-header>
            </text:list>
          </draw:text-box>
        </draw:frame>
        <draw:custom-shape draw:name="Rectangle 7" draw:style-name="gr26" draw:text-style-name="P2" draw:layer="layout" svg:width="22cm" svg:height="1.87cm" svg:x="1.098cm" svg:y="10.098cm">
          <text:list text:style-name="L2">
            <text:list-header>
              <text:p text:style-name="P7"><text:span text:style-name="T52">Все материалы курса выкладываются на сайте лаборатории:</text:span></text:p>
            </text:list-header>
          </text:list>
          <text:list text:style-name="L6">
            <text:list-header>
              <text:p text:style-name="P7"><text:span text:style-name="T53"><text:a xlink:href="http://iscalare.mipt.ru/materials/course_materials/">http://iscalare.mipt.ru/material/course_materials/</text:a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6" draw:text-style-name="P2" draw:layer="layout" svg:width="25.038cm" svg:height="1.205cm" svg:x="0.313cm" svg:y="13.101cm" presentation:class="outline" presentation:user-transformed="true">
          <draw:text-box>
            <text:list text:style-name="L1">
              <text:list-header>
                <text:p text:style-name="P39"><text:span text:style-name="T54">Замечание: все торговые марки и логотипы, использованные в данном материале, являются собственностью их владельцев. Представленная здесь точка зрения отражает личное мнение автора, не выступающего от лица какой-либо организации.</text:span></text:p>
              </text:list-header>
            </text:list>
          </draw:text-box>
        </draw:frame>
        <draw:custom-shape draw:name="Date Placeholder 2" draw:style-name="gr2" draw:text-style-name="P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2-11-12">12.11.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2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2" draw:layer="layout" svg:width="1.434cm" svg:height="0.838cm" svg:x="23.499cm" svg:y="14.702cm">
          <text:list text:style-name="L2">
            <text:list-header>
              <text:p text:style-name="P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Date Placeholder 2" draw:style-name="gr2" draw:text-style-name="P2" draw:layer="layout" svg:width="8.255cm" svg:height="1.27cm" svg:x="10.791cm" svg:y="0cm">
            <text:list text:style-name="L2">
              <text:list-header>
                <text:p text:style-name="P6"><text:span text:style-name="T7"><text:date style:data-style-name="D3" text:date-value="2012-11-12">12.11.1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5.31cm" svg:height="9.525cm" svg:x="1.87cm" svg:y="1.905cm" draw:page-number="28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wiss" style:font-pitch-asian="variable" style:font-size-asian="12pt" style:font-style-asian="normal" style:font-weight-asian="normal" style:font-family-complex="'Microsoft YaHei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1.499cm" text:min-label-width="0.899cm"/>
            <style:text-properties fo:font-family="StarSymbol" style:font-pitch="variable" fo:color="#000000" fo:font-size="45%"/>
          </text:list-level-style-bullet>
          <text:list-level-style-bullet text:level="3" text:bullet-char="–">
            <style:list-level-properties text:space-before="2.8cm" text:min-label-width="0.798cm"/>
            <style:text-properties fo:font-family="StarSymbol" style:font-pitch="variable" fo:color="#000000" fo:font-size="75%"/>
          </text:list-level-style-bullet>
          <text:list-level-style-bullet text:level="4" text:bullet-char="●">
            <style:list-level-properties text:space-before="4.198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6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7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8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9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10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punctuation-wrap="hanging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WenQuanYi Zen Hei'" style:font-pitch-asian="variable" style:font-size-asian="32pt" style:font-style-asian="normal" style:font-weight-asian="normal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01cm" fo:line-height="100%" fo:text-align="start" fo:text-indent="0cm" style:punctuation-wrap="hanging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WenQuanYi Zen Hei'" style:font-pitch-asian="variable" style:font-size-asian="28pt" style:font-style-asian="normal" style:font-weight-asian="normal" style:font-family-complex="'WenQuanYi Zen Hei'" style:font-pitch-complex="variable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cm" fo:margin-bottom="0.299cm" fo:line-height="100%" fo:text-align="start" fo:text-indent="0cm" style:punctuation-wrap="hanging" style:line-break="normal" style:writing-mode="lr-tb" style:font-independent-line-spacing="true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WenQuanYi Zen Hei'" style:font-pitch-asian="variable" style:font-size-asian="24pt" style:font-style-asian="normal" style:font-weight-asian="normal" style:font-family-complex="'WenQuanYi Zen Hei'" style:font-pitch-complex="variable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cm" fo:margin-bottom="0.198cm" fo:line-height="100%" fo:text-align="start" fo:text-indent="0cm" style:punctuation-wrap="hanging" style:line-break="normal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●">
            <style:list-level-properties text:space-before="1.499cm"/>
            <style:text-properties fo:font-family="StarSymbol" style:font-pitch="variable" fo:color="#000000" fo:font-size="45%"/>
          </text:list-level-style-bullet>
          <text:list-level-style-bullet text:level="3" text:bullet-char="–">
            <style:list-level-properties text:space-before="2.8cm"/>
            <style:text-properties fo:font-family="StarSymbol" style:font-pitch="variable" fo:color="#000000" fo:font-size="75%"/>
          </text:list-level-style-bullet>
          <text:list-level-style-bullet text:level="4" text:bullet-char="●">
            <style:list-level-properties text:space-before="4.198cm"/>
            <style:text-properties fo:font-family="StarSymbol" style:font-pitch="variable" fo:color="#000000" fo:font-size="45%"/>
          </text:list-level-style-bullet>
          <text:list-level-style-bullet text:level="5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6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7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8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9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10" text:bullet-char="–">
            <style:list-level-properties text:space-before="5.397cm"/>
            <style:text-properties fo:font-family="StarSymbol" style:font-pitch="variable" fo:color="#000000" fo:font-size="75%"/>
          </text:list-level-style-bullet>
        </text:list-style>
      </style:graphic-properties>
      <style:paragraph-properties fo:margin-left="0.299cm" fo:margin-right="0cm" fo:margin-top="0cm" fo:margin-bottom="0.498cm" fo:line-height="100%" fo:text-align="center" fo:text-indent="0cm" style:punctuation-wrap="hanging" style:line-break="normal" style:writing-mode="lr-tb" style:font-independent-line-spacing="true">
        <style:tab-stops>
          <style:tab-stop style:position="0cm"/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  <style:tab-stop style:position="27.6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WenQuanYi Zen Hei'" style:font-pitch-asian="variable" style:font-size-asian="32pt" style:font-style-asian="normal" style:font-weight-asian="normal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center" draw:textarea-vertical-align="middle" fo:padding-top="0.13cm" fo:padding-bottom="0.13cm" fo:padding-left="0.25cm" fo:padding-right="0.25cm">
        <text:list-style style:name="Обычный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44pt" fo:font-style="normal" fo:text-shadow="none" style:text-underline-style="none" fo:font-weight="normal" style:font-family-asian="'Microsoft YaHei'" style:font-family-generic-asian="swiss" style:font-pitch-asian="variable" style:font-size-asian="44pt" style:font-style-asian="normal" style:font-weight-asian="normal" style:font-family-complex="'Microsoft YaHei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Заглавие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wiss" style:font-pitch-asian="variable" style:font-size-asian="12pt" style:font-style-asian="normal" style:font-weight-asian="normal" style:font-family-complex="'Microsoft YaHei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Заглавие1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1.499cm" text:min-label-width="0.899cm"/>
            <style:text-properties fo:font-family="StarSymbol" style:font-pitch="variable" fo:color="#000000" fo:font-size="45%"/>
          </text:list-level-style-bullet>
          <text:list-level-style-bullet text:level="3" text:bullet-char="–">
            <style:list-level-properties text:space-before="2.8cm" text:min-label-width="0.798cm"/>
            <style:text-properties fo:font-family="StarSymbol" style:font-pitch="variable" fo:color="#000000" fo:font-size="75%"/>
          </text:list-level-style-bullet>
          <text:list-level-style-bullet text:level="4" text:bullet-char="●">
            <style:list-level-properties text:space-before="4.198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6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7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8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9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10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punctuation-wrap="hanging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WenQuanYi Zen Hei'" style:font-pitch-asian="variable" style:font-size-asian="32pt" style:font-style-asian="normal" style:font-weight-asian="normal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paragraph-properties fo:margin-left="0cm" fo:margin-right="0cm" fo:margin-top="0cm" fo:margin-bottom="0.401cm" fo:line-height="100%" fo:text-align="start" fo:text-indent="0cm" style:punctuation-wrap="hanging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WenQuanYi Zen Hei'" style:font-pitch-asian="variable" style:font-size-asian="28pt" style:font-style-asian="normal" style:font-weight-asian="normal" style:font-family-complex="'WenQuanYi Zen Hei'" style:font-pitch-complex="variable" style:font-size-complex="28pt" style:font-style-complex="normal" style:font-weight-complex="normal" style:font-relief="none"/>
    </style:style>
    <style:style style:name="Заглавие1-outline3" style:family="presentation" style:parent-style-name="Заглавие1-outline2">
      <style:paragraph-properties fo:margin-left="0cm" fo:margin-right="0cm" fo:margin-top="0cm" fo:margin-bottom="0.299cm" fo:line-height="100%" fo:text-align="start" fo:text-indent="0cm" style:punctuation-wrap="hanging" style:line-break="normal" style:writing-mode="lr-tb" style:font-independent-line-spacing="true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WenQuanYi Zen Hei'" style:font-pitch-asian="variable" style:font-size-asian="24pt" style:font-style-asian="normal" style:font-weight-asian="normal" style:font-family-complex="'WenQuanYi Zen Hei'" style:font-pitch-complex="variable" style:font-size-complex="24pt" style:font-style-complex="normal" style:font-weight-complex="normal" style:font-relief="none"/>
    </style:style>
    <style:style style:name="Заглавие1-outline4" style:family="presentation" style:parent-style-name="Заглавие1-outline3">
      <style:paragraph-properties fo:margin-left="0cm" fo:margin-right="0cm" fo:margin-top="0cm" fo:margin-bottom="0.198cm" fo:line-height="100%" fo:text-align="start" fo:text-indent="0cm" style:punctuation-wrap="hanging" style:line-break="normal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1-outline5" style:family="presentation" style:parent-style-name="Заглавие1-outline4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1-outline6" style:family="presentation" style:parent-style-name="Заглавие1-outline5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1-outline7" style:family="presentation" style:parent-style-name="Заглавие1-outline6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1-outline8" style:family="presentation" style:parent-style-name="Заглавие1-outline7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1-outline9" style:family="presentation" style:parent-style-name="Заглавие1-outline8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1-subtitle" style:family="presentation">
      <style:graphic-properties draw:stroke="none" draw:fill="none" draw:textarea-vertical-align="middle">
        <text:list-style style:name="Заглавие1-sub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●">
            <style:list-level-properties text:space-before="1.499cm"/>
            <style:text-properties fo:font-family="StarSymbol" style:font-pitch="variable" fo:color="#000000" fo:font-size="45%"/>
          </text:list-level-style-bullet>
          <text:list-level-style-bullet text:level="3" text:bullet-char="–">
            <style:list-level-properties text:space-before="2.8cm"/>
            <style:text-properties fo:font-family="StarSymbol" style:font-pitch="variable" fo:color="#000000" fo:font-size="75%"/>
          </text:list-level-style-bullet>
          <text:list-level-style-bullet text:level="4" text:bullet-char="●">
            <style:list-level-properties text:space-before="4.198cm"/>
            <style:text-properties fo:font-family="StarSymbol" style:font-pitch="variable" fo:color="#000000" fo:font-size="45%"/>
          </text:list-level-style-bullet>
          <text:list-level-style-bullet text:level="5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6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7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8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9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10" text:bullet-char="–">
            <style:list-level-properties text:space-before="5.397cm"/>
            <style:text-properties fo:font-family="StarSymbol" style:font-pitch="variable" fo:color="#000000" fo:font-size="75%"/>
          </text:list-level-style-bullet>
        </text:list-style>
      </style:graphic-properties>
      <style:paragraph-properties fo:margin-left="0.299cm" fo:margin-right="0cm" fo:margin-top="0cm" fo:margin-bottom="0.498cm" fo:line-height="100%" fo:text-align="center" fo:text-indent="0cm" style:punctuation-wrap="hanging" style:line-break="normal" style:writing-mode="lr-tb" style:font-independent-line-spacing="true">
        <style:tab-stops>
          <style:tab-stop style:position="0cm"/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  <style:tab-stop style:position="27.6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WenQuanYi Zen Hei'" style:font-pitch-asian="variable" style:font-size-asian="32pt" style:font-style-asian="normal" style:font-weight-asian="normal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draw:stroke="none" draw:fill="none" draw:textarea-horizontal-align="center" draw:textarea-vertical-align="middle" fo:padding-top="0.13cm" fo:padding-bottom="0.13cm" fo:padding-left="0.25cm" fo:padding-right="0.25cm">
        <text:list-style style:name="Заглавие1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wiss" style:font-pitch-asian="variable" style:font-size-asian="44pt" style:font-style-asian="normal" style:font-weight-asian="normal" style:font-family-complex="'Microsoft YaHei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Заглавие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Заглавие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2-notes" style:family="presentation">
      <style:graphic-properties draw:stroke="none" draw:fill="none">
        <text:list-style style:name="Заглавие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wiss" style:font-pitch-asian="variable" style:font-size-asian="12pt" style:font-style-asian="normal" style:font-weight-asian="normal" style:font-family-complex="'Microsoft YaHei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Заглавие2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1.499cm" text:min-label-width="0.899cm"/>
            <style:text-properties fo:font-family="StarSymbol" style:font-pitch="variable" fo:color="#000000" fo:font-size="45%"/>
          </text:list-level-style-bullet>
          <text:list-level-style-bullet text:level="3" text:bullet-char="–">
            <style:list-level-properties text:space-before="2.8cm" text:min-label-width="0.798cm"/>
            <style:text-properties fo:font-family="StarSymbol" style:font-pitch="variable" fo:color="#000000" fo:font-size="75%"/>
          </text:list-level-style-bullet>
          <text:list-level-style-bullet text:level="4" text:bullet-char="●">
            <style:list-level-properties text:space-before="4.198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6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7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8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9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10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punctuation-wrap="hanging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WenQuanYi Zen Hei'" style:font-pitch-asian="variable" style:font-size-asian="32pt" style:font-style-asian="normal" style:font-weight-asian="normal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2-outline2" style:family="presentation" style:parent-style-name="Заглавие2-outline1">
      <style:paragraph-properties fo:margin-left="0cm" fo:margin-right="0cm" fo:margin-top="0cm" fo:margin-bottom="0.401cm" fo:line-height="100%" fo:text-align="start" fo:text-indent="0cm" style:punctuation-wrap="hanging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WenQuanYi Zen Hei'" style:font-pitch-asian="variable" style:font-size-asian="28pt" style:font-style-asian="normal" style:font-weight-asian="normal" style:font-family-complex="'WenQuanYi Zen Hei'" style:font-pitch-complex="variable" style:font-size-complex="28pt" style:font-style-complex="normal" style:font-weight-complex="normal" style:font-relief="none"/>
    </style:style>
    <style:style style:name="Заглавие2-outline3" style:family="presentation" style:parent-style-name="Заглавие2-outline2">
      <style:paragraph-properties fo:margin-left="0cm" fo:margin-right="0cm" fo:margin-top="0cm" fo:margin-bottom="0.299cm" fo:line-height="100%" fo:text-align="start" fo:text-indent="0cm" style:punctuation-wrap="hanging" style:line-break="normal" style:writing-mode="lr-tb" style:font-independent-line-spacing="true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WenQuanYi Zen Hei'" style:font-pitch-asian="variable" style:font-size-asian="24pt" style:font-style-asian="normal" style:font-weight-asian="normal" style:font-family-complex="'WenQuanYi Zen Hei'" style:font-pitch-complex="variable" style:font-size-complex="24pt" style:font-style-complex="normal" style:font-weight-complex="normal" style:font-relief="none"/>
    </style:style>
    <style:style style:name="Заглавие2-outline4" style:family="presentation" style:parent-style-name="Заглавие2-outline3">
      <style:paragraph-properties fo:margin-left="0cm" fo:margin-right="0cm" fo:margin-top="0cm" fo:margin-bottom="0.198cm" fo:line-height="100%" fo:text-align="start" fo:text-indent="0cm" style:punctuation-wrap="hanging" style:line-break="normal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2-outline5" style:family="presentation" style:parent-style-name="Заглавие2-outline4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2-outline6" style:family="presentation" style:parent-style-name="Заглавие2-outline5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2-outline7" style:family="presentation" style:parent-style-name="Заглавие2-outline6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2-outline8" style:family="presentation" style:parent-style-name="Заглавие2-outline7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2-outline9" style:family="presentation" style:parent-style-name="Заглавие2-outline8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Заглавие2-subtitle" style:family="presentation">
      <style:graphic-properties draw:stroke="none" draw:fill="none" draw:textarea-vertical-align="middle">
        <text:list-style style:name="Заглавие2-sub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●">
            <style:list-level-properties text:space-before="1.499cm"/>
            <style:text-properties fo:font-family="StarSymbol" style:font-pitch="variable" fo:color="#000000" fo:font-size="45%"/>
          </text:list-level-style-bullet>
          <text:list-level-style-bullet text:level="3" text:bullet-char="–">
            <style:list-level-properties text:space-before="2.8cm"/>
            <style:text-properties fo:font-family="StarSymbol" style:font-pitch="variable" fo:color="#000000" fo:font-size="75%"/>
          </text:list-level-style-bullet>
          <text:list-level-style-bullet text:level="4" text:bullet-char="●">
            <style:list-level-properties text:space-before="4.198cm"/>
            <style:text-properties fo:font-family="StarSymbol" style:font-pitch="variable" fo:color="#000000" fo:font-size="45%"/>
          </text:list-level-style-bullet>
          <text:list-level-style-bullet text:level="5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6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7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8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9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10" text:bullet-char="–">
            <style:list-level-properties text:space-before="5.397cm"/>
            <style:text-properties fo:font-family="StarSymbol" style:font-pitch="variable" fo:color="#000000" fo:font-size="75%"/>
          </text:list-level-style-bullet>
        </text:list-style>
      </style:graphic-properties>
      <style:paragraph-properties fo:margin-left="0.299cm" fo:margin-right="0cm" fo:margin-top="0cm" fo:margin-bottom="0.498cm" fo:line-height="100%" fo:text-align="center" fo:text-indent="0cm" style:punctuation-wrap="hanging" style:line-break="normal" style:writing-mode="lr-tb" style:font-independent-line-spacing="true">
        <style:tab-stops>
          <style:tab-stop style:position="0cm"/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  <style:tab-stop style:position="27.6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WenQuanYi Zen Hei'" style:font-pitch-asian="variable" style:font-size-asian="32pt" style:font-style-asian="normal" style:font-weight-asian="normal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2-title" style:family="presentation">
      <style:graphic-properties draw:stroke="none" draw:fill="none" draw:textarea-horizontal-align="center" draw:textarea-vertical-align="middle" fo:padding-top="0.13cm" fo:padding-bottom="0.13cm" fo:padding-left="0.25cm" fo:padding-right="0.25cm">
        <text:list-style style:name="Заглавие2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wiss" style:font-pitch-asian="variable" style:font-size-asian="44pt" style:font-style-asian="normal" style:font-weight-asian="normal" style:font-family-complex="'Microsoft YaHei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7.6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7.6000003814697pt" style:font-style-asian="normal" style:font-weight-asian="normal" style:font-family-complex="Mangal" style:font-family-generic-complex="system" style:font-pitch-complex="variable" style:font-size-complex="27.6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line-height="100%" fo:text-align="start" fo:text-indent="0cm" style:punctuation-wrap="simple"/>
      <style:text-properties fo:color="#000000" style:text-outline="false" style:text-line-through-style="none" fo:font-family="Calibri" fo:font-size="26.6000003814697pt" fo:letter-spacing="normal" fo:language="en" fo:country="US" fo:font-style="normal" fo:text-shadow="none" style:text-underline-style="none" fo:font-weight="normal" style:letter-kerning="true" style:font-family-asian="'ＭＳ Ｐゴシック'" style:font-family-generic-asian="decorative" style:font-size-asian="32pt" style:language-asian="en" style:country-asian="US" style:font-style-asian="normal" style:font-weight-asian="normal" style:font-family-complex="'ＭＳ Ｐゴシック'" style:font-pitch-complex="fixed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331cm" fo:line-height="100%" fo:text-align="start" fo:text-indent="0cm" style:punctuation-wrap="simple"/>
      <style:text-properties fo:color="#000000" style:text-line-through-style="none" fo:font-family="Calibri" fo:font-size="19.8999996185303pt" fo:letter-spacing="normal" fo:font-style="normal" style:text-underline-style="none" fo:font-weight="normal" style:font-family-asian="'ＭＳ Ｐゴシック'" style:font-family-generic-asian="decorative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248cm" fo:line-height="100%" fo:text-align="start" fo:text-indent="0cm" style:punctuation-wrap="simple"/>
      <style:text-properties fo:color="#000000" style:text-line-through-style="none" fo:font-family="Calibri" fo:font-size="16.6000003814697pt" fo:letter-spacing="normal" fo:font-style="normal" style:text-underline-style="none" fo:font-weight="normal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165cm" fo:line-height="100%" fo:text-align="start" fo:text-indent="0cm" style:punctuation-wrap="simple"/>
      <style:text-properties fo:color="#000000" style:text-line-through-style="none" fo:font-family="Calibri" fo:font-size="16.6000003814697pt" fo:letter-spacing="normal" fo:font-style="normal" style:text-underline-style="none" fo:font-weight="normal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4.6999998092651pt" fo:letter-spacing="normal" fo:language="en" fo:country="US" fo:font-style="normal" fo:text-shadow="none" style:text-underline-style="none" fo:font-weight="normal" style:letter-kerning="true" style:font-family-asian="'ＭＳ Ｐゴシック'" style:font-family-generic-asian="decorative" style:font-size-asian="18pt" style:language-asian="en" style:country-asian="US" style:font-style-asian="normal" style:font-weight-asian="normal" style:font-family-complex="'ＭＳ Ｐゴシック'" style:font-pitch-complex="fixed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7.6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7.6000003814697pt" style:font-style-asian="normal" style:font-weight-asian="normal" style:font-family-complex="Mangal" style:font-family-generic-complex="system" style:font-pitch-complex="variable" style:font-size-complex="27.6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line-height="100%" fo:text-align="start" fo:text-indent="0cm" style:punctuation-wrap="simple"/>
      <style:text-properties fo:color="#000000" style:text-outline="false" style:text-line-through-style="none" fo:font-family="Calibri" fo:font-size="26.6000003814697pt" fo:letter-spacing="normal" fo:language="en" fo:country="US" fo:font-style="normal" fo:text-shadow="none" style:text-underline-style="none" fo:font-weight="normal" style:letter-kerning="true" style:font-family-asian="'ＭＳ Ｐゴシック'" style:font-family-generic-asian="decorative" style:font-size-asian="32pt" style:language-asian="en" style:country-asian="US" style:font-style-asian="normal" style:font-weight-asian="normal" style:font-family-complex="'ＭＳ Ｐゴシック'" style:font-pitch-complex="fixed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31cm" fo:line-height="100%" fo:text-align="start" fo:text-indent="0cm" style:punctuation-wrap="simple"/>
      <style:text-properties fo:color="#000000" style:text-line-through-style="none" fo:font-family="Calibri" fo:font-size="19.8999996185303pt" fo:letter-spacing="normal" fo:font-style="normal" style:text-underline-style="none" fo:font-weight="normal" style:font-family-asian="'ＭＳ Ｐゴシック'" style:font-family-generic-asian="decorative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48cm" fo:line-height="100%" fo:text-align="start" fo:text-indent="0cm" style:punctuation-wrap="simple"/>
      <style:text-properties fo:color="#000000" style:text-line-through-style="none" fo:font-family="Calibri" fo:font-size="16.6000003814697pt" fo:letter-spacing="normal" fo:font-style="normal" style:text-underline-style="none" fo:font-weight="normal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65cm" fo:line-height="100%" fo:text-align="start" fo:text-indent="0cm" style:punctuation-wrap="simple"/>
      <style:text-properties fo:color="#000000" style:text-line-through-style="none" fo:font-family="Calibri" fo:font-size="16.6000003814697pt" fo:letter-spacing="normal" fo:font-style="normal" style:text-underline-style="none" fo:font-weight="normal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4.6999998092651pt" fo:letter-spacing="normal" fo:language="en" fo:country="US" fo:font-style="normal" fo:text-shadow="none" style:text-underline-style="none" fo:font-weight="normal" style:letter-kerning="true" style:font-family-asian="'ＭＳ Ｐゴシック'" style:font-family-generic-asian="decorative" style:font-size-asian="18pt" style:language-asian="en" style:country-asian="US" style:font-style-asian="normal" style:font-weight-asian="normal" style:font-family-complex="'ＭＳ Ｐゴシック'" style:font-pitch-complex="fixed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Blank-background" style:display-name="Title and Blank-background" style:family="presentation">
      <style:graphic-properties draw:stroke="none" draw:fill="solid" draw:fill-color="#ffffff"/>
      <style:text-properties style:letter-kerning="true"/>
    </style:style>
    <style:style style:name="Title_20_and_20_Blank-backgroundobjects" style:display-name="Title and 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lank-notes" style:display-name="Title and 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Blank-outline1" style:display-name="Title and Blank-outline1" style:family="presentation">
      <style:graphic-properties draw:stroke="none" draw:fill="none" draw:auto-grow-height="false" draw:fit-to-size="shrink-to-fit">
        <text:list-style style:name="Title_20_and_20_Blank-outline1" style:display-name="Title and 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line-height="100%" fo:text-align="start" fo:text-indent="0cm" style:punctuation-wrap="simple"/>
      <style:text-properties fo:color="#000000" style:text-outline="false" style:text-line-through-style="none" fo:font-family="Calibri" fo:font-size="26.6000003814697pt" fo:letter-spacing="normal" fo:language="en" fo:country="US" fo:font-style="normal" fo:text-shadow="none" style:text-underline-style="none" fo:font-weight="normal" style:letter-kerning="true" style:font-family-asian="'ＭＳ Ｐゴシック'" style:font-family-generic-asian="decorative" style:font-size-asian="32pt" style:language-asian="en" style:country-asian="US" style:font-style-asian="normal" style:font-weight-asian="normal" style:font-family-complex="'ＭＳ Ｐゴシック'" style:font-pitch-complex="fixed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Blank-outline2" style:display-name="Title and Blank-outline2" style:family="presentation" style:parent-style-name="Title_20_and_20_Blank-outline1">
      <style:paragraph-properties fo:margin-left="0cm" fo:margin-right="0cm" fo:margin-top="0cm" fo:margin-bottom="0.331cm" fo:line-height="100%" fo:text-align="start" fo:text-indent="0cm" style:punctuation-wrap="simple"/>
      <style:text-properties fo:color="#000000" style:text-line-through-style="none" fo:font-family="Calibri" fo:font-size="19.8999996185303pt" fo:letter-spacing="normal" fo:font-style="normal" style:text-underline-style="none" fo:font-weight="normal" style:font-family-asian="'ＭＳ Ｐゴシック'" style:font-family-generic-asian="decorative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Blank-outline3" style:display-name="Title and Blank-outline3" style:family="presentation" style:parent-style-name="Title_20_and_20_Blank-outline2">
      <style:paragraph-properties fo:margin-left="0cm" fo:margin-right="0cm" fo:margin-top="0cm" fo:margin-bottom="0.248cm" fo:line-height="100%" fo:text-align="start" fo:text-indent="0cm" style:punctuation-wrap="simple"/>
      <style:text-properties fo:color="#000000" style:text-line-through-style="none" fo:font-family="Calibri" fo:font-size="16.6000003814697pt" fo:letter-spacing="normal" fo:font-style="normal" style:text-underline-style="none" fo:font-weight="normal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Blank-outline4" style:display-name="Title and Blank-outline4" style:family="presentation" style:parent-style-name="Title_20_and_20_Blank-outline3">
      <style:paragraph-properties fo:margin-left="0cm" fo:margin-right="0cm" fo:margin-top="0cm" fo:margin-bottom="0.165cm" fo:line-height="100%" fo:text-align="start" fo:text-indent="0cm" style:punctuation-wrap="simple"/>
      <style:text-properties fo:color="#000000" style:text-line-through-style="none" fo:font-family="Calibri" fo:font-size="16.6000003814697pt" fo:letter-spacing="normal" fo:font-style="normal" style:text-underline-style="none" fo:font-weight="normal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Blank-outline5" style:display-name="Title and Blank-outline5" style:family="presentation" style:parent-style-name="Title_20_and_20_Blank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Blank-outline6" style:display-name="Title and Blank-outline6" style:family="presentation" style:parent-style-name="Title_20_and_20_Blank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Blank-outline7" style:display-name="Title and Blank-outline7" style:family="presentation" style:parent-style-name="Title_20_and_20_Blank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Blank-outline8" style:display-name="Title and Blank-outline8" style:family="presentation" style:parent-style-name="Title_20_and_20_Blank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Blank-outline9" style:display-name="Title and Blank-outline9" style:family="presentation" style:parent-style-name="Title_20_and_20_Blank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Blank-subtitle" style:display-name="Title and Blank-subtitle" style:family="presentation">
      <style:graphic-properties draw:stroke="none" draw:fill="none" draw:textarea-vertical-align="middle">
        <text:list-style style:name="Title_20_and_20_Blank-subtitle" style:display-name="Title and 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lank-title" style:display-name="Title and Blank-title" style:family="presentation">
      <style:graphic-properties draw:stroke="none" draw:fill="none" draw:textarea-vertical-align="middle">
        <text:list-style style:name="Title_20_and_20_Blank-title" style:display-name="Title and 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4.6999998092651pt" fo:letter-spacing="normal" fo:language="en" fo:country="US" fo:font-style="normal" fo:text-shadow="none" style:text-underline-style="none" fo:font-weight="normal" style:letter-kerning="true" style:font-family-asian="'ＭＳ Ｐゴシック'" style:font-family-generic-asian="decorative" style:font-size-asian="18pt" style:language-asian="en" style:country-asian="US" style:font-style-asian="normal" style:font-weight-asian="normal" style:font-family-complex="'ＭＳ Ｐゴシック'" style:font-pitch-complex="fixed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line-height="100%" fo:text-align="start" fo:text-indent="0cm" style:punctuation-wrap="simple"/>
      <style:text-properties fo:color="#000000" style:text-outline="false" style:text-line-through-style="none" fo:font-family="Calibri" fo:font-size="26.6000003814697pt" fo:letter-spacing="normal" fo:language="en" fo:country="US" fo:font-style="normal" fo:text-shadow="none" style:text-underline-style="none" fo:font-weight="normal" style:letter-kerning="true" style:font-family-asian="'ＭＳ Ｐゴシック'" style:font-family-generic-asian="decorative" style:font-size-asian="32pt" style:language-asian="en" style:country-asian="US" style:font-style-asian="normal" style:font-weight-asian="normal" style:font-family-complex="'ＭＳ Ｐゴシック'" style:font-pitch-complex="fixed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cm" fo:margin-bottom="0.331cm" fo:line-height="100%" fo:text-align="start" fo:text-indent="0cm" style:punctuation-wrap="simple"/>
      <style:text-properties fo:color="#000000" style:text-line-through-style="none" fo:font-family="Calibri" fo:font-size="19.8999996185303pt" fo:letter-spacing="normal" fo:font-style="normal" style:text-underline-style="none" fo:font-weight="normal" style:font-family-asian="'ＭＳ Ｐゴシック'" style:font-family-generic-asian="decorative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cm" fo:margin-bottom="0.248cm" fo:line-height="100%" fo:text-align="start" fo:text-indent="0cm" style:punctuation-wrap="simple"/>
      <style:text-properties fo:color="#000000" style:text-line-through-style="none" fo:font-family="Calibri" fo:font-size="16.6000003814697pt" fo:letter-spacing="normal" fo:font-style="normal" style:text-underline-style="none" fo:font-weight="normal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cm" fo:margin-bottom="0.165cm" fo:line-height="100%" fo:text-align="start" fo:text-indent="0cm" style:punctuation-wrap="simple"/>
      <style:text-properties fo:color="#000000" style:text-line-through-style="none" fo:font-family="Calibri" fo:font-size="16.6000003814697pt" fo:letter-spacing="normal" fo:font-style="normal" style:text-underline-style="none" fo:font-weight="normal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4.6999998092651pt" fo:letter-spacing="normal" fo:language="en" fo:country="US" fo:font-style="normal" fo:text-shadow="none" style:text-underline-style="none" fo:font-weight="normal" style:letter-kerning="true" style:font-family-asian="'ＭＳ Ｐゴシック'" style:font-family-generic-asian="decorative" style:font-size-asian="18pt" style:language-asian="en" style:country-asian="US" style:font-style-asian="normal" style:font-weight-asian="normal" style:font-family-complex="'ＭＳ Ｐゴシック'" style:font-pitch-complex="fixed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5.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 style:list-style-name="ML11">
      <style:graphic-properties draw:stroke="none" svg:stroke-width="0.026cm" draw:stroke-linejoin="miter" draw:fill="solid" draw:fill-color="#0860a8" draw:textarea-vertical-align="middle" draw:auto-grow-height="false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65cm, 0.171cm, 0.1cm)" draw:image-opacity="100%" style:mirror="none"/>
    </style:style>
    <style:style style:name="Mgr13" style:family="graphic" style:parent-style-name="standard" style:list-style-name="ML11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14" style:family="graphic" style:parent-style-name="standard" style:list-style-name="ML11">
      <style:graphic-properties draw:stroke="none" svg:stroke-width="0.026cm" draw:stroke-linejoin="miter" draw:fill="solid" draw:fill-color="#0860a8" draw:textarea-vertical-align="middle" draw:auto-grow-height="false" fo:padding-top="0.125cm" fo:padding-bottom="0.125cm" fo:padding-left="0.25cm" fo:padding-right="0.25cm" fo:wrap-option="no-wrap"/>
    </style:style>
    <style:style style:name="Mgr15" style:family="graphic" style:parent-style-name="standard" style:list-style-name="ML11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16" style:family="graphic" style:parent-style-name="standard" style:list-style-name="ML11">
      <style:graphic-properties draw:stroke="none" svg:stroke-width="0.026cm" draw:stroke-linejoin="miter" draw:fill="solid" draw:fill-color="#0860a8" draw:textarea-vertical-align="middle" draw:auto-grow-height="false" fo:padding-top="0.125cm" fo:padding-bottom="0.125cm" fo:padding-left="0.25cm" fo:padding-right="0.25cm" fo:wrap-option="no-wrap"/>
    </style:style>
    <style:style style:name="Mgr17" style:family="graphic" style:parent-style-name="standard" style:list-style-name="ML11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18" style:family="graphic" style:parent-style-name="standard" style:list-style-name="ML11">
      <style:graphic-properties draw:stroke="none" svg:stroke-width="0.026cm" draw:stroke-linejoin="miter" draw:fill="solid" draw:fill-color="#0860a8" draw:textarea-vertical-align="middle" draw:auto-grow-height="false" fo:padding-top="0.125cm" fo:padding-bottom="0.125cm" fo:padding-left="0.25cm" fo:padding-right="0.25cm" fo:wrap-option="no-wrap"/>
    </style:style>
    <style:style style:name="Mgr19" style:family="graphic" style:parent-style-name="standard" style:list-style-name="ML11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20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Заглавие1-backgroundobjects" style:list-style-name="ML1">
      <style:graphic-properties draw:stroke="none" draw:fill="none" draw:fill-color="#ffffff" draw:auto-grow-height="false" draw:auto-grow-width="false" fo:min-height="2.294cm" fo:min-width="0cm" fo:wrap-option="wrap"/>
    </style:style>
    <style:style style:name="Mpr2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/>
    </style:style>
    <style:style style:name="Mpr3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/>
    </style:style>
    <style:style style:name="Mpr5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Заглавие2-backgroundobjects" style:list-style-name="ML1">
      <style:graphic-properties draw:stroke="none" draw:fill="none" draw:fill-color="#ffffff" draw:auto-grow-height="false" draw:auto-grow-width="false" fo:min-height="0.84cm" fo:min-width="0cm" fo:wrap-option="wrap"/>
    </style:style>
    <style:style style:name="Mpr7" style:family="presentation" style:parent-style-name="Заглавие2-backgroundobjects" style:list-style-name="ML1">
      <style:graphic-properties draw:stroke="none" draw:fill="none" draw:fill-color="#ffffff" draw:auto-grow-height="false" draw:auto-grow-width="false" fo:min-height="1.276cm" fo:min-width="0cm" fo:wrap-option="wrap"/>
    </style:style>
    <style:style style:name="Mpr8" style:family="presentation" style:parent-style-name="Заглавие2-backgroundobjects" style:list-style-name="ML1">
      <style:graphic-properties draw:stroke="none" draw:fill="none" draw:fill-color="#ffffff" draw:auto-grow-height="false" draw:auto-grow-width="false" fo:min-height="0.854cm" fo:min-width="0cm" fo:wrap-option="wrap"/>
    </style:style>
    <style:style style:name="Mpr9" style:family="presentation" style:parent-style-name="Заглавие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/>
    </style:style>
    <style:style style:name="Mpr10" style:family="presentation" style:parent-style-name="Заглавие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1" style:family="presentation" style:parent-style-name="Заглавие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/>
    </style:style>
    <style:style style:name="Mpr12" style:family="presentation" style:parent-style-name="Заглавие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itle_20_Slide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14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5" style:family="presentation" style:parent-style-name="Title_20_Slide-backgroundobjects">
      <style:graphic-properties draw:stroke="none" draw:fill="none" draw:fill-color="#ffffff" draw:auto-grow-height="false" fo:min-height="1.314cm"/>
    </style:style>
    <style:style style:name="Mpr1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1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Title_20_and_20_Content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19" style:family="presentation" style:parent-style-name="Title_20_and_20_Content-outline1">
      <style:graphic-properties draw:stroke="none" svg:stroke-width="0cm" draw:fill="none" draw:textarea-vertical-align="top" draw:auto-grow-height="false" fo:min-height="11.049cm" fo:padding-top="0.125cm" fo:padding-bottom="0.125cm" fo:padding-left="0.25cm" fo:padding-right="0.25cm" fo:wrap-option="wrap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Title_20_and_20_Blank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24" style:family="presentation" style:parent-style-name="Title_20_and_20_Blank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5" style:family="presentation" style:parent-style-name="Title_20_and_20_Blank-backgroundobjects">
      <style:graphic-properties draw:stroke="none" draw:fill="none" draw:fill-color="#ffffff" draw:auto-grow-height="false" fo:min-height="1.291cm"/>
    </style:style>
    <style:style style:name="Mpr26" style:family="presentation" style:parent-style-name="Title_20_and_20_Blank-backgroundobjects">
      <style:graphic-properties draw:stroke="none" draw:fill="none" draw:fill-color="#ffffff" draw:textarea-vertical-align="bottom" draw:auto-grow-height="false" fo:min-height="1.291cm"/>
    </style:style>
    <style:style style:name="Mpr27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8" style:family="presentation" style:parent-style-name="_31__5f_Title_20_Slide-backgroundobjects">
      <style:graphic-properties draw:stroke="none" draw:fill="none" draw:fill-color="#ffffff" draw:auto-grow-height="false" fo:min-height="1.291cm"/>
    </style:style>
    <style:style style:name="Mpr29" style:family="presentation" style:parent-style-name="_31__5f_Title_20_Slide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punctuation-wrap="simple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margin-top="0.211cm" fo:margin-bottom="0.41cm" fo:line-height="100%" fo:text-indent="0cm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center" fo:text-indent="0cm" style:writing-mode="lr-tb"/>
    </style:style>
    <style:style style:name="MP13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4" style:family="paragraph">
      <style:paragraph-properties fo:text-align="start"/>
      <style:text-properties fo:font-size="18pt"/>
    </style:style>
    <style:style style:name="MP15" style:family="paragraph">
      <style:paragraph-properties fo:margin-left="0cm" fo:margin-right="0cm" fo:margin-top="0.318cm" fo:margin-bottom="0cm" fo:line-height="150%" fo:text-align="start" fo:text-indent="0cm" style:punctuation-wrap="hanging"/>
      <style:text-properties fo:hyphenate="false"/>
    </style:style>
    <style:style style:name="MP16" style:family="paragraph">
      <style:paragraph-properties fo:margin-left="0cm" fo:margin-right="0cm" fo:margin-top="0.318cm" fo:margin-bottom="0cm" fo:line-height="150%" fo:text-align="start" fo:text-indent="0cm" style:punctuation-wrap="hanging" style:font-independent-line-spacing="true"/>
      <style:text-properties fo:font-size="14.8999996185303pt" fo:hyphenate="false"/>
    </style:style>
    <style:style style:name="MP17" style:family="paragraph">
      <style:paragraph-properties fo:margin-left="0cm" fo:margin-right="0cm" fo:margin-top="0.318cm" fo:margin-bottom="0cm" fo:line-height="120%" fo:text-align="center" fo:text-indent="0cm" style:punctuation-wrap="hanging"/>
      <style:text-properties fo:hyphenate="false"/>
    </style:style>
    <style:style style:name="MP18" style:family="paragraph">
      <style:paragraph-properties fo:margin-left="0cm" fo:margin-right="0cm" fo:margin-top="0.318cm" fo:margin-bottom="0cm" fo:line-height="120%" fo:text-align="center" fo:text-indent="0cm" style:punctuation-wrap="hanging" style:font-independent-line-spacing="true"/>
      <style:text-properties fo:font-size="14.8999996185303pt" fo:hyphenate="false"/>
    </style:style>
    <style:style style:name="MP19" style:family="paragraph">
      <style:paragraph-properties fo:margin-top="0cm" fo:margin-bottom="0cm" fo:line-height="100%" fo:text-align="center" style:punctuation-wrap="simple"/>
    </style:style>
    <style:style style:name="MP20" style:family="paragraph">
      <style:paragraph-properties fo:text-align="start" style:font-independent-line-spacing="true"/>
      <style:text-properties fo:font-size="18pt"/>
    </style:style>
    <style:style style:name="MP21" style:family="paragraph">
      <style:paragraph-properties fo:margin-left="0cm" fo:margin-right="0cm" fo:margin-top="0.212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2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23" style:family="paragraph"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start"/>
    </style:style>
    <style:style style:name="MP25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26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2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2pt" fo:language="ru" fo:country="RU" style:font-family-asian="'Arial Unicode MS'" style:font-family-generic-asian="swiss" style:font-pitch-asian="variable" style:font-size-asian="12pt" style:font-family-complex="'Arial Unicode MS'" style:font-family-generic-complex="swiss" style:font-pitch-complex="variable" style:font-size-complex="12pt"/>
    </style:style>
    <style:style style:name="MT3" style:family="text">
      <style:text-properties fo:color="#0000ff" fo:font-family="'Courier New'" style:font-family-generic="modern" style:font-pitch="fixed" fo:font-size="20pt" fo:language="en" fo:country="US" fo:font-weight="bold" style:font-family-asian="'Microsoft YaHei'" style:font-family-generic-asian="swiss" style:font-pitch-asian="variable" style:font-size-asian="20pt" style:font-weight-asian="bold" style:font-family-complex="'Microsoft YaHei'" style:font-family-generic-complex="swiss" style:font-pitch-complex="variable" style:font-size-complex="20pt" style:font-weight-complex="bold"/>
    </style:style>
    <style:style style:name="MT4" style:family="text">
      <style:text-properties fo:color="#000000" fo:language="ru" fo:country="RU" style:font-family-asian="'DejaVu Sans Condensed'" style:font-family-generic-asian="swiss" style:font-pitch-asian="variable" style:font-family-complex="'DejaVu Sans Condensed'" style:font-family-generic-complex="swiss" style:font-pitch-complex="variable"/>
    </style:style>
    <style:style style:name="MT5" style:family="text">
      <style:text-properties fo:color="#000000" fo:font-size="12pt" fo:language="ru" fo:country="RU" style:font-family-asian="'DejaVu Sans Condensed'" style:font-family-generic-asian="swiss" style:font-pitch-asian="variable" style:font-size-asian="12pt" style:font-family-complex="'DejaVu Sans Condensed'" style:font-family-generic-complex="swiss" style:font-pitch-complex="variable" style:font-size-complex="12pt"/>
    </style:style>
    <style:style style:name="MT6" style:family="text">
      <style:text-properties fo:color="#000000" fo:font-family="Arial" style:font-pitch="variable" fo:font-size="12pt" fo:language="ru" fo:country="RU" style:font-family-asian="'DejaVu Sans Condensed'" style:font-family-generic-asian="swiss" style:font-pitch-asian="variable" style:font-size-asian="12pt" style:font-family-complex="'DejaVu Sans Condensed'" style:font-family-generic-complex="swiss" style:font-pitch-complex="variable" style:font-size-complex="12pt"/>
    </style:style>
    <style:style style:name="MT7" style:family="text">
      <style:text-properties fo:color="#000000" fo:font-size="14pt" fo:language="ru" fo:country="RU" style:font-family-asian="'DejaVu Sans Condensed'" style:font-family-generic-asian="swiss" style:font-pitch-asian="variable" style:font-size-asian="14pt" style:font-family-complex="'DejaVu Sans Condensed'" style:font-family-generic-complex="swiss" style:font-pitch-complex="variable" style:font-size-complex="14pt"/>
    </style:style>
    <style:style style:name="MT8" style:family="text">
      <style:text-properties fo:color="#ffffff" style:text-line-through-style="none" fo:font-family="Calibri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9" style:family="text">
      <style:text-properties fo:color="#ffffff" style:text-line-through-style="none" fo:font-family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10" style:family="text">
      <style:text-properties fo:color="#1f497d" style:text-line-through-style="none" fo:font-family="'Neo Sans Intel Medium'" style:font-family-generic="swiss" style:font-pitch="variable" fo:font-size="36pt" fo:letter-spacing="normal" fo:font-style="normal" style:text-underline-style="none" fo:font-weight="normal" style:font-family-asian="'ＭＳ Ｐゴシック'" style:font-family-generic-asian="decorative" style:font-size-asian="36pt" style:font-style-asian="normal" style:font-weight-asian="normal" style:font-family-complex="'Neo Sans Intel Medium'" style:font-family-generic-complex="swiss" style:font-pitch-complex="variable" style:font-size-complex="36pt" style:font-style-complex="normal" style:font-weight-complex="normal"/>
    </style:style>
    <style:style style:name="MT11" style:family="text">
      <style:text-properties fo:color="#ffffff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2" style:family="text">
      <style:text-properties fo:color="#1f497d" style:text-line-through-style="none" fo:font-family="'Neo Sans Intel Medium'" style:font-family-generic="swiss" style:font-pitch="variable" fo:font-size="32pt" fo:letter-spacing="normal" fo:font-style="normal" style:text-underline-style="none" fo:font-weight="normal" style:font-family-asian="'ＭＳ Ｐゴシック'" style:font-family-generic-asian="decorative" style:font-size-asian="32pt" style:font-style-asian="normal" style:font-weight-asian="normal" style:font-family-complex="'ＭＳ Ｐゴシック'" style:font-pitch-complex="fixed" style:font-size-complex="32pt" style:font-style-complex="normal" style:font-weight-complex="normal"/>
    </style:style>
    <style:style style:name="MT13" style:family="text">
      <style:text-properties fo:color="#1f497d" style:text-line-through-style="none" fo:font-family="'Neo Sans Intel Medium'" style:font-family-generic="swiss" style:font-pitch="variable" fo:font-size="28pt" fo:letter-spacing="normal" fo:font-style="normal" style:text-underline-style="none" fo:font-weight="normal" style:font-family-asian="'ＭＳ Ｐゴシック'" style:font-family-generic-asian="decorative" style:font-size-asian="28pt" style:font-style-asian="normal" style:font-weight-asian="normal" style:font-family-complex="'ＭＳ Ｐゴシック'" style:font-pitch-complex="fixed" style:font-size-complex="28pt" style:font-style-complex="normal" style:font-weight-complex="normal"/>
    </style:style>
    <style:style style:name="MT14" style:family="text">
      <style:text-properties fo:color="#1f497d" style:text-line-through-style="none" fo:font-family="'Neo Sans Intel Medium'" style:font-family-generic="swiss" style:font-pitch="variable" fo:font-size="24pt" fo:letter-spacing="normal" fo:font-style="normal" style:text-underline-style="none" fo:font-weight="normal" style:font-family-asian="'ＭＳ Ｐゴシック'" style:font-family-generic-asian="decorative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/>
    </style:style>
    <style:style style:name="MT15" style:family="text">
      <style:text-properties fo:color="#1f497d" style:text-line-through-style="none" fo:font-family="'Neo Sans Intel Medium'" style:font-family-generic="swiss" style:font-pitch="variable" fo:font-size="20pt" fo:letter-spacing="normal" fo:font-style="normal" style:text-underline-style="none" fo:font-weight="normal" style:font-family-asian="'ＭＳ Ｐゴシック'" style:font-family-generic-asian="decorative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/>
    </style:style>
    <style:style style:name="MT16" style:family="text">
      <style:text-properties fo:color="#1f497d" style:text-line-through-style="none" fo:font-family="'Neo Sans Intel Medium'" style:font-family-generic="swiss" style:font-pitch="variable" fo:font-size="18pt" fo:letter-spacing="normal" fo:font-style="normal" style:text-underline-style="none" fo:font-weight="normal" style:font-family-asian="'ＭＳ Ｐゴシック'" style:font-family-generic-asian="decorative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/>
    </style:style>
    <style:style style:name="MT17" style:family="text">
      <style:text-properties fo:color="#1f497d" style:text-line-through-style="none" fo:font-family="'Neo Sans Intel Medium'" style:font-family-generic="swiss" style:font-pitch="variable" fo:font-size="16pt" fo:letter-spacing="normal" fo:font-style="normal" style:text-underline-style="none" fo:font-weight="normal" style:font-family-asian="'ＭＳ Ｐゴシック'" style:font-family-generic-asian="decorative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99cm" svg:x="1cm" svg:y="2.917cm"/>
      <draw:page-thumbnail draw:layer="backgroundobjects" svg:width="8.024cm" svg:height="4.99cm" svg:x="1cm" svg:y="10.203cm"/>
      <draw:page-thumbnail draw:layer="backgroundobjects" svg:width="8.024cm" svg:height="4.99cm" svg:x="1cm" svg:y="17.489cm"/>
      <draw:page-thumbnail draw:layer="backgroundobjects" svg:width="8.024cm" svg:height="4.99cm" svg:x="10.025cm" svg:y="2.917cm"/>
      <draw:page-thumbnail draw:layer="backgroundobjects" svg:width="8.024cm" svg:height="4.99cm" svg:x="10.025cm" svg:y="10.203cm"/>
      <draw:page-thumbnail draw:layer="backgroundobjects" svg:width="8.024cm" svg:height="4.99cm" svg:x="10.025cm" svg:y="17.489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draw:frame draw:name="Picture 2" draw:style-name="Mgr3" draw:text-style-name="MP3" draw:layer="backgroundobjects" svg:width="25.4cm" svg:height="15.8cm" svg:x="0cm" svg:y="0cm">
        <draw:image xlink:href="Pictures/10000201000002CD0000036E76073950.png" xlink:type="simple" xlink:show="embed" xlink:actuate="onLoad">
          <text:p/>
        </draw:image>
      </draw:frame>
      <draw:frame presentation:style-name="Обычный-title" draw:layer="backgroundobjects" svg:width="22.86cm" svg:height="3.985cm" svg:x="1.27cm" svg:y="-0.043cm" presentation:class="title" presentation:placeholder="true">
        <draw:text-box/>
      </draw:frame>
      <draw:frame presentation:style-name="Обычный-outline1" draw:layer="backgroundobjects" svg:width="22.86cm" svg:height="9.164cm" svg:x="1.27cm" svg:y="3.7cm" presentation:class="outline" presentation:placeholder="true">
        <draw:text-box/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frame draw:style-name="Mgr5" draw:text-style-name="MP5" draw:layer="backgroundobjects" svg:width="8.255cm" svg:height="1.277cm" svg:x="-0.001cm" svg:y="0cm" presentation:class="header">
          <draw:text-box>
            <text:p/>
          </draw:text-box>
        </draw:frame>
        <draw:frame draw:style-name="Mgr6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2"><text:date style:data-style-name="D3" text:date-value="2012-11-12">12.11.12</text:date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5.24cm" svg:height="11.431cm" svg:x="1.905cm" svg:y="12.065cm" presentation:class="notes" presentation:placeholder="true">
          <draw:text-box/>
        </draw:frame>
        <draw:frame draw:style-name="Mgr7" draw:text-style-name="MP5" draw:layer="backgroundobjects" svg:width="8.255cm" svg:height="1.277cm" svg:x="-0.001cm" svg:y="24.119cm" presentation:class="footer">
          <draw:text-box>
            <text:p/>
          </draw:text-box>
        </draw:frame>
        <draw:frame draw:style-name="Mgr8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Заглавие1" style:page-layout-name="PM1" draw:style-name="Mdp1">
      <draw:frame draw:name="Picture 2" draw:style-name="Mgr3" draw:text-style-name="MP3" draw:layer="backgroundobjects" svg:width="25.4cm" svg:height="15.8cm" svg:x="0cm" svg:y="0cm">
        <draw:image xlink:href="Pictures/10000201000002CD0000036E76073950.png" xlink:type="simple" xlink:show="embed" xlink:actuate="onLoad">
          <text:p/>
        </draw:image>
      </draw:frame>
      <draw:custom-shape draw:name="Subtitle 2" draw:style-name="Mgr9" draw:text-style-name="MP9" draw:layer="backgroundobjects" svg:width="9.737cm" svg:height="1.623cm" svg:x="15.099cm" svg:y="11.099cm">
        <text:list text:style-name="ML2">
          <text:list-header>
            <text:p text:style-name="MP8"><text:span text:style-name="MT3"><text:a xlink:href="mailto:email@email.com">email@email.com</text:a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2" draw:style-name="Mgr3" draw:text-style-name="MP3" draw:layer="backgroundobjects" svg:width="5.79cm" svg:height="1.553cm" svg:x="9.309cm" svg:y="0.586cm">
        <draw:image xlink:href="Pictures/1000020100000251000000A2296C0647.png" xlink:type="simple" xlink:show="embed" xlink:actuate="onLoad">
          <text:p/>
        </draw:image>
      </draw:frame>
      <draw:frame draw:name="Picture 3" draw:style-name="Mgr3" draw:text-style-name="MP3" draw:layer="backgroundobjects" svg:width="3.88cm" svg:height="1.931cm" svg:x="0.419cm" svg:y="0.397cm">
        <draw:image xlink:href="Pictures/1000020100000184000000CB5B5D5D44.png" xlink:type="simple" xlink:show="embed" xlink:actuate="onLoad">
          <text:p/>
        </draw:image>
      </draw:frame>
      <draw:frame draw:name="Picture 7" draw:style-name="Mgr3" draw:text-style-name="MP3" draw:layer="backgroundobjects" svg:width="3.047cm" svg:height="1.971cm" svg:x="21.502cm" svg:y="0.379cm">
        <draw:image xlink:href="Pictures/1000000000000138000000CE2DDFFDC8.png" xlink:type="simple" xlink:show="embed" xlink:actuate="onLoad">
          <text:p/>
        </draw:image>
      </draw:frame>
      <draw:frame presentation:style-name="Заглавие1-title" draw:layer="backgroundobjects" svg:width="22.86cm" svg:height="3.985cm" svg:x="1.27cm" svg:y="-0.043cm" presentation:class="title" presentation:placeholder="true">
        <draw:text-box/>
      </draw:frame>
      <draw:frame presentation:style-name="Заглавие1-outline1" draw:layer="backgroundobjects" svg:width="22.86cm" svg:height="9.164cm" svg:x="1.27cm" svg:y="3.7cm" presentation:class="outline" presentation:placeholder="true">
        <draw:text-box/>
      </draw:frame>
      <draw:frame presentation:style-name="Mpr1" draw:text-style-name="MP11" draw:layer="backgroundobjects" svg:width="23.918cm" svg:height="2.293cm" svg:x="0.847cm" svg:y="2.981cm" presentation:class="footer">
        <draw:text-box>
          <text:list text:style-name="ML1">
            <text:list-header>
              <text:p text:style-name="MP10"><text:span text:style-name="MT4">Лаборатория суперкомпьютерных технологий для биомедицины, фармакологии и малоразмерных структур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7cm" svg:x="-0.001cm" svg:y="0cm" presentation:class="header">
          <draw:text-box>
            <text:p/>
          </draw:text-box>
        </draw:frame>
        <draw:frame presentation:style-name="Mpr3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2"><text:date style:data-style-name="D3" text:date-value="2012-11-12">12.11.12</text:date></text:span></text:p>
              </text:list-header>
            </text:list>
          </draw:text-box>
        </draw:frame>
        <draw:page-thumbnail presentation:style-name="Заглавие1-title" draw:layer="backgroundobjects" svg:width="12.7cm" svg:height="9.526cm" svg:x="3.175cm" svg:y="1.904cm" presentation:class="page"/>
        <draw:frame presentation:style-name="Заглавие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5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Заглавие2" style:page-layout-name="PM1" draw:style-name="Mdp1">
      <draw:frame draw:name="Picture 2" draw:style-name="Mgr3" draw:text-style-name="MP3" draw:layer="backgroundobjects" svg:width="25.4cm" svg:height="15.8cm" svg:x="0cm" svg:y="0cm">
        <draw:image xlink:href="Pictures/10000201000002CD0000036E76073950.png" xlink:type="simple" xlink:show="embed" xlink:actuate="onLoad">
          <text:p/>
        </draw:image>
      </draw:frame>
      <draw:frame presentation:style-name="Заглавие2-title" draw:layer="backgroundobjects" svg:width="22.86cm" svg:height="3.985cm" svg:x="1.27cm" svg:y="-0.043cm" presentation:class="title" presentation:placeholder="true">
        <draw:text-box/>
      </draw:frame>
      <draw:frame presentation:style-name="Заглавие2-outline1" draw:layer="backgroundobjects" svg:width="22.86cm" svg:height="9.164cm" svg:x="1.27cm" svg:y="3.7cm" presentation:class="outline" presentation:placeholder="true">
        <draw:text-box/>
      </draw:frame>
      <draw:frame presentation:style-name="Mpr6" draw:text-style-name="MP11" draw:layer="backgroundobjects" svg:width="2.452cm" svg:height="0.839cm" svg:x="0.3cm" svg:y="14.702cm" presentation:class="date-time">
        <draw:text-box>
          <text:list text:style-name="ML1">
            <text:list-header>
              <text:p text:style-name="MP10"><text:span text:style-name="MT5"><text:date style:data-style-name="D3" text:date-value="2012-11-12">12.11.12</text:date></text:span></text:p>
            </text:list-header>
          </text:list>
        </draw:text-box>
      </draw:frame>
      <draw:frame presentation:style-name="Mpr7" draw:text-style-name="MP13" draw:layer="backgroundobjects" svg:width="19.747cm" svg:height="1.275cm" svg:x="2.896cm" svg:y="14.639cm" presentation:class="footer">
        <draw:text-box>
          <text:list text:style-name="ML1">
            <text:list-header>
              <text:p text:style-name="MP12"><text:span text:style-name="MT6">Лаборатория суперкомпьютерных технологий для биомедицины, фармакологии и малоразмерных структур</text:span></text:p>
            </text:list-header>
          </text:list>
        </draw:text-box>
      </draw:frame>
      <draw:frame presentation:style-name="Mpr8" draw:text-style-name="MP11" draw:layer="backgroundobjects" svg:width="1.434cm" svg:height="0.853cm" svg:x="23.499cm" svg:y="14.702cm" presentation:class="page-number">
        <draw:text-box>
          <text:list text:style-name="ML1">
            <text:list-header>
              <text:p text:style-name="MP10"><text:span text:style-name="MT7"><text:page-number>&lt;number&gt;</text:page-number>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frame presentation:style-name="Mpr9" draw:text-style-name="MP5" draw:layer="backgroundobjects" svg:width="8.255cm" svg:height="1.277cm" svg:x="-0.001cm" svg:y="0cm" presentation:class="header">
          <draw:text-box>
            <text:p/>
          </draw:text-box>
        </draw:frame>
        <draw:frame presentation:style-name="Mpr10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2"><text:date style:data-style-name="D3" text:date-value="2012-11-12">12.11.12</text:date></text:span></text:p>
              </text:list-header>
            </text:list>
          </draw:text-box>
        </draw:frame>
        <draw:page-thumbnail presentation:style-name="Заглавие2-title" draw:layer="backgroundobjects" svg:width="12.7cm" svg:height="9.526cm" svg:x="3.175cm" svg:y="1.904cm" presentation:class="page"/>
        <draw:frame presentation:style-name="Заглавие2-notes" draw:layer="backgroundobjects" svg:width="15.24cm" svg:height="11.431cm" svg:x="1.905cm" svg:y="12.065cm" presentation:class="notes" presentation:placeholder="true">
          <draw:text-box/>
        </draw:frame>
        <draw:frame presentation:style-name="Mpr11" draw:text-style-name="MP5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12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_20_Slide" style:display-name="Title Slide" style:page-layout-name="PM1" draw:style-name="Mdp1">
      <draw:frame draw:name="Picture 7" draw:style-name="Mgr10" draw:text-style-name="MP14" draw:layer="backgroundobjects" svg:width="3.302cm" svg:height="1.806cm" svg:x="20.827cm" svg:y="0.943cm">
        <draw:image xlink:href="Pictures/1000020100000096000000639C07FD4A.png" xlink:type="simple" xlink:show="embed" xlink:actuate="onLoad">
          <text:p/>
        </draw:image>
      </draw:frame>
      <draw:custom-shape draw:name="Rectangle 3" draw:style-name="Mgr11" draw:text-style-name="MP16" draw:layer="backgroundobjects" svg:width="25.408cm" svg:height="1.857cm" svg:x="0cm" svg:y="13.942cm">
        <text:p text:style-name="MP15"><text:span text:style-name="MT8"/></text:p>
        <text:p text:style-name="MP15"><text:span text:style-name="MT8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12" draw:text-style-name="MP14" draw:layer="backgroundobjects" svg:width="2.323cm" svg:height="1.608cm" svg:x="23.076cm" svg:y="13.869cm">
        <draw:image xlink:href="Pictures/10000201000000D8000000B7DF690FF5.png" xlink:type="simple" xlink:show="embed" xlink:actuate="onLoad">
          <text:p/>
        </draw:image>
      </draw:frame>
      <draw:custom-shape draw:name="Rectangle 8" draw:style-name="Mgr13" draw:text-style-name="MP18" draw:layer="backgroundobjects" svg:width="4.867cm" svg:height="0.954cm" svg:x="18.203cm" svg:y="14.22cm">
        <text:p text:style-name="MP17"><text:span text:style-name="MT9">Software &amp; Services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4" presentation:style-name="Mpr13" draw:text-style-name="MP20" draw:layer="backgroundobjects" svg:width="21.589cm" svg:height="3.386cm" svg:x="3.387cm" svg:y="3.862cm" presentation:class="title" presentation:user-transformed="true">
        <draw:text-box>
          <text:p text:style-name="MP19"><text:span text:style-name="MT10">Для правки текста заголовка щелкните мышьюClick to add Title and Subtitle</text:span></text:p>
        </draw:text-box>
      </draw:frame>
      <draw:frame draw:name="Slide Number Placeholder 22" presentation:style-name="Mpr14" draw:text-style-name="MP22" draw:layer="backgroundobjects" svg:width="1.392cm" svg:height="0.526cm" svg:x="0cm" svg:y="15.273cm" presentation:class="page-number" presentation:user-transformed="true">
        <draw:text-box>
          <text:p text:style-name="MP21"><text:span text:style-name="MT11"><text:page-number>&lt;number&gt;</text:page-number></text:span></text:p>
        </draw:text-box>
      </draw:frame>
      <draw:frame presentation:style-name="Title_20_Slide-outline1" draw:layer="backgroundobjects" svg:width="22.351cm" svg:height="9.164cm" svg:x="1.27cm" svg:y="3.696cm" presentation:class="outline" presentation:placeholder="true">
        <draw:text-box/>
      </draw:frame>
      <draw:frame presentation:style-name="Mpr15" draw:text-style-name="MP1" draw:layer="backgroundobjects" svg:width="5.917cm" svg:height="1.089cm" svg:x="1.27cm" svg:y="14.39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23" draw:layer="backgroundobjects" svg:width="8.05cm" svg:height="1.089cm" svg:x="8.686cm" svg:y="14.393cm" presentation:class="footer">
        <draw:text-box>
          <text:p text:style-name="MP23"><text:span text:style-name="MT1"><presentation:footer/></text:span></text:p>
        </draw:text-box>
      </draw:frame>
      <presentation:notes style:page-layout-name="PM2">
        <draw:page-thumbnail presentation:style-name="Title_20_Slide-title" draw:layer="backgroundobjects" svg:width="14.848cm" svg:height="10.954cm" svg:x="3.075cm" svg:y="2.22cm" presentation:class="page"/>
        <draw:frame presentation:style-name="Title_20_Slide-notes" draw:layer="backgroundobjects" svg:width="16.799cm" svg:height="13.145cm" svg:x="2.1cm" svg:y="13.875cm" presentation:class="notes" presentation:placeholder="true">
          <draw:text-box/>
        </draw:frame>
        <draw:frame presentation:style-name="Mpr16" draw:text-style-name="MP1" draw:layer="backgroundobjects" svg:width="9.113cm" svg:height="1.4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6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6cm" svg:x="0cm" svg:y="27.752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6cm" svg:x="11.886cm" svg:y="27.75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7" draw:style-name="Mgr10" draw:text-style-name="MP14" draw:layer="backgroundobjects" svg:width="3.302cm" svg:height="1.806cm" svg:x="20.827cm" svg:y="0.943cm">
        <draw:image xlink:href="Pictures/1000020100000096000000639C07FD4A.png" xlink:type="simple" xlink:show="embed" xlink:actuate="onLoad">
          <text:p/>
        </draw:image>
      </draw:frame>
      <draw:custom-shape draw:name="Rectangle 3" draw:style-name="Mgr14" draw:text-style-name="MP16" draw:layer="backgroundobjects" svg:width="25.408cm" svg:height="1.857cm" svg:x="0cm" svg:y="13.942cm">
        <text:p text:style-name="MP15"><text:span text:style-name="MT8"/></text:p>
        <text:p text:style-name="MP15"><text:span text:style-name="MT8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12" draw:text-style-name="MP14" draw:layer="backgroundobjects" svg:width="2.323cm" svg:height="1.608cm" svg:x="23.076cm" svg:y="13.869cm">
        <draw:image xlink:href="Pictures/10000201000000D8000000B7DF690FF5.png" xlink:type="simple" xlink:show="embed" xlink:actuate="onLoad">
          <text:p/>
        </draw:image>
      </draw:frame>
      <draw:custom-shape draw:name="Rectangle 8" draw:style-name="Mgr15" draw:text-style-name="MP18" draw:layer="backgroundobjects" svg:width="4.867cm" svg:height="0.954cm" svg:x="18.203cm" svg:y="14.22cm">
        <text:p text:style-name="MP17"><text:span text:style-name="MT9">Software &amp; Services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" draw:text-style-name="MP20" draw:layer="backgroundobjects" svg:width="22.863cm" svg:height="2.047cm" svg:x="1.266cm" svg:y="0.365cm" presentation:class="title" presentation:user-transformed="true">
        <draw:text-box>
          <text:p text:style-name="MP19"><text:span text:style-name="MT12">Для правки текста заголовка щелкните мышьюClick to edit Master title style</text:span></text:p>
        </draw:text-box>
      </draw:frame>
      <draw:frame draw:name="Content Placeholder 2" presentation:style-name="Mpr19" draw:text-style-name="MP20" draw:layer="backgroundobjects" svg:width="22.881cm" svg:height="10.982cm" svg:x="1.266cm" svg:y="2.768cm" presentation:class="outline" presentation:user-transformed="true">
        <draw:text-box>
          <text:list text:style-name="ML5">
            <text:list-item>
              <text:p text:style-name="MP24"><text:span text:style-name="MT13">Для правки структуры щелкните мышью</text:span></text:p>
              <text:list>
                <text:list-item>
                  <text:p text:style-name="MP24"><text:span text:style-name="MT13">Второй уровень структуры</text:span></text:p>
                  <text:list>
                    <text:list-item>
                      <text:p text:style-name="MP24"><text:span text:style-name="MT13">Третий уровень структуры</text:span></text:p>
                      <text:list>
                        <text:list-item>
                          <text:p text:style-name="MP24"><text:span text:style-name="MT13">Четвёртый уровень структуры</text:span></text:p>
                          <text:list>
                            <text:list-item>
                              <text:p text:style-name="MP24"><text:span text:style-name="MT13">Пятый уровень структуры</text:span></text:p>
                              <text:list>
                                <text:list-item>
                                  <text:p text:style-name="MP24"><text:span text:style-name="MT13">Шестой уровень структуры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25"><text:span text:style-name="MT13">Седьмой уровень структуры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6"><text:span text:style-name="MT1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p text:style-name="MP27"><text:span text:style-name="MT15">Thir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7"><text:span text:style-name="MT16">Fourth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7"><text:span text:style-name="MT1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22" presentation:style-name="Mpr20" draw:text-style-name="MP22" draw:layer="backgroundobjects" svg:width="1.392cm" svg:height="0.526cm" svg:x="0cm" svg:y="15.273cm" presentation:class="page-number" presentation:user-transformed="true">
        <draw:text-box>
          <text:p text:style-name="MP21"><text:span text:style-name="MT1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0.954cm" svg:x="3.075cm" svg:y="2.22cm" presentation:class="page"/>
        <draw:frame presentation:style-name="Title_20_and_20_Content-notes" draw:layer="backgroundobjects" svg:width="16.799cm" svg:height="13.145cm" svg:x="2.1cm" svg:y="13.875cm" presentation:class="notes" presentation:placeholder="true">
          <draw:text-box/>
        </draw:frame>
        <draw:frame presentation:style-name="Mpr21" draw:text-style-name="MP1" draw:layer="backgroundobjects" svg:width="9.113cm" svg:height="1.4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6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6cm" svg:x="0cm" svg:y="27.752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6cm" svg:x="11.886cm" svg:y="27.75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Blank" style:display-name="Title and Blank" style:page-layout-name="PM1" draw:style-name="Mdp1">
      <draw:frame draw:name="Picture 7" draw:style-name="Mgr10" draw:text-style-name="MP14" draw:layer="backgroundobjects" svg:width="3.302cm" svg:height="1.806cm" svg:x="20.827cm" svg:y="0.943cm">
        <draw:image xlink:href="Pictures/1000020100000096000000639C07FD4A.png" xlink:type="simple" xlink:show="embed" xlink:actuate="onLoad">
          <text:p/>
        </draw:image>
      </draw:frame>
      <draw:custom-shape draw:name="Rectangle 3" draw:style-name="Mgr16" draw:text-style-name="MP16" draw:layer="backgroundobjects" svg:width="25.408cm" svg:height="1.857cm" svg:x="0cm" svg:y="13.942cm">
        <text:p text:style-name="MP15"><text:span text:style-name="MT8"/></text:p>
        <text:p text:style-name="MP15"><text:span text:style-name="MT8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12" draw:text-style-name="MP14" draw:layer="backgroundobjects" svg:width="2.323cm" svg:height="1.608cm" svg:x="23.076cm" svg:y="13.869cm">
        <draw:image xlink:href="Pictures/10000201000000D8000000B7DF690FF5.png" xlink:type="simple" xlink:show="embed" xlink:actuate="onLoad">
          <text:p/>
        </draw:image>
      </draw:frame>
      <draw:custom-shape draw:name="Rectangle 8" draw:style-name="Mgr17" draw:text-style-name="MP18" draw:layer="backgroundobjects" svg:width="4.867cm" svg:height="0.954cm" svg:x="18.203cm" svg:y="14.22cm">
        <text:p text:style-name="MP17"><text:span text:style-name="MT9">Software &amp; Services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0" draw:layer="backgroundobjects" svg:width="22.863cm" svg:height="2.047cm" svg:x="1.266cm" svg:y="0.365cm" presentation:class="title" presentation:user-transformed="true">
        <draw:text-box>
          <text:p text:style-name="MP19"><text:span text:style-name="MT12">Для правки текста заголовка щелкните мышьюClick to edit Master title style</text:span></text:p>
        </draw:text-box>
      </draw:frame>
      <draw:frame draw:name="Footer Placeholder 11" presentation:style-name="Mpr24" draw:text-style-name="MP22" draw:layer="backgroundobjects" svg:width="5.291cm" svg:height="0.526cm" svg:x="2.117cm" svg:y="15.273cm" presentation:class="footer" presentation:user-transformed="true">
        <draw:text-box>
          <text:p/>
        </draw:text-box>
      </draw:frame>
      <draw:frame draw:name="Slide Number Placeholder 22" presentation:style-name="Mpr24" draw:text-style-name="MP22" draw:layer="backgroundobjects" svg:width="1.392cm" svg:height="0.526cm" svg:x="0cm" svg:y="15.273cm" presentation:class="page-number" presentation:user-transformed="true">
        <draw:text-box>
          <text:p text:style-name="MP21"><text:span text:style-name="MT11"><text:page-number>&lt;number&gt;</text:page-number></text:span></text:p>
        </draw:text-box>
      </draw:frame>
      <draw:frame presentation:style-name="Title_20_and_20_Blank-outline1" draw:layer="backgroundobjects" svg:width="22.351cm" svg:height="9.164cm" svg:x="1.27cm" svg:y="3.696cm" presentation:class="outline" presentation:placeholder="true">
        <draw:text-box/>
      </draw:frame>
      <presentation:notes style:page-layout-name="PM2">
        <draw:page-thumbnail presentation:style-name="Title_20_and_20_Blank-title" draw:layer="backgroundobjects" svg:width="12.909cm" svg:height="9.523cm" svg:x="3.07cm" svg:y="1.929cm" presentation:class="page"/>
        <draw:frame presentation:style-name="Title_20_and_20_Blank-notes" draw:layer="backgroundobjects" svg:width="15.239cm" svg:height="11.429cm" svg:x="1.905cm" svg:y="12.064cm" presentation:class="notes" presentation:placeholder="true">
          <draw:text-box/>
        </draw:frame>
        <draw:frame presentation:style-name="Mpr2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draw:frame draw:name="Picture 7" draw:style-name="Mgr10" draw:text-style-name="MP14" draw:layer="backgroundobjects" svg:width="3.302cm" svg:height="1.806cm" svg:x="20.827cm" svg:y="0.943cm">
        <draw:image xlink:href="Pictures/1000020100000096000000639C07FD4A.png" xlink:type="simple" xlink:show="embed" xlink:actuate="onLoad">
          <text:p/>
        </draw:image>
      </draw:frame>
      <draw:custom-shape draw:name="Rectangle 3" draw:style-name="Mgr18" draw:text-style-name="MP16" draw:layer="backgroundobjects" svg:width="25.408cm" svg:height="1.857cm" svg:x="0cm" svg:y="13.942cm">
        <text:p text:style-name="MP15"><text:span text:style-name="MT8"/></text:p>
        <text:p text:style-name="MP15"><text:span text:style-name="MT8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12" draw:text-style-name="MP14" draw:layer="backgroundobjects" svg:width="2.323cm" svg:height="1.608cm" svg:x="23.076cm" svg:y="13.869cm">
        <draw:image xlink:href="Pictures/10000201000000D8000000B7DF690FF5.png" xlink:type="simple" xlink:show="embed" xlink:actuate="onLoad">
          <text:p/>
        </draw:image>
      </draw:frame>
      <draw:custom-shape draw:name="Rectangle 8" draw:style-name="Mgr19" draw:text-style-name="MP18" draw:layer="backgroundobjects" svg:width="4.867cm" svg:height="0.954cm" svg:x="18.203cm" svg:y="14.22cm">
        <text:p text:style-name="MP17"><text:span text:style-name="MT9">Software &amp; Services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12" draw:text-style-name="MP14" draw:layer="backgroundobjects" svg:width="2.323cm" svg:height="1.608cm" svg:x="23.076cm" svg:y="13.869cm">
        <draw:image xlink:href="Pictures/10000201000000D8000000B7DF690FF5.png" xlink:type="simple" xlink:show="embed" xlink:actuate="onLoad">
          <text:p/>
        </draw:image>
      </draw:frame>
      <draw:frame draw:name="Picture 12" draw:style-name="Mgr12" draw:text-style-name="MP14" draw:layer="backgroundobjects" svg:width="12.487cm" svg:height="8.647cm" svg:x="6.35cm" svg:y="2.106cm">
        <draw:image xlink:href="Pictures/10000201000000D8000000B7DF690FF5.png" xlink:type="simple" xlink:show="embed" xlink:actuate="onLoad">
          <text:p/>
        </draw:image>
      </draw:frame>
      <draw:frame draw:name="Picture 2" draw:style-name="Mgr20" draw:text-style-name="MP14" draw:layer="backgroundobjects" svg:width="9.736cm" svg:height="7.379cm" svg:x="7.62cm" svg:y="2.809cm">
        <draw:image xlink:href="Pictures/1000000000000372000003267D50EEF1.jpg" xlink:type="simple" xlink:show="embed" xlink:actuate="onLoad">
          <text:p/>
        </draw:image>
      </draw:frame>
      <draw:frame draw:name="Slide Number Placeholder 22" presentation:style-name="Mpr27" draw:text-style-name="MP22" draw:layer="backgroundobjects" svg:width="1.392cm" svg:height="0.526cm" svg:x="0cm" svg:y="15.273cm" presentation:class="page-number" presentation:user-transformed="true">
        <draw:text-box>
          <text:p text:style-name="MP21"><text:span text:style-name="MT11"><text:page-number>&lt;number&gt;</text:page-number></text:span></text:p>
        </draw:text-box>
      </draw:frame>
      <draw:frame presentation:style-name="_31__5f_Title_20_Slide-title" draw:layer="backgroundobjects" svg:width="22.859cm" svg:height="2.637cm" svg:x="1.27cm" svg:y="0.63cm" presentation:class="title" presentation:placeholder="true">
        <draw:text-box/>
      </draw:frame>
      <draw:frame presentation:style-name="_31__5f_Title_20_Slide-outline1" draw:layer="backgroundobjects" svg:width="22.351cm" svg:height="9.164cm" svg:x="1.27cm" svg:y="3.696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2.909cm" svg:height="9.523cm" svg:x="3.07cm" svg:y="1.929cm" presentation:class="page"/>
        <draw:frame presentation:style-name="_31__5f_Title_20_Slide-notes" draw:layer="backgroundobjects" svg:width="15.239cm" svg:height="11.429cm" svg:x="1.905cm" svg:y="12.064cm" presentation:class="notes" presentation:placeholder="true">
          <draw:text-box/>
        </draw:frame>
        <draw:frame presentation:style-name="Mpr2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ecture03 interpretation</dc:title>
    <meta:initial-creator>Rechistov, Grigory</meta:initial-creator>
    <meta:creation-date>2006-08-16T04:00:00</meta:creation-date>
    <dc:date>2012-11-12T12:48:54.85</dc:date>
    <meta:editing-cycles>606</meta:editing-cycles>
    <meta:editing-duration>P1DT6H51M44S</meta:editing-duration>
    <meta:generator>LibreOffice/3.5$Windows_x86 LibreOffice_project/9cb76c3-dcba98b-297ab39-994e618-0f858f0</meta:generator>
    <meta:document-statistic meta:object-count="348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49cm" svg:stroke-color="#000000" draw:fill="solid" draw:fill-color="#008000" fo:padding-top="0.024cm" fo:padding-bottom="0.024cm" fo:padding-left="0.024cm" fo:padding-right="0.024cm"/>
    </style:style>
    <style:style style:name="gr3" style:family="graphic" style:parent-style-name="standard">
      <style:graphic-properties draw:stroke="solid" svg:stroke-width="0.049cm" svg:stroke-color="#000000" draw:fill="none" fo:padding-top="0.024cm" fo:padding-bottom="0.024cm" fo:padding-left="0.024cm" fo:padding-right="0.02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solid" svg:stroke-width="0.049cm" svg:stroke-color="#000000" draw:fill="solid" draw:fill-color="#ff0000" fo:padding-top="0.024cm" fo:padding-bottom="0.024cm" fo:padding-left="0.024cm" fo:padding-right="0.024cm"/>
    </style:style>
    <style:style style:name="gr6" style:family="graphic" style:parent-style-name="standard">
      <style:graphic-properties draw:stroke="solid" svg:stroke-width="0.151cm" svg:stroke-color="#000000" draw:fill="none" fo:padding-top="0.075cm" fo:padding-bottom="0.075cm" fo:padding-left="0.075cm" fo:padding-right="0.075cm"/>
    </style:style>
    <style:style style:name="gr7" style:family="graphic" style:parent-style-name="standard">
      <style:graphic-properties draw:stroke="solid" svg:stroke-width="0.003cm" svg:stroke-color="#000000" draw:fill="solid" draw:fill-color="#000000" fo:padding-top="0.001cm" fo:padding-bottom="0.001cm" fo:padding-left="0.001cm" fo:padding-right="0.001cm"/>
    </style:style>
    <style:style style:name="gr8" style:family="graphic" style:parent-style-name="standard">
      <style:graphic-properties draw:stroke="solid" svg:stroke-color="#ffffff" draw:fill="solid" draw:fill-color="#ffffff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779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03cm" svg:stroke-color="#ffffff" draw:fill="solid" draw:fill-color="#ffffff" fo:padding-top="0.001cm" fo:padding-bottom="0.001cm" fo:padding-left="0.001cm" fo:padding-right="0.001cm"/>
    </style:style>
    <style:style style:name="gr11" style:family="graphic" style:parent-style-name="standard">
      <style:graphic-properties draw:stroke="solid" svg:stroke-color="#ffffff" draw:fill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48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1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3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6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9cm" fo:padding-top="0cm" fo:padding-bottom="0cm" fo:padding-left="0cm" fo:padding-right="0cm"/>
    </style:style>
    <style:style style:name="gr18" style:family="graphic" style:parent-style-name="standard">
      <style:graphic-properties draw:stroke="solid" svg:stroke-width="0.098cm" svg:stroke-color="#808080" draw:fill="none" fo:padding-top="0.049cm" fo:padding-bottom="0.049cm" fo:padding-left="0.049cm" fo:padding-right="0.049cm"/>
    </style:style>
    <style:style style:name="gr19" style:family="graphic" style:parent-style-name="standard">
      <style:graphic-properties draw:stroke="solid" svg:stroke-width="0.003cm" svg:stroke-color="#808080" draw:fill="solid" draw:fill-color="#808080" fo:padding-top="0.001cm" fo:padding-bottom="0.001cm" fo:padding-left="0.001cm" fo:padding-right="0.001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0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fo:font-family="'DejaVu Sans'" fo:font-size="12pt" style:font-size-asian="12pt" style:font-family-complex="'DejaVu Sans'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9.699cm" svg:height="41.997cm" svg:x="-3.74cm" svg:y="-4.057cm" svg:viewBox="0 0 29700 41998" draw:points="0,0 29700,0 29700,41998 0,41998">
          <text:p/>
        </draw:polygon>
        <draw:polygon draw:style-name="gr2" draw:layer="layout" svg:width="6.102cm" svg:height="1.051cm" svg:x="10.759cm" svg:y="6.441cm" svg:viewBox="0 0 6103 1052" draw:points="0,0 4576,0 6103,526 4576,1052 0,1052 1528,526">
          <text:p/>
        </draw:polygon>
        <draw:polygon draw:style-name="gr3" draw:layer="layout" svg:width="0cm" svg:height="0cm" svg:x="10.759cm" svg:y="6.441cm" svg:viewBox="0 0 0 0" draw:points="0,0">
          <text:p/>
        </draw:polygon>
        <draw:polygon draw:style-name="gr3" draw:layer="layout" svg:width="0cm" svg:height="0cm" svg:x="16.862cm" svg:y="7.493cm" svg:viewBox="0 0 0 0" draw:points="0,0">
          <text:p/>
        </draw:polygon>
        <draw:polygon draw:style-name="gr2" draw:layer="layout" svg:width="6.098cm" svg:height="1.05cm" svg:x="10.862cm" svg:y="7.493cm" svg:viewBox="0 0 6099 1051" draw:points="0,0 4572,0 6099,525 4572,1051 0,1051 1524,525">
          <text:p/>
        </draw:polygon>
        <draw:polygon draw:style-name="gr3" draw:layer="layout" svg:width="0cm" svg:height="0cm" svg:x="10.862cm" svg:y="7.493cm" svg:viewBox="0 0 0 0" draw:points="0,0">
          <text:p/>
        </draw:polygon>
        <draw:polygon draw:style-name="gr3" draw:layer="layout" svg:width="0cm" svg:height="0cm" svg:x="16.961cm" svg:y="8.544cm" svg:viewBox="0 0 0 0" draw:points="0,0">
          <text:p/>
        </draw:polygon>
        <draw:frame draw:style-name="gr4" draw:layer="layout" svg:width="1.975cm" svg:height="2.201cm" svg:x="5.432cm" svg:y="1.439cm">
          <draw:image xlink:href="Pictures/100000000000029C000002B449EFBB49.png" xlink:type="simple" xlink:show="embed" xlink:actuate="onLoad">
            <text:p/>
          </draw:image>
        </draw:frame>
        <draw:polygon draw:style-name="gr2" draw:layer="layout" svg:width="6.098cm" svg:height="1.051cm" svg:x="1.633cm" svg:y="3.841cm" svg:viewBox="0 0 6099 1052" draw:points="0,0 4575,0 6099,526 4575,1052 0,1052 1524,526">
          <text:p/>
        </draw:polygon>
        <draw:polygon draw:style-name="gr3" draw:layer="layout" svg:width="0cm" svg:height="0cm" svg:x="1.633cm" svg:y="3.841cm" svg:viewBox="0 0 0 0" draw:points="0,0">
          <text:p/>
        </draw:polygon>
        <draw:polygon draw:style-name="gr3" draw:layer="layout" svg:width="0cm" svg:height="0cm" svg:x="7.732cm" svg:y="4.893cm" svg:viewBox="0 0 0 0" draw:points="0,0">
          <text:p/>
        </draw:polygon>
        <draw:polygon draw:style-name="gr2" draw:layer="layout" svg:width="6.099cm" svg:height="1.051cm" svg:x="6.233cm" svg:y="3.841cm" svg:viewBox="0 0 6100 1052" draw:points="0,0 4576,0 6100,526 4576,1052 0,1052 1524,526">
          <text:p/>
        </draw:polygon>
        <draw:polygon draw:style-name="gr3" draw:layer="layout" svg:width="0cm" svg:height="0cm" svg:x="6.233cm" svg:y="3.841cm" svg:viewBox="0 0 0 0" draw:points="0,0">
          <text:p/>
        </draw:polygon>
        <draw:polygon draw:style-name="gr3" draw:layer="layout" svg:width="0cm" svg:height="0cm" svg:x="12.333cm" svg:y="4.893cm" svg:viewBox="0 0 0 0" draw:points="0,0">
          <text:p/>
        </draw:polygon>
        <draw:frame draw:style-name="gr4" draw:layer="layout" svg:width="1.975cm" svg:height="2.201cm" svg:x="0.857cm" svg:y="1.439cm">
          <draw:image xlink:href="Pictures/100000000000029C000002B449EFBB49.png" xlink:type="simple" xlink:show="embed" xlink:actuate="onLoad">
            <text:p/>
          </draw:image>
        </draw:frame>
        <draw:frame draw:style-name="gr4" draw:layer="layout" svg:width="1.975cm" svg:height="2.201cm" svg:x="9.659cm" svg:y="1.439cm">
          <draw:image xlink:href="Pictures/100000000000029C000002B4B2D4A695.png" xlink:type="simple" xlink:show="embed" xlink:actuate="onLoad">
            <text:p/>
          </draw:image>
        </draw:frame>
        <draw:frame draw:style-name="gr4" draw:layer="layout" svg:width="3.333cm" svg:height="2cm" svg:x="16.432cm" svg:y="3.64cm">
          <draw:image xlink:href="Pictures/100000000000007E00000074CC645652.png" xlink:type="simple" xlink:show="embed" xlink:actuate="onLoad">
            <text:p/>
          </draw:image>
        </draw:frame>
        <draw:polygon draw:style-name="gr5" draw:layer="layout" svg:width="4.3cm" svg:height="1.051cm" svg:x="10.833cm" svg:y="3.841cm" svg:viewBox="0 0 4301 1052" draw:points="0,0 2759,0 4301,526 2759,1052 0,1052 1538,526">
          <text:p/>
        </draw:polygon>
        <draw:polygon draw:style-name="gr3" draw:layer="layout" svg:width="0cm" svg:height="0cm" svg:x="10.833cm" svg:y="3.841cm" svg:viewBox="0 0 0 0" draw:points="0,0">
          <text:p/>
        </draw:polygon>
        <draw:polygon draw:style-name="gr3" draw:layer="layout" svg:width="0cm" svg:height="0cm" svg:x="15.134cm" svg:y="4.893cm" svg:viewBox="0 0 0 0" draw:points="0,0">
          <text:p/>
        </draw:polygon>
        <draw:path draw:style-name="gr6" draw:layer="layout" svg:width="7.03cm" svg:height="3.077cm" svg:x="11.066cm" svg:y="0.569cm" svg:viewBox="0 0 7031 3078" svg:d="m7031 3078c0-4050-5457-3161-7031-2530">
          <text:p/>
        </draw:path>
        <draw:polygon draw:style-name="gr7" draw:layer="layout" svg:width="0.641cm" svg:height="0.56cm" svg:x="10.646cm" svg:y="0.881cm" svg:viewBox="0 0 642 561" draw:points="0,561 642,343 381,0">
          <text:p/>
        </draw:polygon>
        <draw:polygon draw:style-name="gr2" draw:layer="layout" svg:width="6.098cm" svg:height="1.05cm" svg:x="1.633cm" svg:y="4.893cm" svg:viewBox="0 0 6099 1051" draw:points="0,0 4575,0 6099,525 4575,1051 0,1051 1524,525">
          <text:p/>
        </draw:polygon>
        <draw:polygon draw:style-name="gr3" draw:layer="layout" svg:width="0cm" svg:height="0cm" svg:x="1.633cm" svg:y="4.893cm" svg:viewBox="0 0 0 0" draw:points="0,0">
          <text:p/>
        </draw:polygon>
        <draw:polygon draw:style-name="gr3" draw:layer="layout" svg:width="0cm" svg:height="0cm" svg:x="7.732cm" svg:y="5.944cm" svg:viewBox="0 0 0 0" draw:points="0,0">
          <text:p/>
        </draw:polygon>
        <draw:polygon draw:style-name="gr2" draw:layer="layout" svg:width="6.099cm" svg:height="1.05cm" svg:x="6.233cm" svg:y="4.893cm" svg:viewBox="0 0 6100 1051" draw:points="0,0 4576,0 6100,525 4576,1051 0,1051 1524,525">
          <text:p/>
        </draw:polygon>
        <draw:polygon draw:style-name="gr3" draw:layer="layout" svg:width="0cm" svg:height="0cm" svg:x="6.233cm" svg:y="4.893cm" svg:viewBox="0 0 0 0" draw:points="0,0">
          <text:p/>
        </draw:polygon>
        <draw:polygon draw:style-name="gr3" draw:layer="layout" svg:width="0cm" svg:height="0cm" svg:x="12.333cm" svg:y="5.944cm" svg:viewBox="0 0 0 0" draw:points="0,0">
          <text:p/>
        </draw:polygon>
        <draw:polygon draw:style-name="gr5" draw:layer="layout" svg:width="6.998cm" svg:height="1.05cm" svg:x="10.833cm" svg:y="4.893cm" svg:viewBox="0 0 6999 1051" draw:points="0,0 5458,0 6999,525 5458,1051 0,1051 1542,525">
          <text:p/>
        </draw:polygon>
        <draw:polygon draw:style-name="gr3" draw:layer="layout" svg:width="0cm" svg:height="0cm" svg:x="10.833cm" svg:y="4.893cm" svg:viewBox="0 0 0 0" draw:points="0,0">
          <text:p/>
        </draw:polygon>
        <draw:polygon draw:style-name="gr3" draw:layer="layout" svg:width="0cm" svg:height="0cm" svg:x="17.832cm" svg:y="5.944cm" svg:viewBox="0 0 0 0" draw:points="0,0">
          <text:p/>
        </draw:polygon>
        <draw:polygon draw:style-name="gr8" draw:layer="layout" svg:width="1.099cm" svg:height="0.5cm" svg:x="17.533cm" svg:y="2.642cm" svg:viewBox="0 0 1100 501" draw:points="550,501 0,501 0,0 1100,0 1100,501">
          <text:p/>
        </draw:polygon>
        <draw:frame draw:style-name="gr9" draw:layer="layout" svg:width="4.041cm" svg:height="0.497cm" svg:x="4.907cm" svg:y="-0.079cm">
          <draw:text-box>
            <text:p text:style-name="P1"><text:span text:style-name="T1">Точки сохранения</text:span></text:p>
          </draw:text-box>
        </draw:frame>
        <draw:polygon draw:style-name="gr10" draw:layer="layout" svg:width="5.096cm" svg:height="0.299cm" svg:x="14.633cm" svg:y="0.744cm" svg:viewBox="0 0 5097 300" draw:points="2550,300 0,300 0,0 5097,0 5097,300">
          <text:p/>
        </draw:polygon>
        <draw:polygon draw:style-name="gr11" draw:layer="layout" svg:width="5.096cm" svg:height="0.299cm" svg:x="14.633cm" svg:y="0.744cm" svg:viewBox="0 0 5097 300" draw:points="2550,300 0,300 0,0 5097,0 5097,300">
          <text:p/>
        </draw:polygon>
        <draw:frame draw:style-name="gr12" draw:layer="layout" svg:width="5.742cm" svg:height="0.497cm" svg:x="15.211cm" svg:y="2.644cm">
          <draw:text-box>
            <text:p text:style-name="P1"><text:span text:style-name="T1">Обнаружение нарушения</text:span></text:p>
          </draw:text-box>
        </draw:frame>
        <draw:frame draw:style-name="gr13" draw:layer="layout" svg:width="3.774cm" svg:height="0.497cm" svg:x="15.296cm" svg:y="0.647cm">
          <draw:text-box>
            <text:p text:style-name="P1"><text:span text:style-name="T1">Откат состояния</text:span></text:p>
          </draw:text-box>
        </draw:frame>
        <draw:frame draw:style-name="gr14" draw:layer="layout" svg:width="1.742cm" svg:height="0.497cm" svg:x="-0.011cm" svg:y="4.168cm">
          <draw:text-box>
            <text:p text:style-name="P1"><text:span text:style-name="T1">Поток 1</text:span></text:p>
          </draw:text-box>
        </draw:frame>
        <draw:path draw:style-name="gr6" draw:layer="layout" svg:width="1.29cm" svg:height="5.361cm" svg:x="8.986cm" svg:y="2.543cm" svg:viewBox="0 0 1291 5362" svg:d="m674 0c-752 0-1249 4583 617 5362">
          <text:p/>
        </draw:path>
        <draw:polygon draw:style-name="gr7" draw:layer="layout" svg:width="0.677cm" svg:height="0.423cm" svg:x="10.184cm" svg:y="7.679cm" svg:viewBox="0 0 678 424" draw:points="678,339 85,0 0,424">
          <text:p/>
        </draw:polygon>
        <draw:polygon draw:style-name="gr8" draw:layer="layout" svg:width="3.799cm" svg:height="0.899cm" svg:x="6.561cm" svg:y="6.642cm" svg:viewBox="0 0 3800 900" draw:points="1898,900 0,900 0,0 3800,0 3800,900">
          <text:p/>
        </draw:polygon>
        <draw:frame draw:style-name="gr14" draw:layer="layout" svg:width="1.742cm" svg:height="0.497cm" svg:x="-0.011cm" svg:y="5.219cm">
          <draw:text-box>
            <text:p text:style-name="P1"><text:span text:style-name="T1">Поток 2</text:span></text:p>
          </draw:text-box>
        </draw:frame>
        <draw:frame draw:style-name="gr15" draw:layer="layout" svg:width="3.66cm" svg:height="0.497cm" svg:x="6.632cm" svg:y="6.599cm">
          <draw:text-box>
            <text:p text:style-name="P1"><text:span text:style-name="T1">Восстановление</text:span></text:p>
          </draw:text-box>
        </draw:frame>
        <draw:polygon draw:style-name="gr8" draw:layer="layout" svg:width="2.698cm" svg:height="0.899cm" svg:x="12.361cm" svg:y="7.143cm" svg:viewBox="0 0 2699 900" draw:points="1347,900 0,900 0,0 2699,0 2699,900">
          <text:p/>
        </draw:polygon>
        <draw:frame draw:style-name="gr16" draw:layer="layout" svg:width="2.427cm" svg:height="0.497cm" svg:x="7.249cm" svg:y="7.093cm">
          <draw:text-box>
            <text:p text:style-name="P1"><text:span text:style-name="T1"><text:s/></text:span><text:span text:style-name="T1">состояния</text:span></text:p>
          </draw:text-box>
        </draw:frame>
        <draw:frame draw:style-name="gr17" draw:layer="layout" svg:width="2.529cm" svg:height="0.497cm" svg:x="12.446cm" svg:y="7.096cm">
          <draw:text-box>
            <text:p text:style-name="P1"><text:span text:style-name="T1">Повторное </text:span></text:p>
          </draw:text-box>
        </draw:frame>
        <draw:line draw:style-name="gr18" draw:layer="layout" svg:x1="6.36cm" svg:y1="0.642cm" svg:x2="6.42cm" svg:y2="0.913cm">
          <text:p/>
        </draw:line>
        <draw:polygon draw:style-name="gr19" draw:layer="layout" svg:width="0.437cm" svg:height="0.704cm" svg:x="6.194cm" svg:y="0.836cm" svg:viewBox="0 0 438 705" draw:points="367,705 438,0 0,95">
          <text:p/>
        </draw:polygon>
        <draw:line draw:style-name="gr18" draw:layer="layout" svg:x1="7.358cm" svg:y1="0.642cm" svg:x2="8.703cm" svg:y2="1.421cm">
          <text:p/>
        </draw:line>
        <draw:polygon draw:style-name="gr19" draw:layer="layout" svg:width="0.698cm" svg:height="0.531cm" svg:x="8.561cm" svg:y="1.21cm" svg:viewBox="0 0 699 532" draw:points="699,532 230,0 0,391">
          <text:p/>
        </draw:polygon>
        <draw:line draw:style-name="gr18" draw:layer="layout" svg:x1="5.259cm" svg:y1="0.744cm" svg:x2="4.145cm" svg:y2="1.266cm">
          <text:p/>
        </draw:line>
        <draw:polygon draw:style-name="gr19" draw:layer="layout" svg:width="0.708cm" svg:height="0.489cm" svg:x="3.559cm" svg:y="1.051cm" svg:viewBox="0 0 709 490" draw:points="0,490 709,409 515,0">
          <text:p/>
        </draw:polygon>
        <draw:frame draw:style-name="gr20" draw:layer="layout" svg:width="2.669cm" svg:height="0.497cm" svg:x="12.375cm" svg:y="7.594cm">
          <draw:text-box>
            <text:p text:style-name="P1"><text:span text:style-name="T1">исполнение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19cm" fo:page-height="8.5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